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161in"/>
    </style:style>
    <style:style style:name="co2" style:family="table-column">
      <style:table-column-properties fo:break-before="auto" style:column-width="1.12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42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</table:table>
      <table:table table:name="Bas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Hash operations</text:p>
          </table:table-cell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float" office:value="283454357" calcext:value-type="float">
            <text:p>283454357</text:p>
          </table:table-cell>
          <table:table-cell office:value-type="float" office:value="113184318" calcext:value-type="float">
            <text:p>113184318</text:p>
          </table:table-cell>
          <table:table-cell office:value-type="float" office:value="396638675" calcext:value-type="float">
            <text:p>396638675</text:p>
          </table:table-cell>
          <table:table-cell table:style-name="ce1" table:formula="of:=AVERAGE([.C:.C])" office:value-type="float" office:value="392747777.64" calcext:value-type="float">
            <text:p>3.927E+08</text:p>
          </table:table-cell>
          <table:table-cell table:style-name="ce1" table:formula="of:=STDEV([.C:.C])" office:value-type="float" office:value="5750312.79223769" calcext:value-type="float">
            <text:p>5.750E+06</text:p>
          </table:table-cell>
          <table:table-cell table:style-name="ce2" table:formula="of:=[.E2]/[.D2]*100" office:value-type="float" office:value="1.4641235723321" calcext:value-type="float">
            <text:p>1.46</text:p>
          </table:table-cell>
        </table:table-row>
        <table:table-row table:style-name="ro1">
          <table:table-cell office:value-type="float" office:value="286517974" calcext:value-type="float">
            <text:p>286517974</text:p>
          </table:table-cell>
          <table:table-cell office:value-type="float" office:value="112330264" calcext:value-type="float">
            <text:p>112330264</text:p>
          </table:table-cell>
          <table:table-cell office:value-type="float" office:value="398848238" calcext:value-type="float">
            <text:p>398848238</text:p>
          </table:table-cell>
          <table:table-cell table:number-columns-repeated="3"/>
        </table:table-row>
        <table:table-row table:style-name="ro1">
          <table:table-cell office:value-type="float" office:value="286614330" calcext:value-type="float">
            <text:p>286614330</text:p>
          </table:table-cell>
          <table:table-cell office:value-type="float" office:value="112729822" calcext:value-type="float">
            <text:p>112729822</text:p>
          </table:table-cell>
          <table:table-cell office:value-type="float" office:value="399344152" calcext:value-type="float">
            <text:p>399344152</text:p>
          </table:table-cell>
          <table:table-cell table:number-columns-repeated="3"/>
        </table:table-row>
        <table:table-row table:style-name="ro1">
          <table:table-cell office:value-type="float" office:value="285627427" calcext:value-type="float">
            <text:p>285627427</text:p>
          </table:table-cell>
          <table:table-cell office:value-type="float" office:value="112179998" calcext:value-type="float">
            <text:p>112179998</text:p>
          </table:table-cell>
          <table:table-cell office:value-type="float" office:value="397807425" calcext:value-type="float">
            <text:p>397807425</text:p>
          </table:table-cell>
          <table:table-cell table:number-columns-repeated="3"/>
        </table:table-row>
        <table:table-row table:style-name="ro1">
          <table:table-cell office:value-type="float" office:value="285926705" calcext:value-type="float">
            <text:p>285926705</text:p>
          </table:table-cell>
          <table:table-cell office:value-type="float" office:value="112602798" calcext:value-type="float">
            <text:p>112602798</text:p>
          </table:table-cell>
          <table:table-cell office:value-type="float" office:value="398529503" calcext:value-type="float">
            <text:p>398529503</text:p>
          </table:table-cell>
          <table:table-cell table:number-columns-repeated="3"/>
        </table:table-row>
        <table:table-row table:style-name="ro1">
          <table:table-cell office:value-type="float" office:value="286024141" calcext:value-type="float">
            <text:p>286024141</text:p>
          </table:table-cell>
          <table:table-cell office:value-type="float" office:value="112416172" calcext:value-type="float">
            <text:p>112416172</text:p>
          </table:table-cell>
          <table:table-cell office:value-type="float" office:value="398440313" calcext:value-type="float">
            <text:p>398440313</text:p>
          </table:table-cell>
          <table:table-cell table:number-columns-repeated="3"/>
        </table:table-row>
        <table:table-row table:style-name="ro1">
          <table:table-cell office:value-type="float" office:value="286128728" calcext:value-type="float">
            <text:p>286128728</text:p>
          </table:table-cell>
          <table:table-cell office:value-type="float" office:value="112375488" calcext:value-type="float">
            <text:p>112375488</text:p>
          </table:table-cell>
          <table:table-cell office:value-type="float" office:value="398504216" calcext:value-type="float">
            <text:p>398504216</text:p>
          </table:table-cell>
          <table:table-cell table:number-columns-repeated="3"/>
        </table:table-row>
        <table:table-row table:style-name="ro1">
          <table:table-cell office:value-type="float" office:value="286227696" calcext:value-type="float">
            <text:p>286227696</text:p>
          </table:table-cell>
          <table:table-cell office:value-type="float" office:value="112399050" calcext:value-type="float">
            <text:p>112399050</text:p>
          </table:table-cell>
          <table:table-cell office:value-type="float" office:value="398626746" calcext:value-type="float">
            <text:p>398626746</text:p>
          </table:table-cell>
          <table:table-cell table:number-columns-repeated="3"/>
        </table:table-row>
        <table:table-row table:style-name="ro1">
          <table:table-cell office:value-type="float" office:value="286140968" calcext:value-type="float">
            <text:p>286140968</text:p>
          </table:table-cell>
          <table:table-cell office:value-type="float" office:value="112272322" calcext:value-type="float">
            <text:p>112272322</text:p>
          </table:table-cell>
          <table:table-cell office:value-type="float" office:value="398413290" calcext:value-type="float">
            <text:p>398413290</text:p>
          </table:table-cell>
          <table:table-cell table:number-columns-repeated="3"/>
        </table:table-row>
        <table:table-row table:style-name="ro1">
          <table:table-cell office:value-type="float" office:value="285544919" calcext:value-type="float">
            <text:p>285544919</text:p>
          </table:table-cell>
          <table:table-cell office:value-type="float" office:value="112459399" calcext:value-type="float">
            <text:p>112459399</text:p>
          </table:table-cell>
          <table:table-cell office:value-type="float" office:value="398004318" calcext:value-type="float">
            <text:p>398004318</text:p>
          </table:table-cell>
          <table:table-cell table:number-columns-repeated="3"/>
        </table:table-row>
        <table:table-row table:style-name="ro1">
          <table:table-cell office:value-type="float" office:value="288910166" calcext:value-type="float">
            <text:p>288910166</text:p>
          </table:table-cell>
          <table:table-cell office:value-type="float" office:value="114935337" calcext:value-type="float">
            <text:p>114935337</text:p>
          </table:table-cell>
          <table:table-cell office:value-type="float" office:value="403845503" calcext:value-type="float">
            <text:p>403845503</text:p>
          </table:table-cell>
          <table:table-cell table:number-columns-repeated="3"/>
        </table:table-row>
        <table:table-row table:style-name="ro1">
          <table:table-cell office:value-type="float" office:value="287119214" calcext:value-type="float">
            <text:p>287119214</text:p>
          </table:table-cell>
          <table:table-cell office:value-type="float" office:value="112029844" calcext:value-type="float">
            <text:p>112029844</text:p>
          </table:table-cell>
          <table:table-cell office:value-type="float" office:value="399149058" calcext:value-type="float">
            <text:p>399149058</text:p>
          </table:table-cell>
          <table:table-cell table:number-columns-repeated="3"/>
        </table:table-row>
        <table:table-row table:style-name="ro1">
          <table:table-cell office:value-type="float" office:value="285995579" calcext:value-type="float">
            <text:p>285995579</text:p>
          </table:table-cell>
          <table:table-cell office:value-type="float" office:value="112699751" calcext:value-type="float">
            <text:p>112699751</text:p>
          </table:table-cell>
          <table:table-cell office:value-type="float" office:value="398695330" calcext:value-type="float">
            <text:p>398695330</text:p>
          </table:table-cell>
          <table:table-cell table:number-columns-repeated="3"/>
        </table:table-row>
        <table:table-row table:style-name="ro1">
          <table:table-cell office:value-type="float" office:value="287217841" calcext:value-type="float">
            <text:p>287217841</text:p>
          </table:table-cell>
          <table:table-cell office:value-type="float" office:value="112450253" calcext:value-type="float">
            <text:p>112450253</text:p>
          </table:table-cell>
          <table:table-cell office:value-type="float" office:value="399668094" calcext:value-type="float">
            <text:p>399668094</text:p>
          </table:table-cell>
          <table:table-cell table:number-columns-repeated="3"/>
        </table:table-row>
        <table:table-row table:style-name="ro1">
          <table:table-cell office:value-type="float" office:value="286301836" calcext:value-type="float">
            <text:p>286301836</text:p>
          </table:table-cell>
          <table:table-cell office:value-type="float" office:value="112544303" calcext:value-type="float">
            <text:p>112544303</text:p>
          </table:table-cell>
          <table:table-cell office:value-type="float" office:value="398846139" calcext:value-type="float">
            <text:p>398846139</text:p>
          </table:table-cell>
          <table:table-cell table:number-columns-repeated="3"/>
        </table:table-row>
        <table:table-row table:style-name="ro1">
          <table:table-cell office:value-type="float" office:value="285933698" calcext:value-type="float">
            <text:p>285933698</text:p>
          </table:table-cell>
          <table:table-cell office:value-type="float" office:value="112507558" calcext:value-type="float">
            <text:p>112507558</text:p>
          </table:table-cell>
          <table:table-cell office:value-type="float" office:value="398441256" calcext:value-type="float">
            <text:p>398441256</text:p>
          </table:table-cell>
          <table:table-cell table:number-columns-repeated="3"/>
        </table:table-row>
        <table:table-row table:style-name="ro1">
          <table:table-cell office:value-type="float" office:value="286753013" calcext:value-type="float">
            <text:p>286753013</text:p>
          </table:table-cell>
          <table:table-cell office:value-type="float" office:value="113703402" calcext:value-type="float">
            <text:p>113703402</text:p>
          </table:table-cell>
          <table:table-cell office:value-type="float" office:value="400456415" calcext:value-type="float">
            <text:p>400456415</text:p>
          </table:table-cell>
          <table:table-cell table:number-columns-repeated="3"/>
        </table:table-row>
        <table:table-row table:style-name="ro1">
          <table:table-cell office:value-type="float" office:value="286733585" calcext:value-type="float">
            <text:p>286733585</text:p>
          </table:table-cell>
          <table:table-cell office:value-type="float" office:value="112545277" calcext:value-type="float">
            <text:p>112545277</text:p>
          </table:table-cell>
          <table:table-cell office:value-type="float" office:value="399278862" calcext:value-type="float">
            <text:p>399278862</text:p>
          </table:table-cell>
          <table:table-cell table:number-columns-repeated="3"/>
        </table:table-row>
        <table:table-row table:style-name="ro1">
          <table:table-cell office:value-type="float" office:value="298865818" calcext:value-type="float">
            <text:p>298865818</text:p>
          </table:table-cell>
          <table:table-cell office:value-type="float" office:value="127492331" calcext:value-type="float">
            <text:p>127492331</text:p>
          </table:table-cell>
          <table:table-cell office:value-type="float" office:value="426358149" calcext:value-type="float">
            <text:p>426358149</text:p>
          </table:table-cell>
          <table:table-cell table:number-columns-repeated="3"/>
        </table:table-row>
        <table:table-row table:style-name="ro1">
          <table:table-cell office:value-type="float" office:value="285700119" calcext:value-type="float">
            <text:p>285700119</text:p>
          </table:table-cell>
          <table:table-cell office:value-type="float" office:value="112453585" calcext:value-type="float">
            <text:p>112453585</text:p>
          </table:table-cell>
          <table:table-cell office:value-type="float" office:value="398153704" calcext:value-type="float">
            <text:p>398153704</text:p>
          </table:table-cell>
          <table:table-cell table:number-columns-repeated="3"/>
        </table:table-row>
        <table:table-row table:style-name="ro1">
          <table:table-cell office:value-type="float" office:value="286594180" calcext:value-type="float">
            <text:p>286594180</text:p>
          </table:table-cell>
          <table:table-cell office:value-type="float" office:value="112405750" calcext:value-type="float">
            <text:p>112405750</text:p>
          </table:table-cell>
          <table:table-cell office:value-type="float" office:value="398999930" calcext:value-type="float">
            <text:p>398999930</text:p>
          </table:table-cell>
          <table:table-cell table:number-columns-repeated="3"/>
        </table:table-row>
        <table:table-row table:style-name="ro1">
          <table:table-cell office:value-type="float" office:value="285555265" calcext:value-type="float">
            <text:p>285555265</text:p>
          </table:table-cell>
          <table:table-cell office:value-type="float" office:value="112322086" calcext:value-type="float">
            <text:p>112322086</text:p>
          </table:table-cell>
          <table:table-cell office:value-type="float" office:value="397877351" calcext:value-type="float">
            <text:p>397877351</text:p>
          </table:table-cell>
          <table:table-cell table:number-columns-repeated="3"/>
        </table:table-row>
        <table:table-row table:style-name="ro1">
          <table:table-cell office:value-type="float" office:value="285536601" calcext:value-type="float">
            <text:p>285536601</text:p>
          </table:table-cell>
          <table:table-cell office:value-type="float" office:value="114159064" calcext:value-type="float">
            <text:p>114159064</text:p>
          </table:table-cell>
          <table:table-cell office:value-type="float" office:value="399695665" calcext:value-type="float">
            <text:p>399695665</text:p>
          </table:table-cell>
          <table:table-cell table:number-columns-repeated="3"/>
        </table:table-row>
        <table:table-row table:style-name="ro1">
          <table:table-cell office:value-type="float" office:value="284899283" calcext:value-type="float">
            <text:p>284899283</text:p>
          </table:table-cell>
          <table:table-cell office:value-type="float" office:value="112628885" calcext:value-type="float">
            <text:p>112628885</text:p>
          </table:table-cell>
          <table:table-cell office:value-type="float" office:value="397528168" calcext:value-type="float">
            <text:p>397528168</text:p>
          </table:table-cell>
          <table:table-cell table:number-columns-repeated="3"/>
        </table:table-row>
        <table:table-row table:style-name="ro1">
          <table:table-cell office:value-type="float" office:value="284571441" calcext:value-type="float">
            <text:p>284571441</text:p>
          </table:table-cell>
          <table:table-cell office:value-type="float" office:value="112677217" calcext:value-type="float">
            <text:p>112677217</text:p>
          </table:table-cell>
          <table:table-cell office:value-type="float" office:value="397248658" calcext:value-type="float">
            <text:p>397248658</text:p>
          </table:table-cell>
          <table:table-cell table:number-columns-repeated="3"/>
        </table:table-row>
        <table:table-row table:style-name="ro1">
          <table:table-cell office:value-type="float" office:value="285270146" calcext:value-type="float">
            <text:p>285270146</text:p>
          </table:table-cell>
          <table:table-cell office:value-type="float" office:value="112674073" calcext:value-type="float">
            <text:p>112674073</text:p>
          </table:table-cell>
          <table:table-cell office:value-type="float" office:value="397944219" calcext:value-type="float">
            <text:p>397944219</text:p>
          </table:table-cell>
          <table:table-cell table:number-columns-repeated="3"/>
        </table:table-row>
        <table:table-row table:style-name="ro1">
          <table:table-cell office:value-type="float" office:value="285440355" calcext:value-type="float">
            <text:p>285440355</text:p>
          </table:table-cell>
          <table:table-cell office:value-type="float" office:value="112608047" calcext:value-type="float">
            <text:p>112608047</text:p>
          </table:table-cell>
          <table:table-cell office:value-type="float" office:value="398048402" calcext:value-type="float">
            <text:p>398048402</text:p>
          </table:table-cell>
          <table:table-cell table:number-columns-repeated="3"/>
        </table:table-row>
        <table:table-row table:style-name="ro1">
          <table:table-cell office:value-type="float" office:value="286028706" calcext:value-type="float">
            <text:p>286028706</text:p>
          </table:table-cell>
          <table:table-cell office:value-type="float" office:value="112369477" calcext:value-type="float">
            <text:p>112369477</text:p>
          </table:table-cell>
          <table:table-cell office:value-type="float" office:value="398398183" calcext:value-type="float">
            <text:p>398398183</text:p>
          </table:table-cell>
          <table:table-cell table:number-columns-repeated="3"/>
        </table:table-row>
        <table:table-row table:style-name="ro1">
          <table:table-cell office:value-type="float" office:value="286211051" calcext:value-type="float">
            <text:p>286211051</text:p>
          </table:table-cell>
          <table:table-cell office:value-type="float" office:value="115669837" calcext:value-type="float">
            <text:p>115669837</text:p>
          </table:table-cell>
          <table:table-cell office:value-type="float" office:value="401880888" calcext:value-type="float">
            <text:p>401880888</text:p>
          </table:table-cell>
          <table:table-cell table:number-columns-repeated="3"/>
        </table:table-row>
        <table:table-row table:style-name="ro1">
          <table:table-cell office:value-type="float" office:value="286459958" calcext:value-type="float">
            <text:p>286459958</text:p>
          </table:table-cell>
          <table:table-cell office:value-type="float" office:value="112483382" calcext:value-type="float">
            <text:p>112483382</text:p>
          </table:table-cell>
          <table:table-cell office:value-type="float" office:value="398943340" calcext:value-type="float">
            <text:p>398943340</text:p>
          </table:table-cell>
          <table:table-cell table:number-columns-repeated="3"/>
        </table:table-row>
        <table:table-row table:style-name="ro1">
          <table:table-cell office:value-type="float" office:value="286684400" calcext:value-type="float">
            <text:p>286684400</text:p>
          </table:table-cell>
          <table:table-cell office:value-type="float" office:value="112907808" calcext:value-type="float">
            <text:p>112907808</text:p>
          </table:table-cell>
          <table:table-cell office:value-type="float" office:value="399592208" calcext:value-type="float">
            <text:p>399592208</text:p>
          </table:table-cell>
          <table:table-cell table:number-columns-repeated="3"/>
        </table:table-row>
        <table:table-row table:style-name="ro1">
          <table:table-cell office:value-type="float" office:value="286448748" calcext:value-type="float">
            <text:p>286448748</text:p>
          </table:table-cell>
          <table:table-cell office:value-type="float" office:value="117273354" calcext:value-type="float">
            <text:p>117273354</text:p>
          </table:table-cell>
          <table:table-cell office:value-type="float" office:value="403722102" calcext:value-type="float">
            <text:p>403722102</text:p>
          </table:table-cell>
          <table:table-cell table:number-columns-repeated="3"/>
        </table:table-row>
        <table:table-row table:style-name="ro1">
          <table:table-cell office:value-type="float" office:value="281382157" calcext:value-type="float">
            <text:p>281382157</text:p>
          </table:table-cell>
          <table:table-cell office:value-type="float" office:value="108281996" calcext:value-type="float">
            <text:p>108281996</text:p>
          </table:table-cell>
          <table:table-cell office:value-type="float" office:value="389664153" calcext:value-type="float">
            <text:p>389664153</text:p>
          </table:table-cell>
          <table:table-cell table:number-columns-repeated="3"/>
        </table:table-row>
        <table:table-row table:style-name="ro1">
          <table:table-cell office:value-type="float" office:value="280079070" calcext:value-type="float">
            <text:p>280079070</text:p>
          </table:table-cell>
          <table:table-cell office:value-type="float" office:value="108314640" calcext:value-type="float">
            <text:p>108314640</text:p>
          </table:table-cell>
          <table:table-cell office:value-type="float" office:value="388393710" calcext:value-type="float">
            <text:p>388393710</text:p>
          </table:table-cell>
          <table:table-cell table:number-columns-repeated="3"/>
        </table:table-row>
        <table:table-row table:style-name="ro1">
          <table:table-cell office:value-type="float" office:value="280021729" calcext:value-type="float">
            <text:p>280021729</text:p>
          </table:table-cell>
          <table:table-cell office:value-type="float" office:value="108224487" calcext:value-type="float">
            <text:p>108224487</text:p>
          </table:table-cell>
          <table:table-cell office:value-type="float" office:value="388246216" calcext:value-type="float">
            <text:p>388246216</text:p>
          </table:table-cell>
          <table:table-cell table:number-columns-repeated="3"/>
        </table:table-row>
        <table:table-row table:style-name="ro1">
          <table:table-cell office:value-type="float" office:value="281232203" calcext:value-type="float">
            <text:p>281232203</text:p>
          </table:table-cell>
          <table:table-cell office:value-type="float" office:value="108755941" calcext:value-type="float">
            <text:p>108755941</text:p>
          </table:table-cell>
          <table:table-cell office:value-type="float" office:value="389988144" calcext:value-type="float">
            <text:p>389988144</text:p>
          </table:table-cell>
          <table:table-cell table:number-columns-repeated="3"/>
        </table:table-row>
        <table:table-row table:style-name="ro1">
          <table:table-cell office:value-type="float" office:value="280570325" calcext:value-type="float">
            <text:p>280570325</text:p>
          </table:table-cell>
          <table:table-cell office:value-type="float" office:value="108147881" calcext:value-type="float">
            <text:p>108147881</text:p>
          </table:table-cell>
          <table:table-cell office:value-type="float" office:value="388718206" calcext:value-type="float">
            <text:p>388718206</text:p>
          </table:table-cell>
          <table:table-cell table:number-columns-repeated="3"/>
        </table:table-row>
        <table:table-row table:style-name="ro1">
          <table:table-cell office:value-type="float" office:value="280476224" calcext:value-type="float">
            <text:p>280476224</text:p>
          </table:table-cell>
          <table:table-cell office:value-type="float" office:value="108311399" calcext:value-type="float">
            <text:p>108311399</text:p>
          </table:table-cell>
          <table:table-cell office:value-type="float" office:value="388787623" calcext:value-type="float">
            <text:p>388787623</text:p>
          </table:table-cell>
          <table:table-cell table:number-columns-repeated="3"/>
        </table:table-row>
        <table:table-row table:style-name="ro1">
          <table:table-cell office:value-type="float" office:value="280375042" calcext:value-type="float">
            <text:p>280375042</text:p>
          </table:table-cell>
          <table:table-cell office:value-type="float" office:value="108468246" calcext:value-type="float">
            <text:p>108468246</text:p>
          </table:table-cell>
          <table:table-cell office:value-type="float" office:value="388843288" calcext:value-type="float">
            <text:p>388843288</text:p>
          </table:table-cell>
          <table:table-cell table:number-columns-repeated="3"/>
        </table:table-row>
        <table:table-row table:style-name="ro1">
          <table:table-cell office:value-type="float" office:value="280733571" calcext:value-type="float">
            <text:p>280733571</text:p>
          </table:table-cell>
          <table:table-cell office:value-type="float" office:value="108059553" calcext:value-type="float">
            <text:p>108059553</text:p>
          </table:table-cell>
          <table:table-cell office:value-type="float" office:value="388793124" calcext:value-type="float">
            <text:p>388793124</text:p>
          </table:table-cell>
          <table:table-cell table:number-columns-repeated="3"/>
        </table:table-row>
        <table:table-row table:style-name="ro1">
          <table:table-cell office:value-type="float" office:value="281416374" calcext:value-type="float">
            <text:p>281416374</text:p>
          </table:table-cell>
          <table:table-cell office:value-type="float" office:value="108179601" calcext:value-type="float">
            <text:p>108179601</text:p>
          </table:table-cell>
          <table:table-cell office:value-type="float" office:value="389595975" calcext:value-type="float">
            <text:p>389595975</text:p>
          </table:table-cell>
          <table:table-cell table:number-columns-repeated="3"/>
        </table:table-row>
        <table:table-row table:style-name="ro1">
          <table:table-cell office:value-type="float" office:value="281519315" calcext:value-type="float">
            <text:p>281519315</text:p>
          </table:table-cell>
          <table:table-cell office:value-type="float" office:value="108212736" calcext:value-type="float">
            <text:p>108212736</text:p>
          </table:table-cell>
          <table:table-cell office:value-type="float" office:value="389732051" calcext:value-type="float">
            <text:p>389732051</text:p>
          </table:table-cell>
          <table:table-cell table:number-columns-repeated="3"/>
        </table:table-row>
        <table:table-row table:style-name="ro1">
          <table:table-cell office:value-type="float" office:value="281401641" calcext:value-type="float">
            <text:p>281401641</text:p>
          </table:table-cell>
          <table:table-cell office:value-type="float" office:value="108348414" calcext:value-type="float">
            <text:p>108348414</text:p>
          </table:table-cell>
          <table:table-cell office:value-type="float" office:value="389750055" calcext:value-type="float">
            <text:p>389750055</text:p>
          </table:table-cell>
          <table:table-cell table:number-columns-repeated="3"/>
        </table:table-row>
        <table:table-row table:style-name="ro1">
          <table:table-cell office:value-type="float" office:value="280777449" calcext:value-type="float">
            <text:p>280777449</text:p>
          </table:table-cell>
          <table:table-cell office:value-type="float" office:value="108496006" calcext:value-type="float">
            <text:p>108496006</text:p>
          </table:table-cell>
          <table:table-cell office:value-type="float" office:value="389273455" calcext:value-type="float">
            <text:p>389273455</text:p>
          </table:table-cell>
          <table:table-cell table:number-columns-repeated="3"/>
        </table:table-row>
        <table:table-row table:style-name="ro1">
          <table:table-cell office:value-type="float" office:value="280528284" calcext:value-type="float">
            <text:p>280528284</text:p>
          </table:table-cell>
          <table:table-cell office:value-type="float" office:value="108301683" calcext:value-type="float">
            <text:p>108301683</text:p>
          </table:table-cell>
          <table:table-cell office:value-type="float" office:value="388829967" calcext:value-type="float">
            <text:p>388829967</text:p>
          </table:table-cell>
          <table:table-cell table:number-columns-repeated="3"/>
        </table:table-row>
        <table:table-row table:style-name="ro1">
          <table:table-cell office:value-type="float" office:value="280899439" calcext:value-type="float">
            <text:p>280899439</text:p>
          </table:table-cell>
          <table:table-cell office:value-type="float" office:value="108195264" calcext:value-type="float">
            <text:p>108195264</text:p>
          </table:table-cell>
          <table:table-cell office:value-type="float" office:value="389094703" calcext:value-type="float">
            <text:p>389094703</text:p>
          </table:table-cell>
          <table:table-cell table:number-columns-repeated="3"/>
        </table:table-row>
        <table:table-row table:style-name="ro1">
          <table:table-cell office:value-type="float" office:value="280674517" calcext:value-type="float">
            <text:p>280674517</text:p>
          </table:table-cell>
          <table:table-cell office:value-type="float" office:value="108687724" calcext:value-type="float">
            <text:p>108687724</text:p>
          </table:table-cell>
          <table:table-cell office:value-type="float" office:value="389362241" calcext:value-type="float">
            <text:p>389362241</text:p>
          </table:table-cell>
          <table:table-cell table:number-columns-repeated="3"/>
        </table:table-row>
        <table:table-row table:style-name="ro1">
          <table:table-cell office:value-type="float" office:value="280704871" calcext:value-type="float">
            <text:p>280704871</text:p>
          </table:table-cell>
          <table:table-cell office:value-type="float" office:value="108362876" calcext:value-type="float">
            <text:p>108362876</text:p>
          </table:table-cell>
          <table:table-cell office:value-type="float" office:value="389067747" calcext:value-type="float">
            <text:p>389067747</text:p>
          </table:table-cell>
          <table:table-cell table:number-columns-repeated="3"/>
        </table:table-row>
        <table:table-row table:style-name="ro1">
          <table:table-cell office:value-type="float" office:value="279880317" calcext:value-type="float">
            <text:p>279880317</text:p>
          </table:table-cell>
          <table:table-cell office:value-type="float" office:value="108371639" calcext:value-type="float">
            <text:p>108371639</text:p>
          </table:table-cell>
          <table:table-cell office:value-type="float" office:value="388251956" calcext:value-type="float">
            <text:p>388251956</text:p>
          </table:table-cell>
          <table:table-cell table:number-columns-repeated="3"/>
        </table:table-row>
        <table:table-row table:style-name="ro1">
          <table:table-cell office:value-type="float" office:value="280505188" calcext:value-type="float">
            <text:p>280505188</text:p>
          </table:table-cell>
          <table:table-cell office:value-type="float" office:value="108610295" calcext:value-type="float">
            <text:p>108610295</text:p>
          </table:table-cell>
          <table:table-cell office:value-type="float" office:value="389115483" calcext:value-type="float">
            <text:p>389115483</text:p>
          </table:table-cell>
          <table:table-cell table:number-columns-repeated="3"/>
        </table:table-row>
        <table:table-row table:style-name="ro1">
          <table:table-cell office:value-type="float" office:value="280971383" calcext:value-type="float">
            <text:p>280971383</text:p>
          </table:table-cell>
          <table:table-cell office:value-type="float" office:value="108246815" calcext:value-type="float">
            <text:p>108246815</text:p>
          </table:table-cell>
          <table:table-cell office:value-type="float" office:value="389218198" calcext:value-type="float">
            <text:p>389218198</text:p>
          </table:table-cell>
          <table:table-cell table:number-columns-repeated="3"/>
        </table:table-row>
        <table:table-row table:style-name="ro1">
          <table:table-cell office:value-type="float" office:value="281680483" calcext:value-type="float">
            <text:p>281680483</text:p>
          </table:table-cell>
          <table:table-cell office:value-type="float" office:value="108710534" calcext:value-type="float">
            <text:p>108710534</text:p>
          </table:table-cell>
          <table:table-cell office:value-type="float" office:value="390391017" calcext:value-type="float">
            <text:p>390391017</text:p>
          </table:table-cell>
          <table:table-cell table:number-columns-repeated="3"/>
        </table:table-row>
        <table:table-row table:style-name="ro1">
          <table:table-cell office:value-type="float" office:value="280935927" calcext:value-type="float">
            <text:p>280935927</text:p>
          </table:table-cell>
          <table:table-cell office:value-type="float" office:value="108254960" calcext:value-type="float">
            <text:p>108254960</text:p>
          </table:table-cell>
          <table:table-cell office:value-type="float" office:value="389190887" calcext:value-type="float">
            <text:p>389190887</text:p>
          </table:table-cell>
          <table:table-cell table:number-columns-repeated="3"/>
        </table:table-row>
        <table:table-row table:style-name="ro1">
          <table:table-cell office:value-type="float" office:value="280867517" calcext:value-type="float">
            <text:p>280867517</text:p>
          </table:table-cell>
          <table:table-cell office:value-type="float" office:value="108917109" calcext:value-type="float">
            <text:p>108917109</text:p>
          </table:table-cell>
          <table:table-cell office:value-type="float" office:value="389784626" calcext:value-type="float">
            <text:p>389784626</text:p>
          </table:table-cell>
          <table:table-cell table:number-columns-repeated="3"/>
        </table:table-row>
        <table:table-row table:style-name="ro1">
          <table:table-cell office:value-type="float" office:value="280910938" calcext:value-type="float">
            <text:p>280910938</text:p>
          </table:table-cell>
          <table:table-cell office:value-type="float" office:value="108382514" calcext:value-type="float">
            <text:p>108382514</text:p>
          </table:table-cell>
          <table:table-cell office:value-type="float" office:value="389293452" calcext:value-type="float">
            <text:p>389293452</text:p>
          </table:table-cell>
          <table:table-cell table:number-columns-repeated="3"/>
        </table:table-row>
        <table:table-row table:style-name="ro1">
          <table:table-cell office:value-type="float" office:value="281258147" calcext:value-type="float">
            <text:p>281258147</text:p>
          </table:table-cell>
          <table:table-cell office:value-type="float" office:value="108126618" calcext:value-type="float">
            <text:p>108126618</text:p>
          </table:table-cell>
          <table:table-cell office:value-type="float" office:value="389384765" calcext:value-type="float">
            <text:p>389384765</text:p>
          </table:table-cell>
          <table:table-cell table:number-columns-repeated="3"/>
        </table:table-row>
        <table:table-row table:style-name="ro1">
          <table:table-cell office:value-type="float" office:value="280948567" calcext:value-type="float">
            <text:p>280948567</text:p>
          </table:table-cell>
          <table:table-cell office:value-type="float" office:value="108866934" calcext:value-type="float">
            <text:p>108866934</text:p>
          </table:table-cell>
          <table:table-cell office:value-type="float" office:value="389815501" calcext:value-type="float">
            <text:p>389815501</text:p>
          </table:table-cell>
          <table:table-cell table:number-columns-repeated="3"/>
        </table:table-row>
        <table:table-row table:style-name="ro1">
          <table:table-cell office:value-type="float" office:value="280518543" calcext:value-type="float">
            <text:p>280518543</text:p>
          </table:table-cell>
          <table:table-cell office:value-type="float" office:value="108220933" calcext:value-type="float">
            <text:p>108220933</text:p>
          </table:table-cell>
          <table:table-cell office:value-type="float" office:value="388739476" calcext:value-type="float">
            <text:p>388739476</text:p>
          </table:table-cell>
          <table:table-cell table:number-columns-repeated="3"/>
        </table:table-row>
        <table:table-row table:style-name="ro1">
          <table:table-cell office:value-type="float" office:value="280933534" calcext:value-type="float">
            <text:p>280933534</text:p>
          </table:table-cell>
          <table:table-cell office:value-type="float" office:value="108244174" calcext:value-type="float">
            <text:p>108244174</text:p>
          </table:table-cell>
          <table:table-cell office:value-type="float" office:value="389177708" calcext:value-type="float">
            <text:p>389177708</text:p>
          </table:table-cell>
          <table:table-cell table:number-columns-repeated="3"/>
        </table:table-row>
        <table:table-row table:style-name="ro1">
          <table:table-cell office:value-type="float" office:value="282760537" calcext:value-type="float">
            <text:p>282760537</text:p>
          </table:table-cell>
          <table:table-cell office:value-type="float" office:value="108289800" calcext:value-type="float">
            <text:p>108289800</text:p>
          </table:table-cell>
          <table:table-cell office:value-type="float" office:value="391050337" calcext:value-type="float">
            <text:p>391050337</text:p>
          </table:table-cell>
          <table:table-cell table:number-columns-repeated="3"/>
        </table:table-row>
        <table:table-row table:style-name="ro1">
          <table:table-cell office:value-type="float" office:value="281111609" calcext:value-type="float">
            <text:p>281111609</text:p>
          </table:table-cell>
          <table:table-cell office:value-type="float" office:value="108425070" calcext:value-type="float">
            <text:p>108425070</text:p>
          </table:table-cell>
          <table:table-cell office:value-type="float" office:value="389536679" calcext:value-type="float">
            <text:p>389536679</text:p>
          </table:table-cell>
          <table:table-cell table:number-columns-repeated="3"/>
        </table:table-row>
        <table:table-row table:style-name="ro1">
          <table:table-cell office:value-type="float" office:value="280365372" calcext:value-type="float">
            <text:p>280365372</text:p>
          </table:table-cell>
          <table:table-cell office:value-type="float" office:value="108640591" calcext:value-type="float">
            <text:p>108640591</text:p>
          </table:table-cell>
          <table:table-cell office:value-type="float" office:value="389005963" calcext:value-type="float">
            <text:p>389005963</text:p>
          </table:table-cell>
          <table:table-cell table:number-columns-repeated="3"/>
        </table:table-row>
        <table:table-row table:style-name="ro1">
          <table:table-cell office:value-type="float" office:value="280101134" calcext:value-type="float">
            <text:p>280101134</text:p>
          </table:table-cell>
          <table:table-cell office:value-type="float" office:value="108241920" calcext:value-type="float">
            <text:p>108241920</text:p>
          </table:table-cell>
          <table:table-cell office:value-type="float" office:value="388343054" calcext:value-type="float">
            <text:p>388343054</text:p>
          </table:table-cell>
          <table:table-cell table:number-columns-repeated="3"/>
        </table:table-row>
        <table:table-row table:style-name="ro1">
          <table:table-cell office:value-type="float" office:value="281079051" calcext:value-type="float">
            <text:p>281079051</text:p>
          </table:table-cell>
          <table:table-cell office:value-type="float" office:value="108129192" calcext:value-type="float">
            <text:p>108129192</text:p>
          </table:table-cell>
          <table:table-cell office:value-type="float" office:value="389208243" calcext:value-type="float">
            <text:p>389208243</text:p>
          </table:table-cell>
          <table:table-cell table:number-columns-repeated="3"/>
        </table:table-row>
        <table:table-row table:style-name="ro1">
          <table:table-cell office:value-type="float" office:value="280116839" calcext:value-type="float">
            <text:p>280116839</text:p>
          </table:table-cell>
          <table:table-cell office:value-type="float" office:value="108595476" calcext:value-type="float">
            <text:p>108595476</text:p>
          </table:table-cell>
          <table:table-cell office:value-type="float" office:value="388712315" calcext:value-type="float">
            <text:p>388712315</text:p>
          </table:table-cell>
          <table:table-cell table:number-columns-repeated="3"/>
        </table:table-row>
        <table:table-row table:style-name="ro1">
          <table:table-cell office:value-type="float" office:value="279840360" calcext:value-type="float">
            <text:p>279840360</text:p>
          </table:table-cell>
          <table:table-cell office:value-type="float" office:value="109131546" calcext:value-type="float">
            <text:p>109131546</text:p>
          </table:table-cell>
          <table:table-cell office:value-type="float" office:value="388971906" calcext:value-type="float">
            <text:p>388971906</text:p>
          </table:table-cell>
          <table:table-cell table:number-columns-repeated="3"/>
        </table:table-row>
        <table:table-row table:style-name="ro1">
          <table:table-cell office:value-type="float" office:value="280361060" calcext:value-type="float">
            <text:p>280361060</text:p>
          </table:table-cell>
          <table:table-cell office:value-type="float" office:value="108317032" calcext:value-type="float">
            <text:p>108317032</text:p>
          </table:table-cell>
          <table:table-cell office:value-type="float" office:value="388678092" calcext:value-type="float">
            <text:p>388678092</text:p>
          </table:table-cell>
          <table:table-cell table:number-columns-repeated="3"/>
        </table:table-row>
        <table:table-row table:style-name="ro1">
          <table:table-cell office:value-type="float" office:value="279108567" calcext:value-type="float">
            <text:p>279108567</text:p>
          </table:table-cell>
          <table:table-cell office:value-type="float" office:value="108220035" calcext:value-type="float">
            <text:p>108220035</text:p>
          </table:table-cell>
          <table:table-cell office:value-type="float" office:value="387328602" calcext:value-type="float">
            <text:p>387328602</text:p>
          </table:table-cell>
          <table:table-cell table:number-columns-repeated="3"/>
        </table:table-row>
        <table:table-row table:style-name="ro1">
          <table:table-cell office:value-type="float" office:value="279932382" calcext:value-type="float">
            <text:p>279932382</text:p>
          </table:table-cell>
          <table:table-cell office:value-type="float" office:value="108379951" calcext:value-type="float">
            <text:p>108379951</text:p>
          </table:table-cell>
          <table:table-cell office:value-type="float" office:value="388312333" calcext:value-type="float">
            <text:p>388312333</text:p>
          </table:table-cell>
          <table:table-cell table:number-columns-repeated="3"/>
        </table:table-row>
        <table:table-row table:style-name="ro1">
          <table:table-cell office:value-type="float" office:value="281601742" calcext:value-type="float">
            <text:p>281601742</text:p>
          </table:table-cell>
          <table:table-cell office:value-type="float" office:value="108347241" calcext:value-type="float">
            <text:p>108347241</text:p>
          </table:table-cell>
          <table:table-cell office:value-type="float" office:value="389948983" calcext:value-type="float">
            <text:p>389948983</text:p>
          </table:table-cell>
          <table:table-cell table:number-columns-repeated="3"/>
        </table:table-row>
        <table:table-row table:style-name="ro1">
          <table:table-cell office:value-type="float" office:value="280910822" calcext:value-type="float">
            <text:p>280910822</text:p>
          </table:table-cell>
          <table:table-cell office:value-type="float" office:value="108353442" calcext:value-type="float">
            <text:p>108353442</text:p>
          </table:table-cell>
          <table:table-cell office:value-type="float" office:value="389264264" calcext:value-type="float">
            <text:p>389264264</text:p>
          </table:table-cell>
          <table:table-cell table:number-columns-repeated="3"/>
        </table:table-row>
        <table:table-row table:style-name="ro1">
          <table:table-cell office:value-type="float" office:value="281669537" calcext:value-type="float">
            <text:p>281669537</text:p>
          </table:table-cell>
          <table:table-cell office:value-type="float" office:value="108340472" calcext:value-type="float">
            <text:p>108340472</text:p>
          </table:table-cell>
          <table:table-cell office:value-type="float" office:value="390010009" calcext:value-type="float">
            <text:p>390010009</text:p>
          </table:table-cell>
          <table:table-cell table:number-columns-repeated="3"/>
        </table:table-row>
        <table:table-row table:style-name="ro1">
          <table:table-cell office:value-type="float" office:value="281515269" calcext:value-type="float">
            <text:p>281515269</text:p>
          </table:table-cell>
          <table:table-cell office:value-type="float" office:value="108371338" calcext:value-type="float">
            <text:p>108371338</text:p>
          </table:table-cell>
          <table:table-cell office:value-type="float" office:value="389886607" calcext:value-type="float">
            <text:p>389886607</text:p>
          </table:table-cell>
          <table:table-cell table:number-columns-repeated="3"/>
        </table:table-row>
        <table:table-row table:style-name="ro1">
          <table:table-cell office:value-type="float" office:value="280718404" calcext:value-type="float">
            <text:p>280718404</text:p>
          </table:table-cell>
          <table:table-cell office:value-type="float" office:value="108222162" calcext:value-type="float">
            <text:p>108222162</text:p>
          </table:table-cell>
          <table:table-cell office:value-type="float" office:value="388940566" calcext:value-type="float">
            <text:p>388940566</text:p>
          </table:table-cell>
          <table:table-cell table:number-columns-repeated="3"/>
        </table:table-row>
        <table:table-row table:style-name="ro1">
          <table:table-cell office:value-type="float" office:value="281111494" calcext:value-type="float">
            <text:p>281111494</text:p>
          </table:table-cell>
          <table:table-cell office:value-type="float" office:value="108672610" calcext:value-type="float">
            <text:p>108672610</text:p>
          </table:table-cell>
          <table:table-cell office:value-type="float" office:value="389784104" calcext:value-type="float">
            <text:p>389784104</text:p>
          </table:table-cell>
          <table:table-cell table:number-columns-repeated="3"/>
        </table:table-row>
        <table:table-row table:style-name="ro1">
          <table:table-cell office:value-type="float" office:value="281388197" calcext:value-type="float">
            <text:p>281388197</text:p>
          </table:table-cell>
          <table:table-cell office:value-type="float" office:value="108395752" calcext:value-type="float">
            <text:p>108395752</text:p>
          </table:table-cell>
          <table:table-cell office:value-type="float" office:value="389783949" calcext:value-type="float">
            <text:p>389783949</text:p>
          </table:table-cell>
          <table:table-cell table:number-columns-repeated="3"/>
        </table:table-row>
        <table:table-row table:style-name="ro1">
          <table:table-cell office:value-type="float" office:value="280732611" calcext:value-type="float">
            <text:p>280732611</text:p>
          </table:table-cell>
          <table:table-cell office:value-type="float" office:value="108247039" calcext:value-type="float">
            <text:p>108247039</text:p>
          </table:table-cell>
          <table:table-cell office:value-type="float" office:value="388979650" calcext:value-type="float">
            <text:p>388979650</text:p>
          </table:table-cell>
          <table:table-cell table:number-columns-repeated="3"/>
        </table:table-row>
        <table:table-row table:style-name="ro1">
          <table:table-cell office:value-type="float" office:value="281154500" calcext:value-type="float">
            <text:p>281154500</text:p>
          </table:table-cell>
          <table:table-cell office:value-type="float" office:value="109195926" calcext:value-type="float">
            <text:p>109195926</text:p>
          </table:table-cell>
          <table:table-cell office:value-type="float" office:value="390350426" calcext:value-type="float">
            <text:p>390350426</text:p>
          </table:table-cell>
          <table:table-cell table:number-columns-repeated="3"/>
        </table:table-row>
        <table:table-row table:style-name="ro1">
          <table:table-cell office:value-type="float" office:value="281231340" calcext:value-type="float">
            <text:p>281231340</text:p>
          </table:table-cell>
          <table:table-cell office:value-type="float" office:value="108445625" calcext:value-type="float">
            <text:p>108445625</text:p>
          </table:table-cell>
          <table:table-cell office:value-type="float" office:value="389676965" calcext:value-type="float">
            <text:p>389676965</text:p>
          </table:table-cell>
          <table:table-cell table:number-columns-repeated="3"/>
        </table:table-row>
        <table:table-row table:style-name="ro1">
          <table:table-cell office:value-type="float" office:value="280904998" calcext:value-type="float">
            <text:p>280904998</text:p>
          </table:table-cell>
          <table:table-cell office:value-type="float" office:value="108685049" calcext:value-type="float">
            <text:p>108685049</text:p>
          </table:table-cell>
          <table:table-cell office:value-type="float" office:value="389590047" calcext:value-type="float">
            <text:p>389590047</text:p>
          </table:table-cell>
          <table:table-cell table:number-columns-repeated="3"/>
        </table:table-row>
        <table:table-row table:style-name="ro1">
          <table:table-cell office:value-type="float" office:value="280563541" calcext:value-type="float">
            <text:p>280563541</text:p>
          </table:table-cell>
          <table:table-cell office:value-type="float" office:value="108872596" calcext:value-type="float">
            <text:p>108872596</text:p>
          </table:table-cell>
          <table:table-cell office:value-type="float" office:value="389436137" calcext:value-type="float">
            <text:p>389436137</text:p>
          </table:table-cell>
          <table:table-cell table:number-columns-repeated="3"/>
        </table:table-row>
        <table:table-row table:style-name="ro1">
          <table:table-cell office:value-type="float" office:value="280820596" calcext:value-type="float">
            <text:p>280820596</text:p>
          </table:table-cell>
          <table:table-cell office:value-type="float" office:value="108390307" calcext:value-type="float">
            <text:p>108390307</text:p>
          </table:table-cell>
          <table:table-cell office:value-type="float" office:value="389210903" calcext:value-type="float">
            <text:p>389210903</text:p>
          </table:table-cell>
          <table:table-cell table:number-columns-repeated="3"/>
        </table:table-row>
        <table:table-row table:style-name="ro1">
          <table:table-cell office:value-type="float" office:value="280514999" calcext:value-type="float">
            <text:p>280514999</text:p>
          </table:table-cell>
          <table:table-cell office:value-type="float" office:value="108488329" calcext:value-type="float">
            <text:p>108488329</text:p>
          </table:table-cell>
          <table:table-cell office:value-type="float" office:value="389003328" calcext:value-type="float">
            <text:p>389003328</text:p>
          </table:table-cell>
          <table:table-cell table:number-columns-repeated="3"/>
        </table:table-row>
        <table:table-row table:style-name="ro1">
          <table:table-cell office:value-type="float" office:value="280301927" calcext:value-type="float">
            <text:p>280301927</text:p>
          </table:table-cell>
          <table:table-cell office:value-type="float" office:value="108865884" calcext:value-type="float">
            <text:p>108865884</text:p>
          </table:table-cell>
          <table:table-cell office:value-type="float" office:value="389167811" calcext:value-type="float">
            <text:p>389167811</text:p>
          </table:table-cell>
          <table:table-cell table:number-columns-repeated="3"/>
        </table:table-row>
        <table:table-row table:style-name="ro1">
          <table:table-cell office:value-type="float" office:value="280786137" calcext:value-type="float">
            <text:p>280786137</text:p>
          </table:table-cell>
          <table:table-cell office:value-type="float" office:value="108609626" calcext:value-type="float">
            <text:p>108609626</text:p>
          </table:table-cell>
          <table:table-cell office:value-type="float" office:value="389395763" calcext:value-type="float">
            <text:p>389395763</text:p>
          </table:table-cell>
          <table:table-cell table:number-columns-repeated="3"/>
        </table:table-row>
        <table:table-row table:style-name="ro1">
          <table:table-cell office:value-type="float" office:value="279837991" calcext:value-type="float">
            <text:p>279837991</text:p>
          </table:table-cell>
          <table:table-cell office:value-type="float" office:value="108274875" calcext:value-type="float">
            <text:p>108274875</text:p>
          </table:table-cell>
          <table:table-cell office:value-type="float" office:value="388112866" calcext:value-type="float">
            <text:p>388112866</text:p>
          </table:table-cell>
          <table:table-cell table:number-columns-repeated="3"/>
        </table:table-row>
        <table:table-row table:style-name="ro1">
          <table:table-cell office:value-type="float" office:value="279643144" calcext:value-type="float">
            <text:p>279643144</text:p>
          </table:table-cell>
          <table:table-cell office:value-type="float" office:value="108226483" calcext:value-type="float">
            <text:p>108226483</text:p>
          </table:table-cell>
          <table:table-cell office:value-type="float" office:value="387869627" calcext:value-type="float">
            <text:p>387869627</text:p>
          </table:table-cell>
          <table:table-cell table:number-columns-repeated="3"/>
        </table:table-row>
        <table:table-row table:style-name="ro1">
          <table:table-cell office:value-type="float" office:value="281151891" calcext:value-type="float">
            <text:p>281151891</text:p>
          </table:table-cell>
          <table:table-cell office:value-type="float" office:value="108837324" calcext:value-type="float">
            <text:p>108837324</text:p>
          </table:table-cell>
          <table:table-cell office:value-type="float" office:value="389989215" calcext:value-type="float">
            <text:p>389989215</text:p>
          </table:table-cell>
          <table:table-cell table:number-columns-repeated="3"/>
        </table:table-row>
        <table:table-row table:style-name="ro1">
          <table:table-cell office:value-type="float" office:value="280956885" calcext:value-type="float">
            <text:p>280956885</text:p>
          </table:table-cell>
          <table:table-cell office:value-type="float" office:value="108612865" calcext:value-type="float">
            <text:p>108612865</text:p>
          </table:table-cell>
          <table:table-cell office:value-type="float" office:value="389569750" calcext:value-type="float">
            <text:p>389569750</text:p>
          </table:table-cell>
          <table:table-cell table:number-columns-repeated="3"/>
        </table:table-row>
        <table:table-row table:style-name="ro1">
          <table:table-cell office:value-type="float" office:value="280733353" calcext:value-type="float">
            <text:p>280733353</text:p>
          </table:table-cell>
          <table:table-cell office:value-type="float" office:value="108639178" calcext:value-type="float">
            <text:p>108639178</text:p>
          </table:table-cell>
          <table:table-cell office:value-type="float" office:value="389372531" calcext:value-type="float">
            <text:p>389372531</text:p>
          </table:table-cell>
          <table:table-cell table:number-columns-repeated="3"/>
        </table:table-row>
        <table:table-row table:style-name="ro1">
          <table:table-cell office:value-type="float" office:value="280449385" calcext:value-type="float">
            <text:p>280449385</text:p>
          </table:table-cell>
          <table:table-cell office:value-type="float" office:value="108287339" calcext:value-type="float">
            <text:p>108287339</text:p>
          </table:table-cell>
          <table:table-cell office:value-type="float" office:value="388736724" calcext:value-type="float">
            <text:p>388736724</text:p>
          </table:table-cell>
          <table:table-cell table:number-columns-repeated="3"/>
        </table:table-row>
        <table:table-row table:style-name="ro1">
          <table:table-cell office:value-type="float" office:value="280593127" calcext:value-type="float">
            <text:p>280593127</text:p>
          </table:table-cell>
          <table:table-cell office:value-type="float" office:value="108336134" calcext:value-type="float">
            <text:p>108336134</text:p>
          </table:table-cell>
          <table:table-cell office:value-type="float" office:value="388929261" calcext:value-type="float">
            <text:p>388929261</text:p>
          </table:table-cell>
          <table:table-cell table:number-columns-repeated="3"/>
        </table:table-row>
        <table:table-row table:style-name="ro1">
          <table:table-cell office:value-type="float" office:value="280672761" calcext:value-type="float">
            <text:p>280672761</text:p>
          </table:table-cell>
          <table:table-cell office:value-type="float" office:value="108516502" calcext:value-type="float">
            <text:p>108516502</text:p>
          </table:table-cell>
          <table:table-cell office:value-type="float" office:value="389189263" calcext:value-type="float">
            <text:p>389189263</text:p>
          </table:table-cell>
          <table:table-cell table:number-columns-repeated="3"/>
        </table:table-row>
        <table:table-row table:style-name="ro1">
          <table:table-cell office:value-type="float" office:value="280296617" calcext:value-type="float">
            <text:p>280296617</text:p>
          </table:table-cell>
          <table:table-cell office:value-type="float" office:value="108547401" calcext:value-type="float">
            <text:p>108547401</text:p>
          </table:table-cell>
          <table:table-cell office:value-type="float" office:value="388844018" calcext:value-type="float">
            <text:p>388844018</text:p>
          </table:table-cell>
          <table:table-cell table:number-columns-repeated="3"/>
        </table:table-row>
        <table:table-row table:style-name="ro1">
          <table:table-cell office:value-type="float" office:value="288391637" calcext:value-type="float">
            <text:p>288391637</text:p>
          </table:table-cell>
          <table:table-cell office:value-type="float" office:value="108205125" calcext:value-type="float">
            <text:p>108205125</text:p>
          </table:table-cell>
          <table:table-cell office:value-type="float" office:value="396596762" calcext:value-type="float">
            <text:p>396596762</text:p>
          </table:table-cell>
          <table:table-cell table:number-columns-repeated="3"/>
        </table:table-row>
        <table:table-row table:style-name="ro1">
          <table:table-cell office:value-type="float" office:value="281147932" calcext:value-type="float">
            <text:p>281147932</text:p>
          </table:table-cell>
          <table:table-cell office:value-type="float" office:value="109316232" calcext:value-type="float">
            <text:p>109316232</text:p>
          </table:table-cell>
          <table:table-cell office:value-type="float" office:value="390464164" calcext:value-type="float">
            <text:p>390464164</text:p>
          </table:table-cell>
          <table:table-cell table:number-columns-repeated="3"/>
        </table:table-row>
        <table:table-row table:style-name="ro1">
          <table:table-cell office:value-type="float" office:value="281649924" calcext:value-type="float">
            <text:p>281649924</text:p>
          </table:table-cell>
          <table:table-cell office:value-type="float" office:value="108525751" calcext:value-type="float">
            <text:p>108525751</text:p>
          </table:table-cell>
          <table:table-cell office:value-type="float" office:value="390175675" calcext:value-type="float">
            <text:p>390175675</text:p>
          </table:table-cell>
          <table:table-cell table:number-columns-repeated="3"/>
        </table:table-row>
        <table:table-row table:style-name="ro1">
          <table:table-cell office:value-type="float" office:value="281924160" calcext:value-type="float">
            <text:p>281924160</text:p>
          </table:table-cell>
          <table:table-cell office:value-type="float" office:value="108334093" calcext:value-type="float">
            <text:p>108334093</text:p>
          </table:table-cell>
          <table:table-cell office:value-type="float" office:value="390258253" calcext:value-type="float">
            <text:p>390258253</text:p>
          </table:table-cell>
          <table:table-cell table:number-columns-repeated="3"/>
        </table:table-row>
        <table:table-row table:style-name="ro1">
          <table:table-cell office:value-type="float" office:value="281358077" calcext:value-type="float">
            <text:p>281358077</text:p>
          </table:table-cell>
          <table:table-cell office:value-type="float" office:value="108691518" calcext:value-type="float">
            <text:p>108691518</text:p>
          </table:table-cell>
          <table:table-cell office:value-type="float" office:value="390049595" calcext:value-type="float">
            <text:p>390049595</text:p>
          </table:table-cell>
          <table:table-cell table:number-columns-repeated="3"/>
        </table:table-row>
        <table:table-row table:style-name="ro1">
          <table:table-cell office:value-type="float" office:value="282115697" calcext:value-type="float">
            <text:p>282115697</text:p>
          </table:table-cell>
          <table:table-cell office:value-type="float" office:value="108495100" calcext:value-type="float">
            <text:p>108495100</text:p>
          </table:table-cell>
          <table:table-cell office:value-type="float" office:value="390610797" calcext:value-type="float">
            <text:p>390610797</text:p>
          </table:table-cell>
          <table:table-cell table:number-columns-repeated="3"/>
        </table:table-row>
      </table:table>
      <table:table table:name="StrcmpAVX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Hash operations</text:p>
          </table:table-cell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float" office:value="272167765" calcext:value-type="float">
            <text:p>272167765</text:p>
          </table:table-cell>
          <table:table-cell office:value-type="float" office:value="95960933" calcext:value-type="float">
            <text:p>95960933</text:p>
          </table:table-cell>
          <table:table-cell office:value-type="float" office:value="368128698" calcext:value-type="float">
            <text:p>368128698</text:p>
          </table:table-cell>
          <table:table-cell table:style-name="ce1" table:formula="of:=AVERAGE([.C:.C])" office:value-type="float" office:value="364038834.82" calcext:value-type="float">
            <text:p>3.640E+08</text:p>
          </table:table-cell>
          <table:table-cell table:style-name="ce1" table:formula="of:=STDEV([.C:.C])" office:value-type="float" office:value="5125998.17688815" calcext:value-type="float">
            <text:p>5.126E+06</text:p>
          </table:table-cell>
          <table:table-cell table:style-name="ce2" table:formula="of:=[.E2]/[.D2]*100" office:value-type="float" office:value="1.40809102947017" calcext:value-type="float">
            <text:p>1.41</text:p>
          </table:table-cell>
        </table:table-row>
        <table:table-row table:style-name="ro1">
          <table:table-cell office:value-type="float" office:value="275682311" calcext:value-type="float">
            <text:p>275682311</text:p>
          </table:table-cell>
          <table:table-cell office:value-type="float" office:value="96106114" calcext:value-type="float">
            <text:p>96106114</text:p>
          </table:table-cell>
          <table:table-cell office:value-type="float" office:value="371788425" calcext:value-type="float">
            <text:p>371788425</text:p>
          </table:table-cell>
          <table:table-cell table:number-columns-repeated="3"/>
        </table:table-row>
        <table:table-row table:style-name="ro1">
          <table:table-cell office:value-type="float" office:value="274496901" calcext:value-type="float">
            <text:p>274496901</text:p>
          </table:table-cell>
          <table:table-cell office:value-type="float" office:value="95812672" calcext:value-type="float">
            <text:p>95812672</text:p>
          </table:table-cell>
          <table:table-cell office:value-type="float" office:value="370309573" calcext:value-type="float">
            <text:p>370309573</text:p>
          </table:table-cell>
          <table:table-cell table:number-columns-repeated="3"/>
        </table:table-row>
        <table:table-row table:style-name="ro1">
          <table:table-cell office:value-type="float" office:value="273279730" calcext:value-type="float">
            <text:p>273279730</text:p>
          </table:table-cell>
          <table:table-cell office:value-type="float" office:value="95645324" calcext:value-type="float">
            <text:p>95645324</text:p>
          </table:table-cell>
          <table:table-cell office:value-type="float" office:value="368925054" calcext:value-type="float">
            <text:p>368925054</text:p>
          </table:table-cell>
          <table:table-cell table:number-columns-repeated="3"/>
        </table:table-row>
        <table:table-row table:style-name="ro1">
          <table:table-cell office:value-type="float" office:value="273298857" calcext:value-type="float">
            <text:p>273298857</text:p>
          </table:table-cell>
          <table:table-cell office:value-type="float" office:value="95494601" calcext:value-type="float">
            <text:p>95494601</text:p>
          </table:table-cell>
          <table:table-cell office:value-type="float" office:value="368793458" calcext:value-type="float">
            <text:p>368793458</text:p>
          </table:table-cell>
          <table:table-cell table:number-columns-repeated="3"/>
        </table:table-row>
        <table:table-row table:style-name="ro1">
          <table:table-cell office:value-type="float" office:value="273324212" calcext:value-type="float">
            <text:p>273324212</text:p>
          </table:table-cell>
          <table:table-cell office:value-type="float" office:value="95706477" calcext:value-type="float">
            <text:p>95706477</text:p>
          </table:table-cell>
          <table:table-cell office:value-type="float" office:value="369030689" calcext:value-type="float">
            <text:p>369030689</text:p>
          </table:table-cell>
          <table:table-cell table:number-columns-repeated="3"/>
        </table:table-row>
        <table:table-row table:style-name="ro1">
          <table:table-cell office:value-type="float" office:value="273311599" calcext:value-type="float">
            <text:p>273311599</text:p>
          </table:table-cell>
          <table:table-cell office:value-type="float" office:value="95655119" calcext:value-type="float">
            <text:p>95655119</text:p>
          </table:table-cell>
          <table:table-cell office:value-type="float" office:value="368966718" calcext:value-type="float">
            <text:p>368966718</text:p>
          </table:table-cell>
          <table:table-cell table:number-columns-repeated="3"/>
        </table:table-row>
        <table:table-row table:style-name="ro1">
          <table:table-cell office:value-type="float" office:value="273360971" calcext:value-type="float">
            <text:p>273360971</text:p>
          </table:table-cell>
          <table:table-cell office:value-type="float" office:value="95646953" calcext:value-type="float">
            <text:p>95646953</text:p>
          </table:table-cell>
          <table:table-cell office:value-type="float" office:value="369007924" calcext:value-type="float">
            <text:p>369007924</text:p>
          </table:table-cell>
          <table:table-cell table:number-columns-repeated="3"/>
        </table:table-row>
        <table:table-row table:style-name="ro1">
          <table:table-cell office:value-type="float" office:value="273727097" calcext:value-type="float">
            <text:p>273727097</text:p>
          </table:table-cell>
          <table:table-cell office:value-type="float" office:value="95420645" calcext:value-type="float">
            <text:p>95420645</text:p>
          </table:table-cell>
          <table:table-cell office:value-type="float" office:value="369147742" calcext:value-type="float">
            <text:p>369147742</text:p>
          </table:table-cell>
          <table:table-cell table:number-columns-repeated="3"/>
        </table:table-row>
        <table:table-row table:style-name="ro1">
          <table:table-cell office:value-type="float" office:value="273193724" calcext:value-type="float">
            <text:p>273193724</text:p>
          </table:table-cell>
          <table:table-cell office:value-type="float" office:value="95710870" calcext:value-type="float">
            <text:p>95710870</text:p>
          </table:table-cell>
          <table:table-cell office:value-type="float" office:value="368904594" calcext:value-type="float">
            <text:p>368904594</text:p>
          </table:table-cell>
          <table:table-cell table:number-columns-repeated="3"/>
        </table:table-row>
        <table:table-row table:style-name="ro1">
          <table:table-cell office:value-type="float" office:value="273632599" calcext:value-type="float">
            <text:p>273632599</text:p>
          </table:table-cell>
          <table:table-cell office:value-type="float" office:value="95871290" calcext:value-type="float">
            <text:p>95871290</text:p>
          </table:table-cell>
          <table:table-cell office:value-type="float" office:value="369503889" calcext:value-type="float">
            <text:p>369503889</text:p>
          </table:table-cell>
          <table:table-cell table:number-columns-repeated="3"/>
        </table:table-row>
        <table:table-row table:style-name="ro1">
          <table:table-cell office:value-type="float" office:value="273689727" calcext:value-type="float">
            <text:p>273689727</text:p>
          </table:table-cell>
          <table:table-cell office:value-type="float" office:value="95825678" calcext:value-type="float">
            <text:p>95825678</text:p>
          </table:table-cell>
          <table:table-cell office:value-type="float" office:value="369515405" calcext:value-type="float">
            <text:p>369515405</text:p>
          </table:table-cell>
          <table:table-cell table:number-columns-repeated="3"/>
        </table:table-row>
        <table:table-row table:style-name="ro1">
          <table:table-cell office:value-type="float" office:value="273211931" calcext:value-type="float">
            <text:p>273211931</text:p>
          </table:table-cell>
          <table:table-cell office:value-type="float" office:value="95855498" calcext:value-type="float">
            <text:p>95855498</text:p>
          </table:table-cell>
          <table:table-cell office:value-type="float" office:value="369067429" calcext:value-type="float">
            <text:p>369067429</text:p>
          </table:table-cell>
          <table:table-cell table:number-columns-repeated="3"/>
        </table:table-row>
        <table:table-row table:style-name="ro1">
          <table:table-cell office:value-type="float" office:value="273370988" calcext:value-type="float">
            <text:p>273370988</text:p>
          </table:table-cell>
          <table:table-cell office:value-type="float" office:value="96707739" calcext:value-type="float">
            <text:p>96707739</text:p>
          </table:table-cell>
          <table:table-cell office:value-type="float" office:value="370078727" calcext:value-type="float">
            <text:p>370078727</text:p>
          </table:table-cell>
          <table:table-cell table:number-columns-repeated="3"/>
        </table:table-row>
        <table:table-row table:style-name="ro1">
          <table:table-cell office:value-type="float" office:value="273080244" calcext:value-type="float">
            <text:p>273080244</text:p>
          </table:table-cell>
          <table:table-cell office:value-type="float" office:value="95645907" calcext:value-type="float">
            <text:p>95645907</text:p>
          </table:table-cell>
          <table:table-cell office:value-type="float" office:value="368726151" calcext:value-type="float">
            <text:p>368726151</text:p>
          </table:table-cell>
          <table:table-cell table:number-columns-repeated="3"/>
        </table:table-row>
        <table:table-row table:style-name="ro1">
          <table:table-cell office:value-type="float" office:value="273981153" calcext:value-type="float">
            <text:p>273981153</text:p>
          </table:table-cell>
          <table:table-cell office:value-type="float" office:value="95786637" calcext:value-type="float">
            <text:p>95786637</text:p>
          </table:table-cell>
          <table:table-cell office:value-type="float" office:value="369767790" calcext:value-type="float">
            <text:p>369767790</text:p>
          </table:table-cell>
          <table:table-cell table:number-columns-repeated="3"/>
        </table:table-row>
        <table:table-row table:style-name="ro1">
          <table:table-cell office:value-type="float" office:value="273333328" calcext:value-type="float">
            <text:p>273333328</text:p>
          </table:table-cell>
          <table:table-cell office:value-type="float" office:value="95650217" calcext:value-type="float">
            <text:p>95650217</text:p>
          </table:table-cell>
          <table:table-cell office:value-type="float" office:value="368983545" calcext:value-type="float">
            <text:p>368983545</text:p>
          </table:table-cell>
          <table:table-cell table:number-columns-repeated="3"/>
        </table:table-row>
        <table:table-row table:style-name="ro1">
          <table:table-cell office:value-type="float" office:value="273371366" calcext:value-type="float">
            <text:p>273371366</text:p>
          </table:table-cell>
          <table:table-cell office:value-type="float" office:value="95976925" calcext:value-type="float">
            <text:p>95976925</text:p>
          </table:table-cell>
          <table:table-cell office:value-type="float" office:value="369348291" calcext:value-type="float">
            <text:p>369348291</text:p>
          </table:table-cell>
          <table:table-cell table:number-columns-repeated="3"/>
        </table:table-row>
        <table:table-row table:style-name="ro1">
          <table:table-cell office:value-type="float" office:value="273468916" calcext:value-type="float">
            <text:p>273468916</text:p>
          </table:table-cell>
          <table:table-cell office:value-type="float" office:value="95878987" calcext:value-type="float">
            <text:p>95878987</text:p>
          </table:table-cell>
          <table:table-cell office:value-type="float" office:value="369347903" calcext:value-type="float">
            <text:p>369347903</text:p>
          </table:table-cell>
          <table:table-cell table:number-columns-repeated="3"/>
        </table:table-row>
        <table:table-row table:style-name="ro1">
          <table:table-cell office:value-type="float" office:value="273316497" calcext:value-type="float">
            <text:p>273316497</text:p>
          </table:table-cell>
          <table:table-cell office:value-type="float" office:value="95910343" calcext:value-type="float">
            <text:p>95910343</text:p>
          </table:table-cell>
          <table:table-cell office:value-type="float" office:value="369226840" calcext:value-type="float">
            <text:p>369226840</text:p>
          </table:table-cell>
          <table:table-cell table:number-columns-repeated="3"/>
        </table:table-row>
        <table:table-row table:style-name="ro1">
          <table:table-cell office:value-type="float" office:value="273535979" calcext:value-type="float">
            <text:p>273535979</text:p>
          </table:table-cell>
          <table:table-cell office:value-type="float" office:value="95809476" calcext:value-type="float">
            <text:p>95809476</text:p>
          </table:table-cell>
          <table:table-cell office:value-type="float" office:value="369345455" calcext:value-type="float">
            <text:p>369345455</text:p>
          </table:table-cell>
          <table:table-cell table:number-columns-repeated="3"/>
        </table:table-row>
        <table:table-row table:style-name="ro1">
          <table:table-cell office:value-type="float" office:value="276079139" calcext:value-type="float">
            <text:p>276079139</text:p>
          </table:table-cell>
          <table:table-cell office:value-type="float" office:value="95876914" calcext:value-type="float">
            <text:p>95876914</text:p>
          </table:table-cell>
          <table:table-cell office:value-type="float" office:value="371956053" calcext:value-type="float">
            <text:p>371956053</text:p>
          </table:table-cell>
          <table:table-cell table:number-columns-repeated="3"/>
        </table:table-row>
        <table:table-row table:style-name="ro1">
          <table:table-cell office:value-type="float" office:value="273534660" calcext:value-type="float">
            <text:p>273534660</text:p>
          </table:table-cell>
          <table:table-cell office:value-type="float" office:value="95719611" calcext:value-type="float">
            <text:p>95719611</text:p>
          </table:table-cell>
          <table:table-cell office:value-type="float" office:value="369254271" calcext:value-type="float">
            <text:p>369254271</text:p>
          </table:table-cell>
          <table:table-cell table:number-columns-repeated="3"/>
        </table:table-row>
        <table:table-row table:style-name="ro1">
          <table:table-cell office:value-type="float" office:value="274426179" calcext:value-type="float">
            <text:p>274426179</text:p>
          </table:table-cell>
          <table:table-cell office:value-type="float" office:value="96024299" calcext:value-type="float">
            <text:p>96024299</text:p>
          </table:table-cell>
          <table:table-cell office:value-type="float" office:value="370450478" calcext:value-type="float">
            <text:p>370450478</text:p>
          </table:table-cell>
          <table:table-cell table:number-columns-repeated="3"/>
        </table:table-row>
        <table:table-row table:style-name="ro1">
          <table:table-cell office:value-type="float" office:value="273959374" calcext:value-type="float">
            <text:p>273959374</text:p>
          </table:table-cell>
          <table:table-cell office:value-type="float" office:value="96209507" calcext:value-type="float">
            <text:p>96209507</text:p>
          </table:table-cell>
          <table:table-cell office:value-type="float" office:value="370168881" calcext:value-type="float">
            <text:p>370168881</text:p>
          </table:table-cell>
          <table:table-cell table:number-columns-repeated="3"/>
        </table:table-row>
        <table:table-row table:style-name="ro1">
          <table:table-cell office:value-type="float" office:value="273801612" calcext:value-type="float">
            <text:p>273801612</text:p>
          </table:table-cell>
          <table:table-cell office:value-type="float" office:value="96151234" calcext:value-type="float">
            <text:p>96151234</text:p>
          </table:table-cell>
          <table:table-cell office:value-type="float" office:value="369952846" calcext:value-type="float">
            <text:p>369952846</text:p>
          </table:table-cell>
          <table:table-cell table:number-columns-repeated="3"/>
        </table:table-row>
        <table:table-row table:style-name="ro1">
          <table:table-cell office:value-type="float" office:value="273401898" calcext:value-type="float">
            <text:p>273401898</text:p>
          </table:table-cell>
          <table:table-cell office:value-type="float" office:value="95776648" calcext:value-type="float">
            <text:p>95776648</text:p>
          </table:table-cell>
          <table:table-cell office:value-type="float" office:value="369178546" calcext:value-type="float">
            <text:p>369178546</text:p>
          </table:table-cell>
          <table:table-cell table:number-columns-repeated="3"/>
        </table:table-row>
        <table:table-row table:style-name="ro1">
          <table:table-cell office:value-type="float" office:value="274048163" calcext:value-type="float">
            <text:p>274048163</text:p>
          </table:table-cell>
          <table:table-cell office:value-type="float" office:value="96161125" calcext:value-type="float">
            <text:p>96161125</text:p>
          </table:table-cell>
          <table:table-cell office:value-type="float" office:value="370209288" calcext:value-type="float">
            <text:p>370209288</text:p>
          </table:table-cell>
          <table:table-cell table:number-columns-repeated="3"/>
        </table:table-row>
        <table:table-row table:style-name="ro1">
          <table:table-cell office:value-type="float" office:value="274169582" calcext:value-type="float">
            <text:p>274169582</text:p>
          </table:table-cell>
          <table:table-cell office:value-type="float" office:value="95630346" calcext:value-type="float">
            <text:p>95630346</text:p>
          </table:table-cell>
          <table:table-cell office:value-type="float" office:value="369799928" calcext:value-type="float">
            <text:p>369799928</text:p>
          </table:table-cell>
          <table:table-cell table:number-columns-repeated="3"/>
        </table:table-row>
        <table:table-row table:style-name="ro1">
          <table:table-cell office:value-type="float" office:value="273252217" calcext:value-type="float">
            <text:p>273252217</text:p>
          </table:table-cell>
          <table:table-cell office:value-type="float" office:value="96429644" calcext:value-type="float">
            <text:p>96429644</text:p>
          </table:table-cell>
          <table:table-cell office:value-type="float" office:value="369681861" calcext:value-type="float">
            <text:p>369681861</text:p>
          </table:table-cell>
          <table:table-cell table:number-columns-repeated="3"/>
        </table:table-row>
        <table:table-row table:style-name="ro1">
          <table:table-cell office:value-type="float" office:value="273579912" calcext:value-type="float">
            <text:p>273579912</text:p>
          </table:table-cell>
          <table:table-cell office:value-type="float" office:value="97321707" calcext:value-type="float">
            <text:p>97321707</text:p>
          </table:table-cell>
          <table:table-cell office:value-type="float" office:value="370901619" calcext:value-type="float">
            <text:p>370901619</text:p>
          </table:table-cell>
          <table:table-cell table:number-columns-repeated="3"/>
        </table:table-row>
        <table:table-row table:style-name="ro1">
          <table:table-cell office:value-type="float" office:value="273663999" calcext:value-type="float">
            <text:p>273663999</text:p>
          </table:table-cell>
          <table:table-cell office:value-type="float" office:value="96044518" calcext:value-type="float">
            <text:p>96044518</text:p>
          </table:table-cell>
          <table:table-cell office:value-type="float" office:value="369708517" calcext:value-type="float">
            <text:p>369708517</text:p>
          </table:table-cell>
          <table:table-cell table:number-columns-repeated="3"/>
        </table:table-row>
        <table:table-row table:style-name="ro1">
          <table:table-cell office:value-type="float" office:value="273325890" calcext:value-type="float">
            <text:p>273325890</text:p>
          </table:table-cell>
          <table:table-cell office:value-type="float" office:value="95593888" calcext:value-type="float">
            <text:p>95593888</text:p>
          </table:table-cell>
          <table:table-cell office:value-type="float" office:value="368919778" calcext:value-type="float">
            <text:p>368919778</text:p>
          </table:table-cell>
          <table:table-cell table:number-columns-repeated="3"/>
        </table:table-row>
        <table:table-row table:style-name="ro1">
          <table:table-cell office:value-type="float" office:value="273362235" calcext:value-type="float">
            <text:p>273362235</text:p>
          </table:table-cell>
          <table:table-cell office:value-type="float" office:value="96285510" calcext:value-type="float">
            <text:p>96285510</text:p>
          </table:table-cell>
          <table:table-cell office:value-type="float" office:value="369647745" calcext:value-type="float">
            <text:p>369647745</text:p>
          </table:table-cell>
          <table:table-cell table:number-columns-repeated="3"/>
        </table:table-row>
        <table:table-row table:style-name="ro1">
          <table:table-cell office:value-type="float" office:value="273835611" calcext:value-type="float">
            <text:p>273835611</text:p>
          </table:table-cell>
          <table:table-cell office:value-type="float" office:value="95588663" calcext:value-type="float">
            <text:p>95588663</text:p>
          </table:table-cell>
          <table:table-cell office:value-type="float" office:value="369424274" calcext:value-type="float">
            <text:p>369424274</text:p>
          </table:table-cell>
          <table:table-cell table:number-columns-repeated="3"/>
        </table:table-row>
        <table:table-row table:style-name="ro1">
          <table:table-cell office:value-type="float" office:value="273837477" calcext:value-type="float">
            <text:p>273837477</text:p>
          </table:table-cell>
          <table:table-cell office:value-type="float" office:value="96048741" calcext:value-type="float">
            <text:p>96048741</text:p>
          </table:table-cell>
          <table:table-cell office:value-type="float" office:value="369886218" calcext:value-type="float">
            <text:p>369886218</text:p>
          </table:table-cell>
          <table:table-cell table:number-columns-repeated="3"/>
        </table:table-row>
        <table:table-row table:style-name="ro1">
          <table:table-cell office:value-type="float" office:value="274167885" calcext:value-type="float">
            <text:p>274167885</text:p>
          </table:table-cell>
          <table:table-cell office:value-type="float" office:value="96357534" calcext:value-type="float">
            <text:p>96357534</text:p>
          </table:table-cell>
          <table:table-cell office:value-type="float" office:value="370525419" calcext:value-type="float">
            <text:p>370525419</text:p>
          </table:table-cell>
          <table:table-cell table:number-columns-repeated="3"/>
        </table:table-row>
        <table:table-row table:style-name="ro1">
          <table:table-cell office:value-type="float" office:value="273454680" calcext:value-type="float">
            <text:p>273454680</text:p>
          </table:table-cell>
          <table:table-cell office:value-type="float" office:value="96477928" calcext:value-type="float">
            <text:p>96477928</text:p>
          </table:table-cell>
          <table:table-cell office:value-type="float" office:value="369932608" calcext:value-type="float">
            <text:p>369932608</text:p>
          </table:table-cell>
          <table:table-cell table:number-columns-repeated="3"/>
        </table:table-row>
        <table:table-row table:style-name="ro1">
          <table:table-cell office:value-type="float" office:value="272941475" calcext:value-type="float">
            <text:p>272941475</text:p>
          </table:table-cell>
          <table:table-cell office:value-type="float" office:value="95919813" calcext:value-type="float">
            <text:p>95919813</text:p>
          </table:table-cell>
          <table:table-cell office:value-type="float" office:value="368861288" calcext:value-type="float">
            <text:p>368861288</text:p>
          </table:table-cell>
          <table:table-cell table:number-columns-repeated="3"/>
        </table:table-row>
        <table:table-row table:style-name="ro1">
          <table:table-cell office:value-type="float" office:value="273882841" calcext:value-type="float">
            <text:p>273882841</text:p>
          </table:table-cell>
          <table:table-cell office:value-type="float" office:value="95857455" calcext:value-type="float">
            <text:p>95857455</text:p>
          </table:table-cell>
          <table:table-cell office:value-type="float" office:value="369740296" calcext:value-type="float">
            <text:p>369740296</text:p>
          </table:table-cell>
          <table:table-cell table:number-columns-repeated="3"/>
        </table:table-row>
        <table:table-row table:style-name="ro1">
          <table:table-cell office:value-type="float" office:value="273630111" calcext:value-type="float">
            <text:p>273630111</text:p>
          </table:table-cell>
          <table:table-cell office:value-type="float" office:value="95879028" calcext:value-type="float">
            <text:p>95879028</text:p>
          </table:table-cell>
          <table:table-cell office:value-type="float" office:value="369509139" calcext:value-type="float">
            <text:p>369509139</text:p>
          </table:table-cell>
          <table:table-cell table:number-columns-repeated="3"/>
        </table:table-row>
        <table:table-row table:style-name="ro1">
          <table:table-cell office:value-type="float" office:value="275065266" calcext:value-type="float">
            <text:p>275065266</text:p>
          </table:table-cell>
          <table:table-cell office:value-type="float" office:value="96839127" calcext:value-type="float">
            <text:p>96839127</text:p>
          </table:table-cell>
          <table:table-cell office:value-type="float" office:value="371904393" calcext:value-type="float">
            <text:p>371904393</text:p>
          </table:table-cell>
          <table:table-cell table:number-columns-repeated="3"/>
        </table:table-row>
        <table:table-row table:style-name="ro1">
          <table:table-cell office:value-type="float" office:value="273045963" calcext:value-type="float">
            <text:p>273045963</text:p>
          </table:table-cell>
          <table:table-cell office:value-type="float" office:value="95826658" calcext:value-type="float">
            <text:p>95826658</text:p>
          </table:table-cell>
          <table:table-cell office:value-type="float" office:value="368872621" calcext:value-type="float">
            <text:p>368872621</text:p>
          </table:table-cell>
          <table:table-cell table:number-columns-repeated="3"/>
        </table:table-row>
        <table:table-row table:style-name="ro1">
          <table:table-cell office:value-type="float" office:value="274410901" calcext:value-type="float">
            <text:p>274410901</text:p>
          </table:table-cell>
          <table:table-cell office:value-type="float" office:value="96234420" calcext:value-type="float">
            <text:p>96234420</text:p>
          </table:table-cell>
          <table:table-cell office:value-type="float" office:value="370645321" calcext:value-type="float">
            <text:p>370645321</text:p>
          </table:table-cell>
          <table:table-cell table:number-columns-repeated="3"/>
        </table:table-row>
        <table:table-row table:style-name="ro1">
          <table:table-cell office:value-type="float" office:value="275839882" calcext:value-type="float">
            <text:p>275839882</text:p>
          </table:table-cell>
          <table:table-cell office:value-type="float" office:value="91323952" calcext:value-type="float">
            <text:p>91323952</text:p>
          </table:table-cell>
          <table:table-cell office:value-type="float" office:value="367163834" calcext:value-type="float">
            <text:p>367163834</text:p>
          </table:table-cell>
          <table:table-cell table:number-columns-repeated="3"/>
        </table:table-row>
        <table:table-row table:style-name="ro1">
          <table:table-cell office:value-type="float" office:value="268848147" calcext:value-type="float">
            <text:p>268848147</text:p>
          </table:table-cell>
          <table:table-cell office:value-type="float" office:value="91657863" calcext:value-type="float">
            <text:p>91657863</text:p>
          </table:table-cell>
          <table:table-cell office:value-type="float" office:value="360506010" calcext:value-type="float">
            <text:p>360506010</text:p>
          </table:table-cell>
          <table:table-cell table:number-columns-repeated="3"/>
        </table:table-row>
        <table:table-row table:style-name="ro1">
          <table:table-cell office:value-type="float" office:value="267516431" calcext:value-type="float">
            <text:p>267516431</text:p>
          </table:table-cell>
          <table:table-cell office:value-type="float" office:value="91346261" calcext:value-type="float">
            <text:p>91346261</text:p>
          </table:table-cell>
          <table:table-cell office:value-type="float" office:value="358862692" calcext:value-type="float">
            <text:p>358862692</text:p>
          </table:table-cell>
          <table:table-cell table:number-columns-repeated="3"/>
        </table:table-row>
        <table:table-row table:style-name="ro1">
          <table:table-cell office:value-type="float" office:value="268372014" calcext:value-type="float">
            <text:p>268372014</text:p>
          </table:table-cell>
          <table:table-cell office:value-type="float" office:value="91584455" calcext:value-type="float">
            <text:p>91584455</text:p>
          </table:table-cell>
          <table:table-cell office:value-type="float" office:value="359956469" calcext:value-type="float">
            <text:p>359956469</text:p>
          </table:table-cell>
          <table:table-cell table:number-columns-repeated="3"/>
        </table:table-row>
        <table:table-row table:style-name="ro1">
          <table:table-cell office:value-type="float" office:value="268162392" calcext:value-type="float">
            <text:p>268162392</text:p>
          </table:table-cell>
          <table:table-cell office:value-type="float" office:value="91564786" calcext:value-type="float">
            <text:p>91564786</text:p>
          </table:table-cell>
          <table:table-cell office:value-type="float" office:value="359727178" calcext:value-type="float">
            <text:p>359727178</text:p>
          </table:table-cell>
          <table:table-cell table:number-columns-repeated="3"/>
        </table:table-row>
        <table:table-row table:style-name="ro1">
          <table:table-cell office:value-type="float" office:value="268205326" calcext:value-type="float">
            <text:p>268205326</text:p>
          </table:table-cell>
          <table:table-cell office:value-type="float" office:value="91265802" calcext:value-type="float">
            <text:p>91265802</text:p>
          </table:table-cell>
          <table:table-cell office:value-type="float" office:value="359471128" calcext:value-type="float">
            <text:p>359471128</text:p>
          </table:table-cell>
          <table:table-cell table:number-columns-repeated="3"/>
        </table:table-row>
        <table:table-row table:style-name="ro1">
          <table:table-cell office:value-type="float" office:value="268016474" calcext:value-type="float">
            <text:p>268016474</text:p>
          </table:table-cell>
          <table:table-cell office:value-type="float" office:value="92036440" calcext:value-type="float">
            <text:p>92036440</text:p>
          </table:table-cell>
          <table:table-cell office:value-type="float" office:value="360052914" calcext:value-type="float">
            <text:p>360052914</text:p>
          </table:table-cell>
          <table:table-cell table:number-columns-repeated="3"/>
        </table:table-row>
        <table:table-row table:style-name="ro1">
          <table:table-cell office:value-type="float" office:value="267756318" calcext:value-type="float">
            <text:p>267756318</text:p>
          </table:table-cell>
          <table:table-cell office:value-type="float" office:value="91434355" calcext:value-type="float">
            <text:p>91434355</text:p>
          </table:table-cell>
          <table:table-cell office:value-type="float" office:value="359190673" calcext:value-type="float">
            <text:p>359190673</text:p>
          </table:table-cell>
          <table:table-cell table:number-columns-repeated="3"/>
        </table:table-row>
        <table:table-row table:style-name="ro1">
          <table:table-cell office:value-type="float" office:value="268139336" calcext:value-type="float">
            <text:p>268139336</text:p>
          </table:table-cell>
          <table:table-cell office:value-type="float" office:value="91822962" calcext:value-type="float">
            <text:p>91822962</text:p>
          </table:table-cell>
          <table:table-cell office:value-type="float" office:value="359962298" calcext:value-type="float">
            <text:p>359962298</text:p>
          </table:table-cell>
          <table:table-cell table:number-columns-repeated="3"/>
        </table:table-row>
        <table:table-row table:style-name="ro1">
          <table:table-cell office:value-type="float" office:value="267830986" calcext:value-type="float">
            <text:p>267830986</text:p>
          </table:table-cell>
          <table:table-cell office:value-type="float" office:value="92035012" calcext:value-type="float">
            <text:p>92035012</text:p>
          </table:table-cell>
          <table:table-cell office:value-type="float" office:value="359865998" calcext:value-type="float">
            <text:p>359865998</text:p>
          </table:table-cell>
          <table:table-cell table:number-columns-repeated="3"/>
        </table:table-row>
        <table:table-row table:style-name="ro1">
          <table:table-cell office:value-type="float" office:value="269074855" calcext:value-type="float">
            <text:p>269074855</text:p>
          </table:table-cell>
          <table:table-cell office:value-type="float" office:value="91369307" calcext:value-type="float">
            <text:p>91369307</text:p>
          </table:table-cell>
          <table:table-cell office:value-type="float" office:value="360444162" calcext:value-type="float">
            <text:p>360444162</text:p>
          </table:table-cell>
          <table:table-cell table:number-columns-repeated="3"/>
        </table:table-row>
        <table:table-row table:style-name="ro1">
          <table:table-cell office:value-type="float" office:value="268626450" calcext:value-type="float">
            <text:p>268626450</text:p>
          </table:table-cell>
          <table:table-cell office:value-type="float" office:value="91686989" calcext:value-type="float">
            <text:p>91686989</text:p>
          </table:table-cell>
          <table:table-cell office:value-type="float" office:value="360313439" calcext:value-type="float">
            <text:p>360313439</text:p>
          </table:table-cell>
          <table:table-cell table:number-columns-repeated="3"/>
        </table:table-row>
        <table:table-row table:style-name="ro1">
          <table:table-cell office:value-type="float" office:value="267687412" calcext:value-type="float">
            <text:p>267687412</text:p>
          </table:table-cell>
          <table:table-cell office:value-type="float" office:value="92846281" calcext:value-type="float">
            <text:p>92846281</text:p>
          </table:table-cell>
          <table:table-cell office:value-type="float" office:value="360533693" calcext:value-type="float">
            <text:p>360533693</text:p>
          </table:table-cell>
          <table:table-cell table:number-columns-repeated="3"/>
        </table:table-row>
        <table:table-row table:style-name="ro1">
          <table:table-cell office:value-type="float" office:value="267670797" calcext:value-type="float">
            <text:p>267670797</text:p>
          </table:table-cell>
          <table:table-cell office:value-type="float" office:value="91507384" calcext:value-type="float">
            <text:p>91507384</text:p>
          </table:table-cell>
          <table:table-cell office:value-type="float" office:value="359178181" calcext:value-type="float">
            <text:p>359178181</text:p>
          </table:table-cell>
          <table:table-cell table:number-columns-repeated="3"/>
        </table:table-row>
        <table:table-row table:style-name="ro1">
          <table:table-cell office:value-type="float" office:value="268179636" calcext:value-type="float">
            <text:p>268179636</text:p>
          </table:table-cell>
          <table:table-cell office:value-type="float" office:value="91313164" calcext:value-type="float">
            <text:p>91313164</text:p>
          </table:table-cell>
          <table:table-cell office:value-type="float" office:value="359492800" calcext:value-type="float">
            <text:p>359492800</text:p>
          </table:table-cell>
          <table:table-cell table:number-columns-repeated="3"/>
        </table:table-row>
        <table:table-row table:style-name="ro1">
          <table:table-cell office:value-type="float" office:value="267622339" calcext:value-type="float">
            <text:p>267622339</text:p>
          </table:table-cell>
          <table:table-cell office:value-type="float" office:value="91524731" calcext:value-type="float">
            <text:p>91524731</text:p>
          </table:table-cell>
          <table:table-cell office:value-type="float" office:value="359147070" calcext:value-type="float">
            <text:p>359147070</text:p>
          </table:table-cell>
          <table:table-cell table:number-columns-repeated="3"/>
        </table:table-row>
        <table:table-row table:style-name="ro1">
          <table:table-cell office:value-type="float" office:value="267436016" calcext:value-type="float">
            <text:p>267436016</text:p>
          </table:table-cell>
          <table:table-cell office:value-type="float" office:value="91387857" calcext:value-type="float">
            <text:p>91387857</text:p>
          </table:table-cell>
          <table:table-cell office:value-type="float" office:value="358823873" calcext:value-type="float">
            <text:p>358823873</text:p>
          </table:table-cell>
          <table:table-cell table:number-columns-repeated="3"/>
        </table:table-row>
        <table:table-row table:style-name="ro1">
          <table:table-cell office:value-type="float" office:value="267641191" calcext:value-type="float">
            <text:p>267641191</text:p>
          </table:table-cell>
          <table:table-cell office:value-type="float" office:value="91308853" calcext:value-type="float">
            <text:p>91308853</text:p>
          </table:table-cell>
          <table:table-cell office:value-type="float" office:value="358950044" calcext:value-type="float">
            <text:p>358950044</text:p>
          </table:table-cell>
          <table:table-cell table:number-columns-repeated="3"/>
        </table:table-row>
        <table:table-row table:style-name="ro1">
          <table:table-cell office:value-type="float" office:value="267856669" calcext:value-type="float">
            <text:p>267856669</text:p>
          </table:table-cell>
          <table:table-cell office:value-type="float" office:value="92239235" calcext:value-type="float">
            <text:p>92239235</text:p>
          </table:table-cell>
          <table:table-cell office:value-type="float" office:value="360095904" calcext:value-type="float">
            <text:p>360095904</text:p>
          </table:table-cell>
          <table:table-cell table:number-columns-repeated="3"/>
        </table:table-row>
        <table:table-row table:style-name="ro1">
          <table:table-cell office:value-type="float" office:value="268113669" calcext:value-type="float">
            <text:p>268113669</text:p>
          </table:table-cell>
          <table:table-cell office:value-type="float" office:value="91843800" calcext:value-type="float">
            <text:p>91843800</text:p>
          </table:table-cell>
          <table:table-cell office:value-type="float" office:value="359957469" calcext:value-type="float">
            <text:p>359957469</text:p>
          </table:table-cell>
          <table:table-cell table:number-columns-repeated="3"/>
        </table:table-row>
        <table:table-row table:style-name="ro1">
          <table:table-cell office:value-type="float" office:value="268175287" calcext:value-type="float">
            <text:p>268175287</text:p>
          </table:table-cell>
          <table:table-cell office:value-type="float" office:value="91395031" calcext:value-type="float">
            <text:p>91395031</text:p>
          </table:table-cell>
          <table:table-cell office:value-type="float" office:value="359570318" calcext:value-type="float">
            <text:p>359570318</text:p>
          </table:table-cell>
          <table:table-cell table:number-columns-repeated="3"/>
        </table:table-row>
        <table:table-row table:style-name="ro1">
          <table:table-cell office:value-type="float" office:value="268573513" calcext:value-type="float">
            <text:p>268573513</text:p>
          </table:table-cell>
          <table:table-cell office:value-type="float" office:value="91465438" calcext:value-type="float">
            <text:p>91465438</text:p>
          </table:table-cell>
          <table:table-cell office:value-type="float" office:value="360038951" calcext:value-type="float">
            <text:p>360038951</text:p>
          </table:table-cell>
          <table:table-cell table:number-columns-repeated="3"/>
        </table:table-row>
        <table:table-row table:style-name="ro1">
          <table:table-cell office:value-type="float" office:value="268634079" calcext:value-type="float">
            <text:p>268634079</text:p>
          </table:table-cell>
          <table:table-cell office:value-type="float" office:value="91539998" calcext:value-type="float">
            <text:p>91539998</text:p>
          </table:table-cell>
          <table:table-cell office:value-type="float" office:value="360174077" calcext:value-type="float">
            <text:p>360174077</text:p>
          </table:table-cell>
          <table:table-cell table:number-columns-repeated="3"/>
        </table:table-row>
        <table:table-row table:style-name="ro1">
          <table:table-cell office:value-type="float" office:value="267946722" calcext:value-type="float">
            <text:p>267946722</text:p>
          </table:table-cell>
          <table:table-cell office:value-type="float" office:value="91806065" calcext:value-type="float">
            <text:p>91806065</text:p>
          </table:table-cell>
          <table:table-cell office:value-type="float" office:value="359752787" calcext:value-type="float">
            <text:p>359752787</text:p>
          </table:table-cell>
          <table:table-cell table:number-columns-repeated="3"/>
        </table:table-row>
        <table:table-row table:style-name="ro1">
          <table:table-cell office:value-type="float" office:value="267518819" calcext:value-type="float">
            <text:p>267518819</text:p>
          </table:table-cell>
          <table:table-cell office:value-type="float" office:value="91483552" calcext:value-type="float">
            <text:p>91483552</text:p>
          </table:table-cell>
          <table:table-cell office:value-type="float" office:value="359002371" calcext:value-type="float">
            <text:p>359002371</text:p>
          </table:table-cell>
          <table:table-cell table:number-columns-repeated="3"/>
        </table:table-row>
        <table:table-row table:style-name="ro1">
          <table:table-cell office:value-type="float" office:value="268500929" calcext:value-type="float">
            <text:p>268500929</text:p>
          </table:table-cell>
          <table:table-cell office:value-type="float" office:value="91575487" calcext:value-type="float">
            <text:p>91575487</text:p>
          </table:table-cell>
          <table:table-cell office:value-type="float" office:value="360076416" calcext:value-type="float">
            <text:p>360076416</text:p>
          </table:table-cell>
          <table:table-cell table:number-columns-repeated="3"/>
        </table:table-row>
        <table:table-row table:style-name="ro1">
          <table:table-cell office:value-type="float" office:value="267680889" calcext:value-type="float">
            <text:p>267680889</text:p>
          </table:table-cell>
          <table:table-cell office:value-type="float" office:value="91790079" calcext:value-type="float">
            <text:p>91790079</text:p>
          </table:table-cell>
          <table:table-cell office:value-type="float" office:value="359470968" calcext:value-type="float">
            <text:p>359470968</text:p>
          </table:table-cell>
          <table:table-cell table:number-columns-repeated="3"/>
        </table:table-row>
        <table:table-row table:style-name="ro1">
          <table:table-cell office:value-type="float" office:value="268420491" calcext:value-type="float">
            <text:p>268420491</text:p>
          </table:table-cell>
          <table:table-cell office:value-type="float" office:value="91444128" calcext:value-type="float">
            <text:p>91444128</text:p>
          </table:table-cell>
          <table:table-cell office:value-type="float" office:value="359864619" calcext:value-type="float">
            <text:p>359864619</text:p>
          </table:table-cell>
          <table:table-cell table:number-columns-repeated="3"/>
        </table:table-row>
        <table:table-row table:style-name="ro1">
          <table:table-cell office:value-type="float" office:value="268324038" calcext:value-type="float">
            <text:p>268324038</text:p>
          </table:table-cell>
          <table:table-cell office:value-type="float" office:value="91432808" calcext:value-type="float">
            <text:p>91432808</text:p>
          </table:table-cell>
          <table:table-cell office:value-type="float" office:value="359756846" calcext:value-type="float">
            <text:p>359756846</text:p>
          </table:table-cell>
          <table:table-cell table:number-columns-repeated="3"/>
        </table:table-row>
        <table:table-row table:style-name="ro1">
          <table:table-cell office:value-type="float" office:value="267721329" calcext:value-type="float">
            <text:p>267721329</text:p>
          </table:table-cell>
          <table:table-cell office:value-type="float" office:value="91394149" calcext:value-type="float">
            <text:p>91394149</text:p>
          </table:table-cell>
          <table:table-cell office:value-type="float" office:value="359115478" calcext:value-type="float">
            <text:p>359115478</text:p>
          </table:table-cell>
          <table:table-cell table:number-columns-repeated="3"/>
        </table:table-row>
        <table:table-row table:style-name="ro1">
          <table:table-cell office:value-type="float" office:value="268740103" calcext:value-type="float">
            <text:p>268740103</text:p>
          </table:table-cell>
          <table:table-cell office:value-type="float" office:value="92008301" calcext:value-type="float">
            <text:p>92008301</text:p>
          </table:table-cell>
          <table:table-cell office:value-type="float" office:value="360748404" calcext:value-type="float">
            <text:p>360748404</text:p>
          </table:table-cell>
          <table:table-cell table:number-columns-repeated="3"/>
        </table:table-row>
        <table:table-row table:style-name="ro1">
          <table:table-cell office:value-type="float" office:value="267391030" calcext:value-type="float">
            <text:p>267391030</text:p>
          </table:table-cell>
          <table:table-cell office:value-type="float" office:value="91399581" calcext:value-type="float">
            <text:p>91399581</text:p>
          </table:table-cell>
          <table:table-cell office:value-type="float" office:value="358790611" calcext:value-type="float">
            <text:p>358790611</text:p>
          </table:table-cell>
          <table:table-cell table:number-columns-repeated="3"/>
        </table:table-row>
        <table:table-row table:style-name="ro1">
          <table:table-cell office:value-type="float" office:value="268035522" calcext:value-type="float">
            <text:p>268035522</text:p>
          </table:table-cell>
          <table:table-cell office:value-type="float" office:value="91233893" calcext:value-type="float">
            <text:p>91233893</text:p>
          </table:table-cell>
          <table:table-cell office:value-type="float" office:value="359269415" calcext:value-type="float">
            <text:p>359269415</text:p>
          </table:table-cell>
          <table:table-cell table:number-columns-repeated="3"/>
        </table:table-row>
        <table:table-row table:style-name="ro1">
          <table:table-cell office:value-type="float" office:value="267377219" calcext:value-type="float">
            <text:p>267377219</text:p>
          </table:table-cell>
          <table:table-cell office:value-type="float" office:value="91384388" calcext:value-type="float">
            <text:p>91384388</text:p>
          </table:table-cell>
          <table:table-cell office:value-type="float" office:value="358761607" calcext:value-type="float">
            <text:p>358761607</text:p>
          </table:table-cell>
          <table:table-cell table:number-columns-repeated="3"/>
        </table:table-row>
        <table:table-row table:style-name="ro1">
          <table:table-cell office:value-type="float" office:value="267181293" calcext:value-type="float">
            <text:p>267181293</text:p>
          </table:table-cell>
          <table:table-cell office:value-type="float" office:value="91411226" calcext:value-type="float">
            <text:p>91411226</text:p>
          </table:table-cell>
          <table:table-cell office:value-type="float" office:value="358592519" calcext:value-type="float">
            <text:p>358592519</text:p>
          </table:table-cell>
          <table:table-cell table:number-columns-repeated="3"/>
        </table:table-row>
        <table:table-row table:style-name="ro1">
          <table:table-cell office:value-type="float" office:value="266752324" calcext:value-type="float">
            <text:p>266752324</text:p>
          </table:table-cell>
          <table:table-cell office:value-type="float" office:value="91507140" calcext:value-type="float">
            <text:p>91507140</text:p>
          </table:table-cell>
          <table:table-cell office:value-type="float" office:value="358259464" calcext:value-type="float">
            <text:p>358259464</text:p>
          </table:table-cell>
          <table:table-cell table:number-columns-repeated="3"/>
        </table:table-row>
        <table:table-row table:style-name="ro1">
          <table:table-cell office:value-type="float" office:value="268304652" calcext:value-type="float">
            <text:p>268304652</text:p>
          </table:table-cell>
          <table:table-cell office:value-type="float" office:value="91485688" calcext:value-type="float">
            <text:p>91485688</text:p>
          </table:table-cell>
          <table:table-cell office:value-type="float" office:value="359790340" calcext:value-type="float">
            <text:p>359790340</text:p>
          </table:table-cell>
          <table:table-cell table:number-columns-repeated="3"/>
        </table:table-row>
        <table:table-row table:style-name="ro1">
          <table:table-cell office:value-type="float" office:value="267293701" calcext:value-type="float">
            <text:p>267293701</text:p>
          </table:table-cell>
          <table:table-cell office:value-type="float" office:value="91888824" calcext:value-type="float">
            <text:p>91888824</text:p>
          </table:table-cell>
          <table:table-cell office:value-type="float" office:value="359182525" calcext:value-type="float">
            <text:p>359182525</text:p>
          </table:table-cell>
          <table:table-cell table:number-columns-repeated="3"/>
        </table:table-row>
        <table:table-row table:style-name="ro1">
          <table:table-cell office:value-type="float" office:value="268004864" calcext:value-type="float">
            <text:p>268004864</text:p>
          </table:table-cell>
          <table:table-cell office:value-type="float" office:value="91436552" calcext:value-type="float">
            <text:p>91436552</text:p>
          </table:table-cell>
          <table:table-cell office:value-type="float" office:value="359441416" calcext:value-type="float">
            <text:p>359441416</text:p>
          </table:table-cell>
          <table:table-cell table:number-columns-repeated="3"/>
        </table:table-row>
        <table:table-row table:style-name="ro1">
          <table:table-cell office:value-type="float" office:value="267465926" calcext:value-type="float">
            <text:p>267465926</text:p>
          </table:table-cell>
          <table:table-cell office:value-type="float" office:value="91964943" calcext:value-type="float">
            <text:p>91964943</text:p>
          </table:table-cell>
          <table:table-cell office:value-type="float" office:value="359430869" calcext:value-type="float">
            <text:p>359430869</text:p>
          </table:table-cell>
          <table:table-cell table:number-columns-repeated="3"/>
        </table:table-row>
        <table:table-row table:style-name="ro1">
          <table:table-cell office:value-type="float" office:value="267961574" calcext:value-type="float">
            <text:p>267961574</text:p>
          </table:table-cell>
          <table:table-cell office:value-type="float" office:value="91416774" calcext:value-type="float">
            <text:p>91416774</text:p>
          </table:table-cell>
          <table:table-cell office:value-type="float" office:value="359378348" calcext:value-type="float">
            <text:p>359378348</text:p>
          </table:table-cell>
          <table:table-cell table:number-columns-repeated="3"/>
        </table:table-row>
        <table:table-row table:style-name="ro1">
          <table:table-cell office:value-type="float" office:value="270128213" calcext:value-type="float">
            <text:p>270128213</text:p>
          </table:table-cell>
          <table:table-cell office:value-type="float" office:value="91737444" calcext:value-type="float">
            <text:p>91737444</text:p>
          </table:table-cell>
          <table:table-cell office:value-type="float" office:value="361865657" calcext:value-type="float">
            <text:p>361865657</text:p>
          </table:table-cell>
          <table:table-cell table:number-columns-repeated="3"/>
        </table:table-row>
        <table:table-row table:style-name="ro1">
          <table:table-cell office:value-type="float" office:value="267772912" calcext:value-type="float">
            <text:p>267772912</text:p>
          </table:table-cell>
          <table:table-cell office:value-type="float" office:value="91413520" calcext:value-type="float">
            <text:p>91413520</text:p>
          </table:table-cell>
          <table:table-cell office:value-type="float" office:value="359186432" calcext:value-type="float">
            <text:p>359186432</text:p>
          </table:table-cell>
          <table:table-cell table:number-columns-repeated="3"/>
        </table:table-row>
        <table:table-row table:style-name="ro1">
          <table:table-cell office:value-type="float" office:value="268303351" calcext:value-type="float">
            <text:p>268303351</text:p>
          </table:table-cell>
          <table:table-cell office:value-type="float" office:value="91435650" calcext:value-type="float">
            <text:p>91435650</text:p>
          </table:table-cell>
          <table:table-cell office:value-type="float" office:value="359739001" calcext:value-type="float">
            <text:p>359739001</text:p>
          </table:table-cell>
          <table:table-cell table:number-columns-repeated="3"/>
        </table:table-row>
        <table:table-row table:style-name="ro1">
          <table:table-cell office:value-type="float" office:value="267396312" calcext:value-type="float">
            <text:p>267396312</text:p>
          </table:table-cell>
          <table:table-cell office:value-type="float" office:value="91488604" calcext:value-type="float">
            <text:p>91488604</text:p>
          </table:table-cell>
          <table:table-cell office:value-type="float" office:value="358884916" calcext:value-type="float">
            <text:p>358884916</text:p>
          </table:table-cell>
          <table:table-cell table:number-columns-repeated="3"/>
        </table:table-row>
        <table:table-row table:style-name="ro1">
          <table:table-cell office:value-type="float" office:value="267469038" calcext:value-type="float">
            <text:p>267469038</text:p>
          </table:table-cell>
          <table:table-cell office:value-type="float" office:value="91294581" calcext:value-type="float">
            <text:p>91294581</text:p>
          </table:table-cell>
          <table:table-cell office:value-type="float" office:value="358763619" calcext:value-type="float">
            <text:p>358763619</text:p>
          </table:table-cell>
          <table:table-cell table:number-columns-repeated="3"/>
        </table:table-row>
        <table:table-row table:style-name="ro1">
          <table:table-cell office:value-type="float" office:value="266740346" calcext:value-type="float">
            <text:p>266740346</text:p>
          </table:table-cell>
          <table:table-cell office:value-type="float" office:value="91349334" calcext:value-type="float">
            <text:p>91349334</text:p>
          </table:table-cell>
          <table:table-cell office:value-type="float" office:value="358089680" calcext:value-type="float">
            <text:p>358089680</text:p>
          </table:table-cell>
          <table:table-cell table:number-columns-repeated="3"/>
        </table:table-row>
        <table:table-row table:style-name="ro1">
          <table:table-cell office:value-type="float" office:value="267246504" calcext:value-type="float">
            <text:p>267246504</text:p>
          </table:table-cell>
          <table:table-cell office:value-type="float" office:value="91482997" calcext:value-type="float">
            <text:p>91482997</text:p>
          </table:table-cell>
          <table:table-cell office:value-type="float" office:value="358729501" calcext:value-type="float">
            <text:p>358729501</text:p>
          </table:table-cell>
          <table:table-cell table:number-columns-repeated="3"/>
        </table:table-row>
        <table:table-row table:style-name="ro1">
          <table:table-cell office:value-type="float" office:value="267071894" calcext:value-type="float">
            <text:p>267071894</text:p>
          </table:table-cell>
          <table:table-cell office:value-type="float" office:value="91732221" calcext:value-type="float">
            <text:p>91732221</text:p>
          </table:table-cell>
          <table:table-cell office:value-type="float" office:value="358804115" calcext:value-type="float">
            <text:p>358804115</text:p>
          </table:table-cell>
          <table:table-cell table:number-columns-repeated="3"/>
        </table:table-row>
        <table:table-row table:style-name="ro1">
          <table:table-cell office:value-type="float" office:value="266871286" calcext:value-type="float">
            <text:p>266871286</text:p>
          </table:table-cell>
          <table:table-cell office:value-type="float" office:value="91161185" calcext:value-type="float">
            <text:p>91161185</text:p>
          </table:table-cell>
          <table:table-cell office:value-type="float" office:value="358032471" calcext:value-type="float">
            <text:p>358032471</text:p>
          </table:table-cell>
          <table:table-cell table:number-columns-repeated="3"/>
        </table:table-row>
        <table:table-row table:style-name="ro1">
          <table:table-cell office:value-type="float" office:value="267209104" calcext:value-type="float">
            <text:p>267209104</text:p>
          </table:table-cell>
          <table:table-cell office:value-type="float" office:value="91379772" calcext:value-type="float">
            <text:p>91379772</text:p>
          </table:table-cell>
          <table:table-cell office:value-type="float" office:value="358588876" calcext:value-type="float">
            <text:p>358588876</text:p>
          </table:table-cell>
          <table:table-cell table:number-columns-repeated="3"/>
        </table:table-row>
        <table:table-row table:style-name="ro1">
          <table:table-cell office:value-type="float" office:value="268213095" calcext:value-type="float">
            <text:p>268213095</text:p>
          </table:table-cell>
          <table:table-cell office:value-type="float" office:value="91475787" calcext:value-type="float">
            <text:p>91475787</text:p>
          </table:table-cell>
          <table:table-cell office:value-type="float" office:value="359688882" calcext:value-type="float">
            <text:p>359688882</text:p>
          </table:table-cell>
          <table:table-cell table:number-columns-repeated="3"/>
        </table:table-row>
        <table:table-row table:style-name="ro1">
          <table:table-cell office:value-type="float" office:value="269376434" calcext:value-type="float">
            <text:p>269376434</text:p>
          </table:table-cell>
          <table:table-cell office:value-type="float" office:value="91767572" calcext:value-type="float">
            <text:p>91767572</text:p>
          </table:table-cell>
          <table:table-cell office:value-type="float" office:value="361144006" calcext:value-type="float">
            <text:p>361144006</text:p>
          </table:table-cell>
          <table:table-cell table:number-columns-repeated="3"/>
        </table:table-row>
        <table:table-row table:style-name="ro1">
          <table:table-cell office:value-type="float" office:value="266880452" calcext:value-type="float">
            <text:p>266880452</text:p>
          </table:table-cell>
          <table:table-cell office:value-type="float" office:value="91588947" calcext:value-type="float">
            <text:p>91588947</text:p>
          </table:table-cell>
          <table:table-cell office:value-type="float" office:value="358469399" calcext:value-type="float">
            <text:p>358469399</text:p>
          </table:table-cell>
          <table:table-cell table:number-columns-repeated="3"/>
        </table:table-row>
        <table:table-row table:style-name="ro1">
          <table:table-cell office:value-type="float" office:value="267913784" calcext:value-type="float">
            <text:p>267913784</text:p>
          </table:table-cell>
          <table:table-cell office:value-type="float" office:value="91647903" calcext:value-type="float">
            <text:p>91647903</text:p>
          </table:table-cell>
          <table:table-cell office:value-type="float" office:value="359561687" calcext:value-type="float">
            <text:p>359561687</text:p>
          </table:table-cell>
          <table:table-cell table:number-columns-repeated="3"/>
        </table:table-row>
        <table:table-row table:style-name="ro1">
          <table:table-cell office:value-type="float" office:value="267720227" calcext:value-type="float">
            <text:p>267720227</text:p>
          </table:table-cell>
          <table:table-cell office:value-type="float" office:value="91405147" calcext:value-type="float">
            <text:p>91405147</text:p>
          </table:table-cell>
          <table:table-cell office:value-type="float" office:value="359125374" calcext:value-type="float">
            <text:p>359125374</text:p>
          </table:table-cell>
          <table:table-cell table:number-columns-repeated="3"/>
        </table:table-row>
      </table:table>
      <table:table table:name="CRC32Step8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Hash operations</text:p>
          </table:table-cell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float" office:value="273122544" calcext:value-type="float">
            <text:p>273122544</text:p>
          </table:table-cell>
          <table:table-cell office:value-type="float" office:value="96810950" calcext:value-type="float">
            <text:p>96810950</text:p>
          </table:table-cell>
          <table:table-cell office:value-type="float" office:value="369933494" calcext:value-type="float">
            <text:p>369933494</text:p>
          </table:table-cell>
          <table:table-cell table:style-name="ce1" table:formula="of:=AVERAGE([.C:.C])" office:value-type="float" office:value="365854100.21" calcext:value-type="float">
            <text:p>3.659E+08</text:p>
          </table:table-cell>
          <table:table-cell table:style-name="ce1" table:formula="of:=STDEV([.C:.C])" office:value-type="float" office:value="4403558.78471597" calcext:value-type="float">
            <text:p>4.404E+06</text:p>
          </table:table-cell>
          <table:table-cell table:style-name="ce2" table:formula="of:=[.E2]/[.D2]*100" office:value-type="float" office:value="1.20363794807502" calcext:value-type="float">
            <text:p>1.20</text:p>
          </table:table-cell>
        </table:table-row>
        <table:table-row table:style-name="ro1">
          <table:table-cell office:value-type="float" office:value="274067484" calcext:value-type="float">
            <text:p>274067484</text:p>
          </table:table-cell>
          <table:table-cell office:value-type="float" office:value="96691165" calcext:value-type="float">
            <text:p>96691165</text:p>
          </table:table-cell>
          <table:table-cell office:value-type="float" office:value="370758649" calcext:value-type="float">
            <text:p>370758649</text:p>
          </table:table-cell>
          <table:table-cell table:number-columns-repeated="3"/>
        </table:table-row>
        <table:table-row table:style-name="ro1">
          <table:table-cell office:value-type="float" office:value="273764442" calcext:value-type="float">
            <text:p>273764442</text:p>
          </table:table-cell>
          <table:table-cell office:value-type="float" office:value="96194448" calcext:value-type="float">
            <text:p>96194448</text:p>
          </table:table-cell>
          <table:table-cell office:value-type="float" office:value="369958890" calcext:value-type="float">
            <text:p>369958890</text:p>
          </table:table-cell>
          <table:table-cell table:number-columns-repeated="3"/>
        </table:table-row>
        <table:table-row table:style-name="ro1">
          <table:table-cell office:value-type="float" office:value="273398625" calcext:value-type="float">
            <text:p>273398625</text:p>
          </table:table-cell>
          <table:table-cell office:value-type="float" office:value="96304783" calcext:value-type="float">
            <text:p>96304783</text:p>
          </table:table-cell>
          <table:table-cell office:value-type="float" office:value="369703408" calcext:value-type="float">
            <text:p>369703408</text:p>
          </table:table-cell>
          <table:table-cell table:number-columns-repeated="3"/>
        </table:table-row>
        <table:table-row table:style-name="ro1">
          <table:table-cell office:value-type="float" office:value="273404446" calcext:value-type="float">
            <text:p>273404446</text:p>
          </table:table-cell>
          <table:table-cell office:value-type="float" office:value="96179302" calcext:value-type="float">
            <text:p>96179302</text:p>
          </table:table-cell>
          <table:table-cell office:value-type="float" office:value="369583748" calcext:value-type="float">
            <text:p>369583748</text:p>
          </table:table-cell>
          <table:table-cell table:number-columns-repeated="3"/>
        </table:table-row>
        <table:table-row table:style-name="ro1">
          <table:table-cell office:value-type="float" office:value="272844065" calcext:value-type="float">
            <text:p>272844065</text:p>
          </table:table-cell>
          <table:table-cell office:value-type="float" office:value="96467398" calcext:value-type="float">
            <text:p>96467398</text:p>
          </table:table-cell>
          <table:table-cell office:value-type="float" office:value="369311463" calcext:value-type="float">
            <text:p>369311463</text:p>
          </table:table-cell>
          <table:table-cell table:number-columns-repeated="3"/>
        </table:table-row>
        <table:table-row table:style-name="ro1">
          <table:table-cell office:value-type="float" office:value="273362504" calcext:value-type="float">
            <text:p>273362504</text:p>
          </table:table-cell>
          <table:table-cell office:value-type="float" office:value="96202496" calcext:value-type="float">
            <text:p>96202496</text:p>
          </table:table-cell>
          <table:table-cell office:value-type="float" office:value="369565000" calcext:value-type="float">
            <text:p>369565000</text:p>
          </table:table-cell>
          <table:table-cell table:number-columns-repeated="3"/>
        </table:table-row>
        <table:table-row table:style-name="ro1">
          <table:table-cell office:value-type="float" office:value="275074031" calcext:value-type="float">
            <text:p>275074031</text:p>
          </table:table-cell>
          <table:table-cell office:value-type="float" office:value="96525919" calcext:value-type="float">
            <text:p>96525919</text:p>
          </table:table-cell>
          <table:table-cell office:value-type="float" office:value="371599950" calcext:value-type="float">
            <text:p>371599950</text:p>
          </table:table-cell>
          <table:table-cell table:number-columns-repeated="3"/>
        </table:table-row>
        <table:table-row table:style-name="ro1">
          <table:table-cell office:value-type="float" office:value="273478952" calcext:value-type="float">
            <text:p>273478952</text:p>
          </table:table-cell>
          <table:table-cell office:value-type="float" office:value="95857935" calcext:value-type="float">
            <text:p>95857935</text:p>
          </table:table-cell>
          <table:table-cell office:value-type="float" office:value="369336887" calcext:value-type="float">
            <text:p>369336887</text:p>
          </table:table-cell>
          <table:table-cell table:number-columns-repeated="3"/>
        </table:table-row>
        <table:table-row table:style-name="ro1">
          <table:table-cell office:value-type="float" office:value="272975047" calcext:value-type="float">
            <text:p>272975047</text:p>
          </table:table-cell>
          <table:table-cell office:value-type="float" office:value="96081515" calcext:value-type="float">
            <text:p>96081515</text:p>
          </table:table-cell>
          <table:table-cell office:value-type="float" office:value="369056562" calcext:value-type="float">
            <text:p>369056562</text:p>
          </table:table-cell>
          <table:table-cell table:number-columns-repeated="3"/>
        </table:table-row>
        <table:table-row table:style-name="ro1">
          <table:table-cell office:value-type="float" office:value="272580430" calcext:value-type="float">
            <text:p>272580430</text:p>
          </table:table-cell>
          <table:table-cell office:value-type="float" office:value="96532101" calcext:value-type="float">
            <text:p>96532101</text:p>
          </table:table-cell>
          <table:table-cell office:value-type="float" office:value="369112531" calcext:value-type="float">
            <text:p>369112531</text:p>
          </table:table-cell>
          <table:table-cell table:number-columns-repeated="3"/>
        </table:table-row>
        <table:table-row table:style-name="ro1">
          <table:table-cell office:value-type="float" office:value="272477766" calcext:value-type="float">
            <text:p>272477766</text:p>
          </table:table-cell>
          <table:table-cell office:value-type="float" office:value="95773196" calcext:value-type="float">
            <text:p>95773196</text:p>
          </table:table-cell>
          <table:table-cell office:value-type="float" office:value="368250962" calcext:value-type="float">
            <text:p>368250962</text:p>
          </table:table-cell>
          <table:table-cell table:number-columns-repeated="3"/>
        </table:table-row>
        <table:table-row table:style-name="ro1">
          <table:table-cell office:value-type="float" office:value="272497999" calcext:value-type="float">
            <text:p>272497999</text:p>
          </table:table-cell>
          <table:table-cell office:value-type="float" office:value="96072163" calcext:value-type="float">
            <text:p>96072163</text:p>
          </table:table-cell>
          <table:table-cell office:value-type="float" office:value="368570162" calcext:value-type="float">
            <text:p>368570162</text:p>
          </table:table-cell>
          <table:table-cell table:number-columns-repeated="3"/>
        </table:table-row>
        <table:table-row table:style-name="ro1">
          <table:table-cell office:value-type="float" office:value="272485840" calcext:value-type="float">
            <text:p>272485840</text:p>
          </table:table-cell>
          <table:table-cell office:value-type="float" office:value="96390634" calcext:value-type="float">
            <text:p>96390634</text:p>
          </table:table-cell>
          <table:table-cell office:value-type="float" office:value="368876474" calcext:value-type="float">
            <text:p>368876474</text:p>
          </table:table-cell>
          <table:table-cell table:number-columns-repeated="3"/>
        </table:table-row>
        <table:table-row table:style-name="ro1">
          <table:table-cell office:value-type="float" office:value="272936203" calcext:value-type="float">
            <text:p>272936203</text:p>
          </table:table-cell>
          <table:table-cell office:value-type="float" office:value="96299709" calcext:value-type="float">
            <text:p>96299709</text:p>
          </table:table-cell>
          <table:table-cell office:value-type="float" office:value="369235912" calcext:value-type="float">
            <text:p>369235912</text:p>
          </table:table-cell>
          <table:table-cell table:number-columns-repeated="3"/>
        </table:table-row>
        <table:table-row table:style-name="ro1">
          <table:table-cell office:value-type="float" office:value="273255966" calcext:value-type="float">
            <text:p>273255966</text:p>
          </table:table-cell>
          <table:table-cell office:value-type="float" office:value="96335707" calcext:value-type="float">
            <text:p>96335707</text:p>
          </table:table-cell>
          <table:table-cell office:value-type="float" office:value="369591673" calcext:value-type="float">
            <text:p>369591673</text:p>
          </table:table-cell>
          <table:table-cell table:number-columns-repeated="3"/>
        </table:table-row>
        <table:table-row table:style-name="ro1">
          <table:table-cell office:value-type="float" office:value="273134106" calcext:value-type="float">
            <text:p>273134106</text:p>
          </table:table-cell>
          <table:table-cell office:value-type="float" office:value="96522229" calcext:value-type="float">
            <text:p>96522229</text:p>
          </table:table-cell>
          <table:table-cell office:value-type="float" office:value="369656335" calcext:value-type="float">
            <text:p>369656335</text:p>
          </table:table-cell>
          <table:table-cell table:number-columns-repeated="3"/>
        </table:table-row>
        <table:table-row table:style-name="ro1">
          <table:table-cell office:value-type="float" office:value="273443343" calcext:value-type="float">
            <text:p>273443343</text:p>
          </table:table-cell>
          <table:table-cell office:value-type="float" office:value="96209788" calcext:value-type="float">
            <text:p>96209788</text:p>
          </table:table-cell>
          <table:table-cell office:value-type="float" office:value="369653131" calcext:value-type="float">
            <text:p>369653131</text:p>
          </table:table-cell>
          <table:table-cell table:number-columns-repeated="3"/>
        </table:table-row>
        <table:table-row table:style-name="ro1">
          <table:table-cell office:value-type="float" office:value="272128165" calcext:value-type="float">
            <text:p>272128165</text:p>
          </table:table-cell>
          <table:table-cell office:value-type="float" office:value="96036664" calcext:value-type="float">
            <text:p>96036664</text:p>
          </table:table-cell>
          <table:table-cell office:value-type="float" office:value="368164829" calcext:value-type="float">
            <text:p>368164829</text:p>
          </table:table-cell>
          <table:table-cell table:number-columns-repeated="3"/>
        </table:table-row>
        <table:table-row table:style-name="ro1">
          <table:table-cell office:value-type="float" office:value="273284855" calcext:value-type="float">
            <text:p>273284855</text:p>
          </table:table-cell>
          <table:table-cell office:value-type="float" office:value="96652927" calcext:value-type="float">
            <text:p>96652927</text:p>
          </table:table-cell>
          <table:table-cell office:value-type="float" office:value="369937782" calcext:value-type="float">
            <text:p>369937782</text:p>
          </table:table-cell>
          <table:table-cell table:number-columns-repeated="3"/>
        </table:table-row>
        <table:table-row table:style-name="ro1">
          <table:table-cell office:value-type="float" office:value="273568310" calcext:value-type="float">
            <text:p>273568310</text:p>
          </table:table-cell>
          <table:table-cell office:value-type="float" office:value="96154622" calcext:value-type="float">
            <text:p>96154622</text:p>
          </table:table-cell>
          <table:table-cell office:value-type="float" office:value="369722932" calcext:value-type="float">
            <text:p>369722932</text:p>
          </table:table-cell>
          <table:table-cell table:number-columns-repeated="3"/>
        </table:table-row>
        <table:table-row table:style-name="ro1">
          <table:table-cell office:value-type="float" office:value="272957771" calcext:value-type="float">
            <text:p>272957771</text:p>
          </table:table-cell>
          <table:table-cell office:value-type="float" office:value="96801290" calcext:value-type="float">
            <text:p>96801290</text:p>
          </table:table-cell>
          <table:table-cell office:value-type="float" office:value="369759061" calcext:value-type="float">
            <text:p>369759061</text:p>
          </table:table-cell>
          <table:table-cell table:number-columns-repeated="3"/>
        </table:table-row>
        <table:table-row table:style-name="ro1">
          <table:table-cell office:value-type="float" office:value="272625151" calcext:value-type="float">
            <text:p>272625151</text:p>
          </table:table-cell>
          <table:table-cell office:value-type="float" office:value="95931618" calcext:value-type="float">
            <text:p>95931618</text:p>
          </table:table-cell>
          <table:table-cell office:value-type="float" office:value="368556769" calcext:value-type="float">
            <text:p>368556769</text:p>
          </table:table-cell>
          <table:table-cell table:number-columns-repeated="3"/>
        </table:table-row>
        <table:table-row table:style-name="ro1">
          <table:table-cell office:value-type="float" office:value="274339532" calcext:value-type="float">
            <text:p>274339532</text:p>
          </table:table-cell>
          <table:table-cell office:value-type="float" office:value="96104876" calcext:value-type="float">
            <text:p>96104876</text:p>
          </table:table-cell>
          <table:table-cell office:value-type="float" office:value="370444408" calcext:value-type="float">
            <text:p>370444408</text:p>
          </table:table-cell>
          <table:table-cell table:number-columns-repeated="3"/>
        </table:table-row>
        <table:table-row table:style-name="ro1">
          <table:table-cell office:value-type="float" office:value="273685339" calcext:value-type="float">
            <text:p>273685339</text:p>
          </table:table-cell>
          <table:table-cell office:value-type="float" office:value="95907721" calcext:value-type="float">
            <text:p>95907721</text:p>
          </table:table-cell>
          <table:table-cell office:value-type="float" office:value="369593060" calcext:value-type="float">
            <text:p>369593060</text:p>
          </table:table-cell>
          <table:table-cell table:number-columns-repeated="3"/>
        </table:table-row>
        <table:table-row table:style-name="ro1">
          <table:table-cell office:value-type="float" office:value="272857703" calcext:value-type="float">
            <text:p>272857703</text:p>
          </table:table-cell>
          <table:table-cell office:value-type="float" office:value="96866878" calcext:value-type="float">
            <text:p>96866878</text:p>
          </table:table-cell>
          <table:table-cell office:value-type="float" office:value="369724581" calcext:value-type="float">
            <text:p>369724581</text:p>
          </table:table-cell>
          <table:table-cell table:number-columns-repeated="3"/>
        </table:table-row>
        <table:table-row table:style-name="ro1">
          <table:table-cell office:value-type="float" office:value="272488348" calcext:value-type="float">
            <text:p>272488348</text:p>
          </table:table-cell>
          <table:table-cell office:value-type="float" office:value="95950258" calcext:value-type="float">
            <text:p>95950258</text:p>
          </table:table-cell>
          <table:table-cell office:value-type="float" office:value="368438606" calcext:value-type="float">
            <text:p>368438606</text:p>
          </table:table-cell>
          <table:table-cell table:number-columns-repeated="3"/>
        </table:table-row>
        <table:table-row table:style-name="ro1">
          <table:table-cell office:value-type="float" office:value="273833859" calcext:value-type="float">
            <text:p>273833859</text:p>
          </table:table-cell>
          <table:table-cell office:value-type="float" office:value="96296884" calcext:value-type="float">
            <text:p>96296884</text:p>
          </table:table-cell>
          <table:table-cell office:value-type="float" office:value="370130743" calcext:value-type="float">
            <text:p>370130743</text:p>
          </table:table-cell>
          <table:table-cell table:number-columns-repeated="3"/>
        </table:table-row>
        <table:table-row table:style-name="ro1">
          <table:table-cell office:value-type="float" office:value="272679962" calcext:value-type="float">
            <text:p>272679962</text:p>
          </table:table-cell>
          <table:table-cell office:value-type="float" office:value="96080280" calcext:value-type="float">
            <text:p>96080280</text:p>
          </table:table-cell>
          <table:table-cell office:value-type="float" office:value="368760242" calcext:value-type="float">
            <text:p>368760242</text:p>
          </table:table-cell>
          <table:table-cell table:number-columns-repeated="3"/>
        </table:table-row>
        <table:table-row table:style-name="ro1">
          <table:table-cell office:value-type="float" office:value="272654050" calcext:value-type="float">
            <text:p>272654050</text:p>
          </table:table-cell>
          <table:table-cell office:value-type="float" office:value="96612120" calcext:value-type="float">
            <text:p>96612120</text:p>
          </table:table-cell>
          <table:table-cell office:value-type="float" office:value="369266170" calcext:value-type="float">
            <text:p>369266170</text:p>
          </table:table-cell>
          <table:table-cell table:number-columns-repeated="3"/>
        </table:table-row>
        <table:table-row table:style-name="ro1">
          <table:table-cell office:value-type="float" office:value="272791090" calcext:value-type="float">
            <text:p>272791090</text:p>
          </table:table-cell>
          <table:table-cell office:value-type="float" office:value="95908621" calcext:value-type="float">
            <text:p>95908621</text:p>
          </table:table-cell>
          <table:table-cell office:value-type="float" office:value="368699711" calcext:value-type="float">
            <text:p>368699711</text:p>
          </table:table-cell>
          <table:table-cell table:number-columns-repeated="3"/>
        </table:table-row>
        <table:table-row table:style-name="ro1">
          <table:table-cell office:value-type="float" office:value="273002417" calcext:value-type="float">
            <text:p>273002417</text:p>
          </table:table-cell>
          <table:table-cell office:value-type="float" office:value="96198712" calcext:value-type="float">
            <text:p>96198712</text:p>
          </table:table-cell>
          <table:table-cell office:value-type="float" office:value="369201129" calcext:value-type="float">
            <text:p>369201129</text:p>
          </table:table-cell>
          <table:table-cell table:number-columns-repeated="3"/>
        </table:table-row>
        <table:table-row table:style-name="ro1">
          <table:table-cell office:value-type="float" office:value="272606861" calcext:value-type="float">
            <text:p>272606861</text:p>
          </table:table-cell>
          <table:table-cell office:value-type="float" office:value="96136193" calcext:value-type="float">
            <text:p>96136193</text:p>
          </table:table-cell>
          <table:table-cell office:value-type="float" office:value="368743054" calcext:value-type="float">
            <text:p>368743054</text:p>
          </table:table-cell>
          <table:table-cell table:number-columns-repeated="3"/>
        </table:table-row>
        <table:table-row table:style-name="ro1">
          <table:table-cell office:value-type="float" office:value="272452861" calcext:value-type="float">
            <text:p>272452861</text:p>
          </table:table-cell>
          <table:table-cell office:value-type="float" office:value="96102011" calcext:value-type="float">
            <text:p>96102011</text:p>
          </table:table-cell>
          <table:table-cell office:value-type="float" office:value="368554872" calcext:value-type="float">
            <text:p>368554872</text:p>
          </table:table-cell>
          <table:table-cell table:number-columns-repeated="3"/>
        </table:table-row>
        <table:table-row table:style-name="ro1">
          <table:table-cell office:value-type="float" office:value="273465498" calcext:value-type="float">
            <text:p>273465498</text:p>
          </table:table-cell>
          <table:table-cell office:value-type="float" office:value="96257885" calcext:value-type="float">
            <text:p>96257885</text:p>
          </table:table-cell>
          <table:table-cell office:value-type="float" office:value="369723383" calcext:value-type="float">
            <text:p>369723383</text:p>
          </table:table-cell>
          <table:table-cell table:number-columns-repeated="3"/>
        </table:table-row>
        <table:table-row table:style-name="ro1">
          <table:table-cell office:value-type="float" office:value="273288318" calcext:value-type="float">
            <text:p>273288318</text:p>
          </table:table-cell>
          <table:table-cell office:value-type="float" office:value="95928031" calcext:value-type="float">
            <text:p>95928031</text:p>
          </table:table-cell>
          <table:table-cell office:value-type="float" office:value="369216349" calcext:value-type="float">
            <text:p>369216349</text:p>
          </table:table-cell>
          <table:table-cell table:number-columns-repeated="3"/>
        </table:table-row>
        <table:table-row table:style-name="ro1">
          <table:table-cell office:value-type="float" office:value="273430760" calcext:value-type="float">
            <text:p>273430760</text:p>
          </table:table-cell>
          <table:table-cell office:value-type="float" office:value="98110824" calcext:value-type="float">
            <text:p>98110824</text:p>
          </table:table-cell>
          <table:table-cell office:value-type="float" office:value="371541584" calcext:value-type="float">
            <text:p>371541584</text:p>
          </table:table-cell>
          <table:table-cell table:number-columns-repeated="3"/>
        </table:table-row>
        <table:table-row table:style-name="ro1">
          <table:table-cell office:value-type="float" office:value="272744049" calcext:value-type="float">
            <text:p>272744049</text:p>
          </table:table-cell>
          <table:table-cell office:value-type="float" office:value="96218116" calcext:value-type="float">
            <text:p>96218116</text:p>
          </table:table-cell>
          <table:table-cell office:value-type="float" office:value="368962165" calcext:value-type="float">
            <text:p>368962165</text:p>
          </table:table-cell>
          <table:table-cell table:number-columns-repeated="3"/>
        </table:table-row>
        <table:table-row table:style-name="ro1">
          <table:table-cell office:value-type="float" office:value="272752198" calcext:value-type="float">
            <text:p>272752198</text:p>
          </table:table-cell>
          <table:table-cell office:value-type="float" office:value="95753299" calcext:value-type="float">
            <text:p>95753299</text:p>
          </table:table-cell>
          <table:table-cell office:value-type="float" office:value="368505497" calcext:value-type="float">
            <text:p>368505497</text:p>
          </table:table-cell>
          <table:table-cell table:number-columns-repeated="3"/>
        </table:table-row>
        <table:table-row table:style-name="ro1">
          <table:table-cell office:value-type="float" office:value="273689089" calcext:value-type="float">
            <text:p>273689089</text:p>
          </table:table-cell>
          <table:table-cell office:value-type="float" office:value="96120797" calcext:value-type="float">
            <text:p>96120797</text:p>
          </table:table-cell>
          <table:table-cell office:value-type="float" office:value="369809886" calcext:value-type="float">
            <text:p>369809886</text:p>
          </table:table-cell>
          <table:table-cell table:number-columns-repeated="3"/>
        </table:table-row>
        <table:table-row table:style-name="ro1">
          <table:table-cell office:value-type="float" office:value="273216876" calcext:value-type="float">
            <text:p>273216876</text:p>
          </table:table-cell>
          <table:table-cell office:value-type="float" office:value="95909514" calcext:value-type="float">
            <text:p>95909514</text:p>
          </table:table-cell>
          <table:table-cell office:value-type="float" office:value="369126390" calcext:value-type="float">
            <text:p>369126390</text:p>
          </table:table-cell>
          <table:table-cell table:number-columns-repeated="3"/>
        </table:table-row>
        <table:table-row table:style-name="ro1">
          <table:table-cell office:value-type="float" office:value="272750005" calcext:value-type="float">
            <text:p>272750005</text:p>
          </table:table-cell>
          <table:table-cell office:value-type="float" office:value="95898354" calcext:value-type="float">
            <text:p>95898354</text:p>
          </table:table-cell>
          <table:table-cell office:value-type="float" office:value="368648359" calcext:value-type="float">
            <text:p>368648359</text:p>
          </table:table-cell>
          <table:table-cell table:number-columns-repeated="3"/>
        </table:table-row>
        <table:table-row table:style-name="ro1">
          <table:table-cell office:value-type="float" office:value="272711915" calcext:value-type="float">
            <text:p>272711915</text:p>
          </table:table-cell>
          <table:table-cell office:value-type="float" office:value="96091984" calcext:value-type="float">
            <text:p>96091984</text:p>
          </table:table-cell>
          <table:table-cell office:value-type="float" office:value="368803899" calcext:value-type="float">
            <text:p>368803899</text:p>
          </table:table-cell>
          <table:table-cell table:number-columns-repeated="3"/>
        </table:table-row>
        <table:table-row table:style-name="ro1">
          <table:table-cell office:value-type="float" office:value="273065131" calcext:value-type="float">
            <text:p>273065131</text:p>
          </table:table-cell>
          <table:table-cell office:value-type="float" office:value="95813221" calcext:value-type="float">
            <text:p>95813221</text:p>
          </table:table-cell>
          <table:table-cell office:value-type="float" office:value="368878352" calcext:value-type="float">
            <text:p>368878352</text:p>
          </table:table-cell>
          <table:table-cell table:number-columns-repeated="3"/>
        </table:table-row>
        <table:table-row table:style-name="ro1">
          <table:table-cell office:value-type="float" office:value="273208493" calcext:value-type="float">
            <text:p>273208493</text:p>
          </table:table-cell>
          <table:table-cell office:value-type="float" office:value="95791829" calcext:value-type="float">
            <text:p>95791829</text:p>
          </table:table-cell>
          <table:table-cell office:value-type="float" office:value="369000322" calcext:value-type="float">
            <text:p>369000322</text:p>
          </table:table-cell>
          <table:table-cell table:number-columns-repeated="3"/>
        </table:table-row>
        <table:table-row table:style-name="ro1">
          <table:table-cell office:value-type="float" office:value="273046975" calcext:value-type="float">
            <text:p>273046975</text:p>
          </table:table-cell>
          <table:table-cell office:value-type="float" office:value="95931045" calcext:value-type="float">
            <text:p>95931045</text:p>
          </table:table-cell>
          <table:table-cell office:value-type="float" office:value="368978020" calcext:value-type="float">
            <text:p>368978020</text:p>
          </table:table-cell>
          <table:table-cell table:number-columns-repeated="3"/>
        </table:table-row>
        <table:table-row table:style-name="ro1">
          <table:table-cell office:value-type="float" office:value="272354676" calcext:value-type="float">
            <text:p>272354676</text:p>
          </table:table-cell>
          <table:table-cell office:value-type="float" office:value="96180478" calcext:value-type="float">
            <text:p>96180478</text:p>
          </table:table-cell>
          <table:table-cell office:value-type="float" office:value="368535154" calcext:value-type="float">
            <text:p>368535154</text:p>
          </table:table-cell>
          <table:table-cell table:number-columns-repeated="3"/>
        </table:table-row>
        <table:table-row table:style-name="ro1">
          <table:table-cell office:value-type="float" office:value="274025666" calcext:value-type="float">
            <text:p>274025666</text:p>
          </table:table-cell>
          <table:table-cell office:value-type="float" office:value="96220385" calcext:value-type="float">
            <text:p>96220385</text:p>
          </table:table-cell>
          <table:table-cell office:value-type="float" office:value="370246051" calcext:value-type="float">
            <text:p>370246051</text:p>
          </table:table-cell>
          <table:table-cell table:number-columns-repeated="3"/>
        </table:table-row>
        <table:table-row table:style-name="ro1">
          <table:table-cell office:value-type="float" office:value="273202908" calcext:value-type="float">
            <text:p>273202908</text:p>
          </table:table-cell>
          <table:table-cell office:value-type="float" office:value="96141802" calcext:value-type="float">
            <text:p>96141802</text:p>
          </table:table-cell>
          <table:table-cell office:value-type="float" office:value="369344710" calcext:value-type="float">
            <text:p>369344710</text:p>
          </table:table-cell>
          <table:table-cell table:number-columns-repeated="3"/>
        </table:table-row>
        <table:table-row table:style-name="ro1">
          <table:table-cell office:value-type="float" office:value="273446259" calcext:value-type="float">
            <text:p>273446259</text:p>
          </table:table-cell>
          <table:table-cell office:value-type="float" office:value="95946566" calcext:value-type="float">
            <text:p>95946566</text:p>
          </table:table-cell>
          <table:table-cell office:value-type="float" office:value="369392825" calcext:value-type="float">
            <text:p>369392825</text:p>
          </table:table-cell>
          <table:table-cell table:number-columns-repeated="3"/>
        </table:table-row>
        <table:table-row table:style-name="ro1">
          <table:table-cell office:value-type="float" office:value="273255417" calcext:value-type="float">
            <text:p>273255417</text:p>
          </table:table-cell>
          <table:table-cell office:value-type="float" office:value="95911198" calcext:value-type="float">
            <text:p>95911198</text:p>
          </table:table-cell>
          <table:table-cell office:value-type="float" office:value="369166615" calcext:value-type="float">
            <text:p>369166615</text:p>
          </table:table-cell>
          <table:table-cell table:number-columns-repeated="3"/>
        </table:table-row>
        <table:table-row table:style-name="ro1">
          <table:table-cell office:value-type="float" office:value="273092396" calcext:value-type="float">
            <text:p>273092396</text:p>
          </table:table-cell>
          <table:table-cell office:value-type="float" office:value="95990070" calcext:value-type="float">
            <text:p>95990070</text:p>
          </table:table-cell>
          <table:table-cell office:value-type="float" office:value="369082466" calcext:value-type="float">
            <text:p>369082466</text:p>
          </table:table-cell>
          <table:table-cell table:number-columns-repeated="3"/>
        </table:table-row>
        <table:table-row table:style-name="ro1">
          <table:table-cell office:value-type="float" office:value="273448726" calcext:value-type="float">
            <text:p>273448726</text:p>
          </table:table-cell>
          <table:table-cell office:value-type="float" office:value="96176995" calcext:value-type="float">
            <text:p>96176995</text:p>
          </table:table-cell>
          <table:table-cell office:value-type="float" office:value="369625721" calcext:value-type="float">
            <text:p>369625721</text:p>
          </table:table-cell>
          <table:table-cell table:number-columns-repeated="3"/>
        </table:table-row>
        <table:table-row table:style-name="ro1">
          <table:table-cell office:value-type="float" office:value="273347268" calcext:value-type="float">
            <text:p>273347268</text:p>
          </table:table-cell>
          <table:table-cell office:value-type="float" office:value="95749821" calcext:value-type="float">
            <text:p>95749821</text:p>
          </table:table-cell>
          <table:table-cell office:value-type="float" office:value="369097089" calcext:value-type="float">
            <text:p>369097089</text:p>
          </table:table-cell>
          <table:table-cell table:number-columns-repeated="3"/>
        </table:table-row>
        <table:table-row table:style-name="ro1">
          <table:table-cell office:value-type="float" office:value="272910033" calcext:value-type="float">
            <text:p>272910033</text:p>
          </table:table-cell>
          <table:table-cell office:value-type="float" office:value="96157353" calcext:value-type="float">
            <text:p>96157353</text:p>
          </table:table-cell>
          <table:table-cell office:value-type="float" office:value="369067386" calcext:value-type="float">
            <text:p>369067386</text:p>
          </table:table-cell>
          <table:table-cell table:number-columns-repeated="3"/>
        </table:table-row>
        <table:table-row table:style-name="ro1">
          <table:table-cell office:value-type="float" office:value="274469057" calcext:value-type="float">
            <text:p>274469057</text:p>
          </table:table-cell>
          <table:table-cell office:value-type="float" office:value="96344205" calcext:value-type="float">
            <text:p>96344205</text:p>
          </table:table-cell>
          <table:table-cell office:value-type="float" office:value="370813262" calcext:value-type="float">
            <text:p>370813262</text:p>
          </table:table-cell>
          <table:table-cell table:number-columns-repeated="3"/>
        </table:table-row>
        <table:table-row table:style-name="ro1">
          <table:table-cell office:value-type="float" office:value="273241401" calcext:value-type="float">
            <text:p>273241401</text:p>
          </table:table-cell>
          <table:table-cell office:value-type="float" office:value="96455034" calcext:value-type="float">
            <text:p>96455034</text:p>
          </table:table-cell>
          <table:table-cell office:value-type="float" office:value="369696435" calcext:value-type="float">
            <text:p>369696435</text:p>
          </table:table-cell>
          <table:table-cell table:number-columns-repeated="3"/>
        </table:table-row>
        <table:table-row table:style-name="ro1">
          <table:table-cell office:value-type="float" office:value="273186233" calcext:value-type="float">
            <text:p>273186233</text:p>
          </table:table-cell>
          <table:table-cell office:value-type="float" office:value="95877442" calcext:value-type="float">
            <text:p>95877442</text:p>
          </table:table-cell>
          <table:table-cell office:value-type="float" office:value="369063675" calcext:value-type="float">
            <text:p>369063675</text:p>
          </table:table-cell>
          <table:table-cell table:number-columns-repeated="3"/>
        </table:table-row>
        <table:table-row table:style-name="ro1">
          <table:table-cell office:value-type="float" office:value="272607991" calcext:value-type="float">
            <text:p>272607991</text:p>
          </table:table-cell>
          <table:table-cell office:value-type="float" office:value="96300357" calcext:value-type="float">
            <text:p>96300357</text:p>
          </table:table-cell>
          <table:table-cell office:value-type="float" office:value="368908348" calcext:value-type="float">
            <text:p>368908348</text:p>
          </table:table-cell>
          <table:table-cell table:number-columns-repeated="3"/>
        </table:table-row>
        <table:table-row table:style-name="ro1">
          <table:table-cell office:value-type="float" office:value="273192420" calcext:value-type="float">
            <text:p>273192420</text:p>
          </table:table-cell>
          <table:table-cell office:value-type="float" office:value="96497860" calcext:value-type="float">
            <text:p>96497860</text:p>
          </table:table-cell>
          <table:table-cell office:value-type="float" office:value="369690280" calcext:value-type="float">
            <text:p>369690280</text:p>
          </table:table-cell>
          <table:table-cell table:number-columns-repeated="3"/>
        </table:table-row>
        <table:table-row table:style-name="ro1">
          <table:table-cell office:value-type="float" office:value="272233962" calcext:value-type="float">
            <text:p>272233962</text:p>
          </table:table-cell>
          <table:table-cell office:value-type="float" office:value="92683127" calcext:value-type="float">
            <text:p>92683127</text:p>
          </table:table-cell>
          <table:table-cell office:value-type="float" office:value="364917089" calcext:value-type="float">
            <text:p>364917089</text:p>
          </table:table-cell>
          <table:table-cell table:number-columns-repeated="3"/>
        </table:table-row>
        <table:table-row table:style-name="ro1">
          <table:table-cell office:value-type="float" office:value="268136106" calcext:value-type="float">
            <text:p>268136106</text:p>
          </table:table-cell>
          <table:table-cell office:value-type="float" office:value="92493228" calcext:value-type="float">
            <text:p>92493228</text:p>
          </table:table-cell>
          <table:table-cell office:value-type="float" office:value="360629334" calcext:value-type="float">
            <text:p>360629334</text:p>
          </table:table-cell>
          <table:table-cell table:number-columns-repeated="3"/>
        </table:table-row>
        <table:table-row table:style-name="ro1">
          <table:table-cell office:value-type="float" office:value="268387025" calcext:value-type="float">
            <text:p>268387025</text:p>
          </table:table-cell>
          <table:table-cell office:value-type="float" office:value="92205250" calcext:value-type="float">
            <text:p>92205250</text:p>
          </table:table-cell>
          <table:table-cell office:value-type="float" office:value="360592275" calcext:value-type="float">
            <text:p>360592275</text:p>
          </table:table-cell>
          <table:table-cell table:number-columns-repeated="3"/>
        </table:table-row>
        <table:table-row table:style-name="ro1">
          <table:table-cell office:value-type="float" office:value="268196523" calcext:value-type="float">
            <text:p>268196523</text:p>
          </table:table-cell>
          <table:table-cell office:value-type="float" office:value="92168681" calcext:value-type="float">
            <text:p>92168681</text:p>
          </table:table-cell>
          <table:table-cell office:value-type="float" office:value="360365204" calcext:value-type="float">
            <text:p>360365204</text:p>
          </table:table-cell>
          <table:table-cell table:number-columns-repeated="3"/>
        </table:table-row>
        <table:table-row table:style-name="ro1">
          <table:table-cell office:value-type="float" office:value="267846672" calcext:value-type="float">
            <text:p>267846672</text:p>
          </table:table-cell>
          <table:table-cell office:value-type="float" office:value="92216666" calcext:value-type="float">
            <text:p>92216666</text:p>
          </table:table-cell>
          <table:table-cell office:value-type="float" office:value="360063338" calcext:value-type="float">
            <text:p>360063338</text:p>
          </table:table-cell>
          <table:table-cell table:number-columns-repeated="3"/>
        </table:table-row>
        <table:table-row table:style-name="ro1">
          <table:table-cell office:value-type="float" office:value="267857078" calcext:value-type="float">
            <text:p>267857078</text:p>
          </table:table-cell>
          <table:table-cell office:value-type="float" office:value="92384368" calcext:value-type="float">
            <text:p>92384368</text:p>
          </table:table-cell>
          <table:table-cell office:value-type="float" office:value="360241446" calcext:value-type="float">
            <text:p>360241446</text:p>
          </table:table-cell>
          <table:table-cell table:number-columns-repeated="3"/>
        </table:table-row>
        <table:table-row table:style-name="ro1">
          <table:table-cell office:value-type="float" office:value="268715552" calcext:value-type="float">
            <text:p>268715552</text:p>
          </table:table-cell>
          <table:table-cell office:value-type="float" office:value="91869100" calcext:value-type="float">
            <text:p>91869100</text:p>
          </table:table-cell>
          <table:table-cell office:value-type="float" office:value="360584652" calcext:value-type="float">
            <text:p>360584652</text:p>
          </table:table-cell>
          <table:table-cell table:number-columns-repeated="3"/>
        </table:table-row>
        <table:table-row table:style-name="ro1">
          <table:table-cell office:value-type="float" office:value="268224063" calcext:value-type="float">
            <text:p>268224063</text:p>
          </table:table-cell>
          <table:table-cell office:value-type="float" office:value="92259951" calcext:value-type="float">
            <text:p>92259951</text:p>
          </table:table-cell>
          <table:table-cell office:value-type="float" office:value="360484014" calcext:value-type="float">
            <text:p>360484014</text:p>
          </table:table-cell>
          <table:table-cell table:number-columns-repeated="3"/>
        </table:table-row>
        <table:table-row table:style-name="ro1">
          <table:table-cell office:value-type="float" office:value="268447993" calcext:value-type="float">
            <text:p>268447993</text:p>
          </table:table-cell>
          <table:table-cell office:value-type="float" office:value="91957001" calcext:value-type="float">
            <text:p>91957001</text:p>
          </table:table-cell>
          <table:table-cell office:value-type="float" office:value="360404994" calcext:value-type="float">
            <text:p>360404994</text:p>
          </table:table-cell>
          <table:table-cell table:number-columns-repeated="3"/>
        </table:table-row>
        <table:table-row table:style-name="ro1">
          <table:table-cell office:value-type="float" office:value="268339371" calcext:value-type="float">
            <text:p>268339371</text:p>
          </table:table-cell>
          <table:table-cell office:value-type="float" office:value="92274546" calcext:value-type="float">
            <text:p>92274546</text:p>
          </table:table-cell>
          <table:table-cell office:value-type="float" office:value="360613917" calcext:value-type="float">
            <text:p>360613917</text:p>
          </table:table-cell>
          <table:table-cell table:number-columns-repeated="3"/>
        </table:table-row>
        <table:table-row table:style-name="ro1">
          <table:table-cell office:value-type="float" office:value="267933659" calcext:value-type="float">
            <text:p>267933659</text:p>
          </table:table-cell>
          <table:table-cell office:value-type="float" office:value="92101692" calcext:value-type="float">
            <text:p>92101692</text:p>
          </table:table-cell>
          <table:table-cell office:value-type="float" office:value="360035351" calcext:value-type="float">
            <text:p>360035351</text:p>
          </table:table-cell>
          <table:table-cell table:number-columns-repeated="3"/>
        </table:table-row>
        <table:table-row table:style-name="ro1">
          <table:table-cell office:value-type="float" office:value="267536409" calcext:value-type="float">
            <text:p>267536409</text:p>
          </table:table-cell>
          <table:table-cell office:value-type="float" office:value="92328297" calcext:value-type="float">
            <text:p>92328297</text:p>
          </table:table-cell>
          <table:table-cell office:value-type="float" office:value="359864706" calcext:value-type="float">
            <text:p>359864706</text:p>
          </table:table-cell>
          <table:table-cell table:number-columns-repeated="3"/>
        </table:table-row>
        <table:table-row table:style-name="ro1">
          <table:table-cell office:value-type="float" office:value="267556051" calcext:value-type="float">
            <text:p>267556051</text:p>
          </table:table-cell>
          <table:table-cell office:value-type="float" office:value="92204242" calcext:value-type="float">
            <text:p>92204242</text:p>
          </table:table-cell>
          <table:table-cell office:value-type="float" office:value="359760293" calcext:value-type="float">
            <text:p>359760293</text:p>
          </table:table-cell>
          <table:table-cell table:number-columns-repeated="3"/>
        </table:table-row>
        <table:table-row table:style-name="ro1">
          <table:table-cell office:value-type="float" office:value="268784208" calcext:value-type="float">
            <text:p>268784208</text:p>
          </table:table-cell>
          <table:table-cell office:value-type="float" office:value="92434949" calcext:value-type="float">
            <text:p>92434949</text:p>
          </table:table-cell>
          <table:table-cell office:value-type="float" office:value="361219157" calcext:value-type="float">
            <text:p>361219157</text:p>
          </table:table-cell>
          <table:table-cell table:number-columns-repeated="3"/>
        </table:table-row>
        <table:table-row table:style-name="ro1">
          <table:table-cell office:value-type="float" office:value="267120797" calcext:value-type="float">
            <text:p>267120797</text:p>
          </table:table-cell>
          <table:table-cell office:value-type="float" office:value="92425048" calcext:value-type="float">
            <text:p>92425048</text:p>
          </table:table-cell>
          <table:table-cell office:value-type="float" office:value="359545845" calcext:value-type="float">
            <text:p>359545845</text:p>
          </table:table-cell>
          <table:table-cell table:number-columns-repeated="3"/>
        </table:table-row>
        <table:table-row table:style-name="ro1">
          <table:table-cell office:value-type="float" office:value="268379065" calcext:value-type="float">
            <text:p>268379065</text:p>
          </table:table-cell>
          <table:table-cell office:value-type="float" office:value="92546041" calcext:value-type="float">
            <text:p>92546041</text:p>
          </table:table-cell>
          <table:table-cell office:value-type="float" office:value="360925106" calcext:value-type="float">
            <text:p>360925106</text:p>
          </table:table-cell>
          <table:table-cell table:number-columns-repeated="3"/>
        </table:table-row>
        <table:table-row table:style-name="ro1">
          <table:table-cell office:value-type="float" office:value="267093851" calcext:value-type="float">
            <text:p>267093851</text:p>
          </table:table-cell>
          <table:table-cell office:value-type="float" office:value="92228260" calcext:value-type="float">
            <text:p>92228260</text:p>
          </table:table-cell>
          <table:table-cell office:value-type="float" office:value="359322111" calcext:value-type="float">
            <text:p>359322111</text:p>
          </table:table-cell>
          <table:table-cell table:number-columns-repeated="3"/>
        </table:table-row>
        <table:table-row table:style-name="ro1">
          <table:table-cell office:value-type="float" office:value="267726964" calcext:value-type="float">
            <text:p>267726964</text:p>
          </table:table-cell>
          <table:table-cell office:value-type="float" office:value="92276010" calcext:value-type="float">
            <text:p>92276010</text:p>
          </table:table-cell>
          <table:table-cell office:value-type="float" office:value="360002974" calcext:value-type="float">
            <text:p>360002974</text:p>
          </table:table-cell>
          <table:table-cell table:number-columns-repeated="3"/>
        </table:table-row>
        <table:table-row table:style-name="ro1">
          <table:table-cell office:value-type="float" office:value="267858078" calcext:value-type="float">
            <text:p>267858078</text:p>
          </table:table-cell>
          <table:table-cell office:value-type="float" office:value="92255891" calcext:value-type="float">
            <text:p>92255891</text:p>
          </table:table-cell>
          <table:table-cell office:value-type="float" office:value="360113969" calcext:value-type="float">
            <text:p>360113969</text:p>
          </table:table-cell>
          <table:table-cell table:number-columns-repeated="3"/>
        </table:table-row>
        <table:table-row table:style-name="ro1">
          <table:table-cell office:value-type="float" office:value="268375594" calcext:value-type="float">
            <text:p>268375594</text:p>
          </table:table-cell>
          <table:table-cell office:value-type="float" office:value="92205490" calcext:value-type="float">
            <text:p>92205490</text:p>
          </table:table-cell>
          <table:table-cell office:value-type="float" office:value="360581084" calcext:value-type="float">
            <text:p>360581084</text:p>
          </table:table-cell>
          <table:table-cell table:number-columns-repeated="3"/>
        </table:table-row>
        <table:table-row table:style-name="ro1">
          <table:table-cell office:value-type="float" office:value="267743290" calcext:value-type="float">
            <text:p>267743290</text:p>
          </table:table-cell>
          <table:table-cell office:value-type="float" office:value="92487910" calcext:value-type="float">
            <text:p>92487910</text:p>
          </table:table-cell>
          <table:table-cell office:value-type="float" office:value="360231200" calcext:value-type="float">
            <text:p>360231200</text:p>
          </table:table-cell>
          <table:table-cell table:number-columns-repeated="3"/>
        </table:table-row>
        <table:table-row table:style-name="ro1">
          <table:table-cell office:value-type="float" office:value="268044873" calcext:value-type="float">
            <text:p>268044873</text:p>
          </table:table-cell>
          <table:table-cell office:value-type="float" office:value="92532870" calcext:value-type="float">
            <text:p>92532870</text:p>
          </table:table-cell>
          <table:table-cell office:value-type="float" office:value="360577743" calcext:value-type="float">
            <text:p>360577743</text:p>
          </table:table-cell>
          <table:table-cell table:number-columns-repeated="3"/>
        </table:table-row>
        <table:table-row table:style-name="ro1">
          <table:table-cell office:value-type="float" office:value="267928122" calcext:value-type="float">
            <text:p>267928122</text:p>
          </table:table-cell>
          <table:table-cell office:value-type="float" office:value="92607694" calcext:value-type="float">
            <text:p>92607694</text:p>
          </table:table-cell>
          <table:table-cell office:value-type="float" office:value="360535816" calcext:value-type="float">
            <text:p>360535816</text:p>
          </table:table-cell>
          <table:table-cell table:number-columns-repeated="3"/>
        </table:table-row>
        <table:table-row table:style-name="ro1">
          <table:table-cell office:value-type="float" office:value="267870590" calcext:value-type="float">
            <text:p>267870590</text:p>
          </table:table-cell>
          <table:table-cell office:value-type="float" office:value="92445035" calcext:value-type="float">
            <text:p>92445035</text:p>
          </table:table-cell>
          <table:table-cell office:value-type="float" office:value="360315625" calcext:value-type="float">
            <text:p>360315625</text:p>
          </table:table-cell>
          <table:table-cell table:number-columns-repeated="3"/>
        </table:table-row>
        <table:table-row table:style-name="ro1">
          <table:table-cell office:value-type="float" office:value="267136595" calcext:value-type="float">
            <text:p>267136595</text:p>
          </table:table-cell>
          <table:table-cell office:value-type="float" office:value="92269157" calcext:value-type="float">
            <text:p>92269157</text:p>
          </table:table-cell>
          <table:table-cell office:value-type="float" office:value="359405752" calcext:value-type="float">
            <text:p>359405752</text:p>
          </table:table-cell>
          <table:table-cell table:number-columns-repeated="3"/>
        </table:table-row>
        <table:table-row table:style-name="ro1">
          <table:table-cell office:value-type="float" office:value="268364778" calcext:value-type="float">
            <text:p>268364778</text:p>
          </table:table-cell>
          <table:table-cell office:value-type="float" office:value="92826597" calcext:value-type="float">
            <text:p>92826597</text:p>
          </table:table-cell>
          <table:table-cell office:value-type="float" office:value="361191375" calcext:value-type="float">
            <text:p>361191375</text:p>
          </table:table-cell>
          <table:table-cell table:number-columns-repeated="3"/>
        </table:table-row>
        <table:table-row table:style-name="ro1">
          <table:table-cell office:value-type="float" office:value="268774049" calcext:value-type="float">
            <text:p>268774049</text:p>
          </table:table-cell>
          <table:table-cell office:value-type="float" office:value="92746240" calcext:value-type="float">
            <text:p>92746240</text:p>
          </table:table-cell>
          <table:table-cell office:value-type="float" office:value="361520289" calcext:value-type="float">
            <text:p>361520289</text:p>
          </table:table-cell>
          <table:table-cell table:number-columns-repeated="3"/>
        </table:table-row>
        <table:table-row table:style-name="ro1">
          <table:table-cell office:value-type="float" office:value="267166608" calcext:value-type="float">
            <text:p>267166608</text:p>
          </table:table-cell>
          <table:table-cell office:value-type="float" office:value="92435693" calcext:value-type="float">
            <text:p>92435693</text:p>
          </table:table-cell>
          <table:table-cell office:value-type="float" office:value="359602301" calcext:value-type="float">
            <text:p>359602301</text:p>
          </table:table-cell>
          <table:table-cell table:number-columns-repeated="3"/>
        </table:table-row>
        <table:table-row table:style-name="ro1">
          <table:table-cell office:value-type="float" office:value="267962765" calcext:value-type="float">
            <text:p>267962765</text:p>
          </table:table-cell>
          <table:table-cell office:value-type="float" office:value="92465925" calcext:value-type="float">
            <text:p>92465925</text:p>
          </table:table-cell>
          <table:table-cell office:value-type="float" office:value="360428690" calcext:value-type="float">
            <text:p>360428690</text:p>
          </table:table-cell>
          <table:table-cell table:number-columns-repeated="3"/>
        </table:table-row>
        <table:table-row table:style-name="ro1">
          <table:table-cell office:value-type="float" office:value="268384144" calcext:value-type="float">
            <text:p>268384144</text:p>
          </table:table-cell>
          <table:table-cell office:value-type="float" office:value="92505310" calcext:value-type="float">
            <text:p>92505310</text:p>
          </table:table-cell>
          <table:table-cell office:value-type="float" office:value="360889454" calcext:value-type="float">
            <text:p>360889454</text:p>
          </table:table-cell>
          <table:table-cell table:number-columns-repeated="3"/>
        </table:table-row>
        <table:table-row table:style-name="ro1">
          <table:table-cell office:value-type="float" office:value="267091831" calcext:value-type="float">
            <text:p>267091831</text:p>
          </table:table-cell>
          <table:table-cell office:value-type="float" office:value="92494761" calcext:value-type="float">
            <text:p>92494761</text:p>
          </table:table-cell>
          <table:table-cell office:value-type="float" office:value="359586592" calcext:value-type="float">
            <text:p>359586592</text:p>
          </table:table-cell>
          <table:table-cell table:number-columns-repeated="3"/>
        </table:table-row>
        <table:table-row table:style-name="ro1">
          <table:table-cell office:value-type="float" office:value="267381865" calcext:value-type="float">
            <text:p>267381865</text:p>
          </table:table-cell>
          <table:table-cell office:value-type="float" office:value="92650066" calcext:value-type="float">
            <text:p>92650066</text:p>
          </table:table-cell>
          <table:table-cell office:value-type="float" office:value="360031931" calcext:value-type="float">
            <text:p>360031931</text:p>
          </table:table-cell>
          <table:table-cell table:number-columns-repeated="3"/>
        </table:table-row>
        <table:table-row table:style-name="ro1">
          <table:table-cell office:value-type="float" office:value="268274412" calcext:value-type="float">
            <text:p>268274412</text:p>
          </table:table-cell>
          <table:table-cell office:value-type="float" office:value="92476614" calcext:value-type="float">
            <text:p>92476614</text:p>
          </table:table-cell>
          <table:table-cell office:value-type="float" office:value="360751026" calcext:value-type="float">
            <text:p>360751026</text:p>
          </table:table-cell>
          <table:table-cell table:number-columns-repeated="3"/>
        </table:table-row>
        <table:table-row table:style-name="ro1">
          <table:table-cell office:value-type="float" office:value="268448315" calcext:value-type="float">
            <text:p>268448315</text:p>
          </table:table-cell>
          <table:table-cell office:value-type="float" office:value="92517813" calcext:value-type="float">
            <text:p>92517813</text:p>
          </table:table-cell>
          <table:table-cell office:value-type="float" office:value="360966128" calcext:value-type="float">
            <text:p>360966128</text:p>
          </table:table-cell>
          <table:table-cell table:number-columns-repeated="3"/>
        </table:table-row>
        <table:table-row table:style-name="ro1">
          <table:table-cell office:value-type="float" office:value="267901141" calcext:value-type="float">
            <text:p>267901141</text:p>
          </table:table-cell>
          <table:table-cell office:value-type="float" office:value="92478885" calcext:value-type="float">
            <text:p>92478885</text:p>
          </table:table-cell>
          <table:table-cell office:value-type="float" office:value="360380026" calcext:value-type="float">
            <text:p>360380026</text:p>
          </table:table-cell>
          <table:table-cell table:number-columns-repeated="3"/>
        </table:table-row>
        <table:table-row table:style-name="ro1">
          <table:table-cell office:value-type="float" office:value="267959809" calcext:value-type="float">
            <text:p>267959809</text:p>
          </table:table-cell>
          <table:table-cell office:value-type="float" office:value="93887433" calcext:value-type="float">
            <text:p>93887433</text:p>
          </table:table-cell>
          <table:table-cell office:value-type="float" office:value="361847242" calcext:value-type="float">
            <text:p>361847242</text:p>
          </table:table-cell>
          <table:table-cell table:number-columns-repeated="3"/>
        </table:table-row>
        <table:table-row table:style-name="ro1">
          <table:table-cell office:value-type="float" office:value="269007572" calcext:value-type="float">
            <text:p>269007572</text:p>
          </table:table-cell>
          <table:table-cell office:value-type="float" office:value="92365091" calcext:value-type="float">
            <text:p>92365091</text:p>
          </table:table-cell>
          <table:table-cell office:value-type="float" office:value="361372663" calcext:value-type="float">
            <text:p>361372663</text:p>
          </table:table-cell>
          <table:table-cell table:number-columns-repeated="3"/>
        </table:table-row>
        <table:table-row table:style-name="ro1">
          <table:table-cell office:value-type="float" office:value="268406930" calcext:value-type="float">
            <text:p>268406930</text:p>
          </table:table-cell>
          <table:table-cell office:value-type="float" office:value="92685779" calcext:value-type="float">
            <text:p>92685779</text:p>
          </table:table-cell>
          <table:table-cell office:value-type="float" office:value="361092709" calcext:value-type="float">
            <text:p>361092709</text:p>
          </table:table-cell>
          <table:table-cell table:number-columns-repeated="3"/>
        </table:table-row>
        <table:table-row table:style-name="ro1">
          <table:table-cell office:value-type="float" office:value="268502520" calcext:value-type="float">
            <text:p>268502520</text:p>
          </table:table-cell>
          <table:table-cell office:value-type="float" office:value="92717669" calcext:value-type="float">
            <text:p>92717669</text:p>
          </table:table-cell>
          <table:table-cell office:value-type="float" office:value="361220189" calcext:value-type="float">
            <text:p>361220189</text:p>
          </table:table-cell>
          <table:table-cell table:number-columns-repeated="3"/>
        </table:table-row>
        <table:table-row table:style-name="ro1">
          <table:table-cell office:value-type="float" office:value="268596570" calcext:value-type="float">
            <text:p>268596570</text:p>
          </table:table-cell>
          <table:table-cell office:value-type="float" office:value="92222438" calcext:value-type="float">
            <text:p>92222438</text:p>
          </table:table-cell>
          <table:table-cell office:value-type="float" office:value="360819008" calcext:value-type="float">
            <text:p>360819008</text:p>
          </table:table-cell>
          <table:table-cell table:number-columns-repeated="3"/>
        </table:table-row>
      </table:table>
      <table:table table:name="CRC32LoopUnrolling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Hash operations</text:p>
          </table:table-cell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float" office:value="267515908" calcext:value-type="float">
            <text:p>267515908</text:p>
          </table:table-cell>
          <table:table-cell office:value-type="float" office:value="91250924" calcext:value-type="float">
            <text:p>91250924</text:p>
          </table:table-cell>
          <table:table-cell office:value-type="float" office:value="358766832" calcext:value-type="float">
            <text:p>358766832</text:p>
          </table:table-cell>
          <table:table-cell table:style-name="ce1" table:formula="of:=AVERAGE([.C:.C])" office:value-type="float" office:value="355079804.48" calcext:value-type="float">
            <text:p>3.551E+08</text:p>
          </table:table-cell>
          <table:table-cell table:style-name="ce1" table:formula="of:=STDEV([.C:.C])" office:value-type="float" office:value="3620057.60529613" calcext:value-type="float">
            <text:p>3.620E+06</text:p>
          </table:table-cell>
          <table:table-cell table:style-name="ce2" table:formula="of:=[.E2]/[.D2]*100" office:value-type="float" office:value="1.01950535052185" calcext:value-type="float">
            <text:p>1.02</text:p>
          </table:table-cell>
        </table:table-row>
        <table:table-row table:style-name="ro1">
          <table:table-cell office:value-type="float" office:value="271742394" calcext:value-type="float">
            <text:p>271742394</text:p>
          </table:table-cell>
          <table:table-cell office:value-type="float" office:value="90354933" calcext:value-type="float">
            <text:p>90354933</text:p>
          </table:table-cell>
          <table:table-cell office:value-type="float" office:value="362097327" calcext:value-type="float">
            <text:p>362097327</text:p>
          </table:table-cell>
          <table:table-cell table:number-columns-repeated="3"/>
        </table:table-row>
        <table:table-row table:style-name="ro1">
          <table:table-cell office:value-type="float" office:value="269421756" calcext:value-type="float">
            <text:p>269421756</text:p>
          </table:table-cell>
          <table:table-cell office:value-type="float" office:value="90933466" calcext:value-type="float">
            <text:p>90933466</text:p>
          </table:table-cell>
          <table:table-cell office:value-type="float" office:value="360355222" calcext:value-type="float">
            <text:p>360355222</text:p>
          </table:table-cell>
          <table:table-cell table:number-columns-repeated="3"/>
        </table:table-row>
        <table:table-row table:style-name="ro1">
          <table:table-cell office:value-type="float" office:value="269042807" calcext:value-type="float">
            <text:p>269042807</text:p>
          </table:table-cell>
          <table:table-cell office:value-type="float" office:value="90211240" calcext:value-type="float">
            <text:p>90211240</text:p>
          </table:table-cell>
          <table:table-cell office:value-type="float" office:value="359254047" calcext:value-type="float">
            <text:p>359254047</text:p>
          </table:table-cell>
          <table:table-cell table:number-columns-repeated="3"/>
        </table:table-row>
        <table:table-row table:style-name="ro1">
          <table:table-cell office:value-type="float" office:value="269818909" calcext:value-type="float">
            <text:p>269818909</text:p>
          </table:table-cell>
          <table:table-cell office:value-type="float" office:value="90573708" calcext:value-type="float">
            <text:p>90573708</text:p>
          </table:table-cell>
          <table:table-cell office:value-type="float" office:value="360392617" calcext:value-type="float">
            <text:p>360392617</text:p>
          </table:table-cell>
          <table:table-cell table:number-columns-repeated="3"/>
        </table:table-row>
        <table:table-row table:style-name="ro1">
          <table:table-cell office:value-type="float" office:value="269929438" calcext:value-type="float">
            <text:p>269929438</text:p>
          </table:table-cell>
          <table:table-cell office:value-type="float" office:value="90538907" calcext:value-type="float">
            <text:p>90538907</text:p>
          </table:table-cell>
          <table:table-cell office:value-type="float" office:value="360468345" calcext:value-type="float">
            <text:p>360468345</text:p>
          </table:table-cell>
          <table:table-cell table:number-columns-repeated="3"/>
        </table:table-row>
        <table:table-row table:style-name="ro1">
          <table:table-cell office:value-type="float" office:value="270103233" calcext:value-type="float">
            <text:p>270103233</text:p>
          </table:table-cell>
          <table:table-cell office:value-type="float" office:value="91069931" calcext:value-type="float">
            <text:p>91069931</text:p>
          </table:table-cell>
          <table:table-cell office:value-type="float" office:value="361173164" calcext:value-type="float">
            <text:p>361173164</text:p>
          </table:table-cell>
          <table:table-cell table:number-columns-repeated="3"/>
        </table:table-row>
        <table:table-row table:style-name="ro1">
          <table:table-cell office:value-type="float" office:value="269182000" calcext:value-type="float">
            <text:p>269182000</text:p>
          </table:table-cell>
          <table:table-cell office:value-type="float" office:value="90483616" calcext:value-type="float">
            <text:p>90483616</text:p>
          </table:table-cell>
          <table:table-cell office:value-type="float" office:value="359665616" calcext:value-type="float">
            <text:p>359665616</text:p>
          </table:table-cell>
          <table:table-cell table:number-columns-repeated="3"/>
        </table:table-row>
        <table:table-row table:style-name="ro1">
          <table:table-cell office:value-type="float" office:value="269470219" calcext:value-type="float">
            <text:p>269470219</text:p>
          </table:table-cell>
          <table:table-cell office:value-type="float" office:value="90657746" calcext:value-type="float">
            <text:p>90657746</text:p>
          </table:table-cell>
          <table:table-cell office:value-type="float" office:value="360127965" calcext:value-type="float">
            <text:p>360127965</text:p>
          </table:table-cell>
          <table:table-cell table:number-columns-repeated="3"/>
        </table:table-row>
        <table:table-row table:style-name="ro1">
          <table:table-cell office:value-type="float" office:value="269216118" calcext:value-type="float">
            <text:p>269216118</text:p>
          </table:table-cell>
          <table:table-cell office:value-type="float" office:value="90806245" calcext:value-type="float">
            <text:p>90806245</text:p>
          </table:table-cell>
          <table:table-cell office:value-type="float" office:value="360022363" calcext:value-type="float">
            <text:p>360022363</text:p>
          </table:table-cell>
          <table:table-cell table:number-columns-repeated="3"/>
        </table:table-row>
        <table:table-row table:style-name="ro1">
          <table:table-cell office:value-type="float" office:value="268830661" calcext:value-type="float">
            <text:p>268830661</text:p>
          </table:table-cell>
          <table:table-cell office:value-type="float" office:value="90218077" calcext:value-type="float">
            <text:p>90218077</text:p>
          </table:table-cell>
          <table:table-cell office:value-type="float" office:value="359048738" calcext:value-type="float">
            <text:p>359048738</text:p>
          </table:table-cell>
          <table:table-cell table:number-columns-repeated="3"/>
        </table:table-row>
        <table:table-row table:style-name="ro1">
          <table:table-cell office:value-type="float" office:value="268979292" calcext:value-type="float">
            <text:p>268979292</text:p>
          </table:table-cell>
          <table:table-cell office:value-type="float" office:value="90802451" calcext:value-type="float">
            <text:p>90802451</text:p>
          </table:table-cell>
          <table:table-cell office:value-type="float" office:value="359781743" calcext:value-type="float">
            <text:p>359781743</text:p>
          </table:table-cell>
          <table:table-cell table:number-columns-repeated="3"/>
        </table:table-row>
        <table:table-row table:style-name="ro1">
          <table:table-cell office:value-type="float" office:value="268690945" calcext:value-type="float">
            <text:p>268690945</text:p>
          </table:table-cell>
          <table:table-cell office:value-type="float" office:value="90156459" calcext:value-type="float">
            <text:p>90156459</text:p>
          </table:table-cell>
          <table:table-cell office:value-type="float" office:value="358847404" calcext:value-type="float">
            <text:p>358847404</text:p>
          </table:table-cell>
          <table:table-cell table:number-columns-repeated="3"/>
        </table:table-row>
        <table:table-row table:style-name="ro1">
          <table:table-cell office:value-type="float" office:value="269615930" calcext:value-type="float">
            <text:p>269615930</text:p>
          </table:table-cell>
          <table:table-cell office:value-type="float" office:value="90757192" calcext:value-type="float">
            <text:p>90757192</text:p>
          </table:table-cell>
          <table:table-cell office:value-type="float" office:value="360373122" calcext:value-type="float">
            <text:p>360373122</text:p>
          </table:table-cell>
          <table:table-cell table:number-columns-repeated="3"/>
        </table:table-row>
        <table:table-row table:style-name="ro1">
          <table:table-cell office:value-type="float" office:value="268884953" calcext:value-type="float">
            <text:p>268884953</text:p>
          </table:table-cell>
          <table:table-cell office:value-type="float" office:value="90566390" calcext:value-type="float">
            <text:p>90566390</text:p>
          </table:table-cell>
          <table:table-cell office:value-type="float" office:value="359451343" calcext:value-type="float">
            <text:p>359451343</text:p>
          </table:table-cell>
          <table:table-cell table:number-columns-repeated="3"/>
        </table:table-row>
        <table:table-row table:style-name="ro1">
          <table:table-cell office:value-type="float" office:value="269680934" calcext:value-type="float">
            <text:p>269680934</text:p>
          </table:table-cell>
          <table:table-cell office:value-type="float" office:value="90360178" calcext:value-type="float">
            <text:p>90360178</text:p>
          </table:table-cell>
          <table:table-cell office:value-type="float" office:value="360041112" calcext:value-type="float">
            <text:p>360041112</text:p>
          </table:table-cell>
          <table:table-cell table:number-columns-repeated="3"/>
        </table:table-row>
        <table:table-row table:style-name="ro1">
          <table:table-cell office:value-type="float" office:value="269247860" calcext:value-type="float">
            <text:p>269247860</text:p>
          </table:table-cell>
          <table:table-cell office:value-type="float" office:value="90944845" calcext:value-type="float">
            <text:p>90944845</text:p>
          </table:table-cell>
          <table:table-cell office:value-type="float" office:value="360192705" calcext:value-type="float">
            <text:p>360192705</text:p>
          </table:table-cell>
          <table:table-cell table:number-columns-repeated="3"/>
        </table:table-row>
        <table:table-row table:style-name="ro1">
          <table:table-cell office:value-type="float" office:value="269525862" calcext:value-type="float">
            <text:p>269525862</text:p>
          </table:table-cell>
          <table:table-cell office:value-type="float" office:value="90821536" calcext:value-type="float">
            <text:p>90821536</text:p>
          </table:table-cell>
          <table:table-cell office:value-type="float" office:value="360347398" calcext:value-type="float">
            <text:p>360347398</text:p>
          </table:table-cell>
          <table:table-cell table:number-columns-repeated="3"/>
        </table:table-row>
        <table:table-row table:style-name="ro1">
          <table:table-cell office:value-type="float" office:value="269605193" calcext:value-type="float">
            <text:p>269605193</text:p>
          </table:table-cell>
          <table:table-cell office:value-type="float" office:value="90295691" calcext:value-type="float">
            <text:p>90295691</text:p>
          </table:table-cell>
          <table:table-cell office:value-type="float" office:value="359900884" calcext:value-type="float">
            <text:p>359900884</text:p>
          </table:table-cell>
          <table:table-cell table:number-columns-repeated="3"/>
        </table:table-row>
        <table:table-row table:style-name="ro1">
          <table:table-cell office:value-type="float" office:value="269271326" calcext:value-type="float">
            <text:p>269271326</text:p>
          </table:table-cell>
          <table:table-cell office:value-type="float" office:value="90305984" calcext:value-type="float">
            <text:p>90305984</text:p>
          </table:table-cell>
          <table:table-cell office:value-type="float" office:value="359577310" calcext:value-type="float">
            <text:p>359577310</text:p>
          </table:table-cell>
          <table:table-cell table:number-columns-repeated="3"/>
        </table:table-row>
        <table:table-row table:style-name="ro1">
          <table:table-cell office:value-type="float" office:value="269458645" calcext:value-type="float">
            <text:p>269458645</text:p>
          </table:table-cell>
          <table:table-cell office:value-type="float" office:value="91224746" calcext:value-type="float">
            <text:p>91224746</text:p>
          </table:table-cell>
          <table:table-cell office:value-type="float" office:value="360683391" calcext:value-type="float">
            <text:p>360683391</text:p>
          </table:table-cell>
          <table:table-cell table:number-columns-repeated="3"/>
        </table:table-row>
        <table:table-row table:style-name="ro1">
          <table:table-cell office:value-type="float" office:value="269369415" calcext:value-type="float">
            <text:p>269369415</text:p>
          </table:table-cell>
          <table:table-cell office:value-type="float" office:value="90153136" calcext:value-type="float">
            <text:p>90153136</text:p>
          </table:table-cell>
          <table:table-cell office:value-type="float" office:value="359522551" calcext:value-type="float">
            <text:p>359522551</text:p>
          </table:table-cell>
          <table:table-cell table:number-columns-repeated="3"/>
        </table:table-row>
        <table:table-row table:style-name="ro1">
          <table:table-cell office:value-type="float" office:value="263339705" calcext:value-type="float">
            <text:p>263339705</text:p>
          </table:table-cell>
          <table:table-cell office:value-type="float" office:value="86367619" calcext:value-type="float">
            <text:p>86367619</text:p>
          </table:table-cell>
          <table:table-cell office:value-type="float" office:value="349707324" calcext:value-type="float">
            <text:p>349707324</text:p>
          </table:table-cell>
          <table:table-cell table:number-columns-repeated="3"/>
        </table:table-row>
        <table:table-row table:style-name="ro1">
          <table:table-cell office:value-type="float" office:value="264656485" calcext:value-type="float">
            <text:p>264656485</text:p>
          </table:table-cell>
          <table:table-cell office:value-type="float" office:value="87510126" calcext:value-type="float">
            <text:p>87510126</text:p>
          </table:table-cell>
          <table:table-cell office:value-type="float" office:value="352166611" calcext:value-type="float">
            <text:p>352166611</text:p>
          </table:table-cell>
          <table:table-cell table:number-columns-repeated="3"/>
        </table:table-row>
        <table:table-row table:style-name="ro1">
          <table:table-cell office:value-type="float" office:value="265149194" calcext:value-type="float">
            <text:p>265149194</text:p>
          </table:table-cell>
          <table:table-cell office:value-type="float" office:value="87896751" calcext:value-type="float">
            <text:p>87896751</text:p>
          </table:table-cell>
          <table:table-cell office:value-type="float" office:value="353045945" calcext:value-type="float">
            <text:p>353045945</text:p>
          </table:table-cell>
          <table:table-cell table:number-columns-repeated="3"/>
        </table:table-row>
        <table:table-row table:style-name="ro1">
          <table:table-cell office:value-type="float" office:value="265186345" calcext:value-type="float">
            <text:p>265186345</text:p>
          </table:table-cell>
          <table:table-cell office:value-type="float" office:value="87464498" calcext:value-type="float">
            <text:p>87464498</text:p>
          </table:table-cell>
          <table:table-cell office:value-type="float" office:value="352650843" calcext:value-type="float">
            <text:p>352650843</text:p>
          </table:table-cell>
          <table:table-cell table:number-columns-repeated="3"/>
        </table:table-row>
        <table:table-row table:style-name="ro1">
          <table:table-cell office:value-type="float" office:value="265199722" calcext:value-type="float">
            <text:p>265199722</text:p>
          </table:table-cell>
          <table:table-cell office:value-type="float" office:value="88384421" calcext:value-type="float">
            <text:p>88384421</text:p>
          </table:table-cell>
          <table:table-cell office:value-type="float" office:value="353584143" calcext:value-type="float">
            <text:p>353584143</text:p>
          </table:table-cell>
          <table:table-cell table:number-columns-repeated="3"/>
        </table:table-row>
        <table:table-row table:style-name="ro1">
          <table:table-cell office:value-type="float" office:value="265290560" calcext:value-type="float">
            <text:p>265290560</text:p>
          </table:table-cell>
          <table:table-cell office:value-type="float" office:value="87552086" calcext:value-type="float">
            <text:p>87552086</text:p>
          </table:table-cell>
          <table:table-cell office:value-type="float" office:value="352842646" calcext:value-type="float">
            <text:p>352842646</text:p>
          </table:table-cell>
          <table:table-cell table:number-columns-repeated="3"/>
        </table:table-row>
        <table:table-row table:style-name="ro1">
          <table:table-cell office:value-type="float" office:value="265378962" calcext:value-type="float">
            <text:p>265378962</text:p>
          </table:table-cell>
          <table:table-cell office:value-type="float" office:value="87947132" calcext:value-type="float">
            <text:p>87947132</text:p>
          </table:table-cell>
          <table:table-cell office:value-type="float" office:value="353326094" calcext:value-type="float">
            <text:p>353326094</text:p>
          </table:table-cell>
          <table:table-cell table:number-columns-repeated="3"/>
        </table:table-row>
        <table:table-row table:style-name="ro1">
          <table:table-cell office:value-type="float" office:value="264811964" calcext:value-type="float">
            <text:p>264811964</text:p>
          </table:table-cell>
          <table:table-cell office:value-type="float" office:value="87247064" calcext:value-type="float">
            <text:p>87247064</text:p>
          </table:table-cell>
          <table:table-cell office:value-type="float" office:value="352059028" calcext:value-type="float">
            <text:p>352059028</text:p>
          </table:table-cell>
          <table:table-cell table:number-columns-repeated="3"/>
        </table:table-row>
        <table:table-row table:style-name="ro1">
          <table:table-cell office:value-type="float" office:value="265595781" calcext:value-type="float">
            <text:p>265595781</text:p>
          </table:table-cell>
          <table:table-cell office:value-type="float" office:value="87844092" calcext:value-type="float">
            <text:p>87844092</text:p>
          </table:table-cell>
          <table:table-cell office:value-type="float" office:value="353439873" calcext:value-type="float">
            <text:p>353439873</text:p>
          </table:table-cell>
          <table:table-cell table:number-columns-repeated="3"/>
        </table:table-row>
        <table:table-row table:style-name="ro1">
          <table:table-cell office:value-type="float" office:value="265341445" calcext:value-type="float">
            <text:p>265341445</text:p>
          </table:table-cell>
          <table:table-cell office:value-type="float" office:value="87299307" calcext:value-type="float">
            <text:p>87299307</text:p>
          </table:table-cell>
          <table:table-cell office:value-type="float" office:value="352640752" calcext:value-type="float">
            <text:p>352640752</text:p>
          </table:table-cell>
          <table:table-cell table:number-columns-repeated="3"/>
        </table:table-row>
        <table:table-row table:style-name="ro1">
          <table:table-cell office:value-type="float" office:value="265224594" calcext:value-type="float">
            <text:p>265224594</text:p>
          </table:table-cell>
          <table:table-cell office:value-type="float" office:value="87754031" calcext:value-type="float">
            <text:p>87754031</text:p>
          </table:table-cell>
          <table:table-cell office:value-type="float" office:value="352978625" calcext:value-type="float">
            <text:p>352978625</text:p>
          </table:table-cell>
          <table:table-cell table:number-columns-repeated="3"/>
        </table:table-row>
        <table:table-row table:style-name="ro1">
          <table:table-cell office:value-type="float" office:value="265465329" calcext:value-type="float">
            <text:p>265465329</text:p>
          </table:table-cell>
          <table:table-cell office:value-type="float" office:value="88233835" calcext:value-type="float">
            <text:p>88233835</text:p>
          </table:table-cell>
          <table:table-cell office:value-type="float" office:value="353699164" calcext:value-type="float">
            <text:p>353699164</text:p>
          </table:table-cell>
          <table:table-cell table:number-columns-repeated="3"/>
        </table:table-row>
        <table:table-row table:style-name="ro1">
          <table:table-cell office:value-type="float" office:value="265393479" calcext:value-type="float">
            <text:p>265393479</text:p>
          </table:table-cell>
          <table:table-cell office:value-type="float" office:value="88087574" calcext:value-type="float">
            <text:p>88087574</text:p>
          </table:table-cell>
          <table:table-cell office:value-type="float" office:value="353481053" calcext:value-type="float">
            <text:p>353481053</text:p>
          </table:table-cell>
          <table:table-cell table:number-columns-repeated="3"/>
        </table:table-row>
        <table:table-row table:style-name="ro1">
          <table:table-cell office:value-type="float" office:value="265303885" calcext:value-type="float">
            <text:p>265303885</text:p>
          </table:table-cell>
          <table:table-cell office:value-type="float" office:value="89920577" calcext:value-type="float">
            <text:p>89920577</text:p>
          </table:table-cell>
          <table:table-cell office:value-type="float" office:value="355224462" calcext:value-type="float">
            <text:p>355224462</text:p>
          </table:table-cell>
          <table:table-cell table:number-columns-repeated="3"/>
        </table:table-row>
        <table:table-row table:style-name="ro1">
          <table:table-cell office:value-type="float" office:value="266930287" calcext:value-type="float">
            <text:p>266930287</text:p>
          </table:table-cell>
          <table:table-cell office:value-type="float" office:value="87858213" calcext:value-type="float">
            <text:p>87858213</text:p>
          </table:table-cell>
          <table:table-cell office:value-type="float" office:value="354788500" calcext:value-type="float">
            <text:p>354788500</text:p>
          </table:table-cell>
          <table:table-cell table:number-columns-repeated="3"/>
        </table:table-row>
        <table:table-row table:style-name="ro1">
          <table:table-cell office:value-type="float" office:value="265498860" calcext:value-type="float">
            <text:p>265498860</text:p>
          </table:table-cell>
          <table:table-cell office:value-type="float" office:value="87280830" calcext:value-type="float">
            <text:p>87280830</text:p>
          </table:table-cell>
          <table:table-cell office:value-type="float" office:value="352779690" calcext:value-type="float">
            <text:p>352779690</text:p>
          </table:table-cell>
          <table:table-cell table:number-columns-repeated="3"/>
        </table:table-row>
        <table:table-row table:style-name="ro1">
          <table:table-cell office:value-type="float" office:value="265338929" calcext:value-type="float">
            <text:p>265338929</text:p>
          </table:table-cell>
          <table:table-cell office:value-type="float" office:value="87528290" calcext:value-type="float">
            <text:p>87528290</text:p>
          </table:table-cell>
          <table:table-cell office:value-type="float" office:value="352867219" calcext:value-type="float">
            <text:p>352867219</text:p>
          </table:table-cell>
          <table:table-cell table:number-columns-repeated="3"/>
        </table:table-row>
        <table:table-row table:style-name="ro1">
          <table:table-cell office:value-type="float" office:value="266860462" calcext:value-type="float">
            <text:p>266860462</text:p>
          </table:table-cell>
          <table:table-cell office:value-type="float" office:value="87081309" calcext:value-type="float">
            <text:p>87081309</text:p>
          </table:table-cell>
          <table:table-cell office:value-type="float" office:value="353941771" calcext:value-type="float">
            <text:p>353941771</text:p>
          </table:table-cell>
          <table:table-cell table:number-columns-repeated="3"/>
        </table:table-row>
        <table:table-row table:style-name="ro1">
          <table:table-cell office:value-type="float" office:value="265481900" calcext:value-type="float">
            <text:p>265481900</text:p>
          </table:table-cell>
          <table:table-cell office:value-type="float" office:value="88293023" calcext:value-type="float">
            <text:p>88293023</text:p>
          </table:table-cell>
          <table:table-cell office:value-type="float" office:value="353774923" calcext:value-type="float">
            <text:p>353774923</text:p>
          </table:table-cell>
          <table:table-cell table:number-columns-repeated="3"/>
        </table:table-row>
        <table:table-row table:style-name="ro1">
          <table:table-cell office:value-type="float" office:value="264664090" calcext:value-type="float">
            <text:p>264664090</text:p>
          </table:table-cell>
          <table:table-cell office:value-type="float" office:value="87969607" calcext:value-type="float">
            <text:p>87969607</text:p>
          </table:table-cell>
          <table:table-cell office:value-type="float" office:value="352633697" calcext:value-type="float">
            <text:p>352633697</text:p>
          </table:table-cell>
          <table:table-cell table:number-columns-repeated="3"/>
        </table:table-row>
        <table:table-row table:style-name="ro1">
          <table:table-cell office:value-type="float" office:value="266231972" calcext:value-type="float">
            <text:p>266231972</text:p>
          </table:table-cell>
          <table:table-cell office:value-type="float" office:value="90732900" calcext:value-type="float">
            <text:p>90732900</text:p>
          </table:table-cell>
          <table:table-cell office:value-type="float" office:value="356964872" calcext:value-type="float">
            <text:p>356964872</text:p>
          </table:table-cell>
          <table:table-cell table:number-columns-repeated="3"/>
        </table:table-row>
        <table:table-row table:style-name="ro1">
          <table:table-cell office:value-type="float" office:value="266220247" calcext:value-type="float">
            <text:p>266220247</text:p>
          </table:table-cell>
          <table:table-cell office:value-type="float" office:value="87505199" calcext:value-type="float">
            <text:p>87505199</text:p>
          </table:table-cell>
          <table:table-cell office:value-type="float" office:value="353725446" calcext:value-type="float">
            <text:p>353725446</text:p>
          </table:table-cell>
          <table:table-cell table:number-columns-repeated="3"/>
        </table:table-row>
        <table:table-row table:style-name="ro1">
          <table:table-cell office:value-type="float" office:value="265337031" calcext:value-type="float">
            <text:p>265337031</text:p>
          </table:table-cell>
          <table:table-cell office:value-type="float" office:value="87567077" calcext:value-type="float">
            <text:p>87567077</text:p>
          </table:table-cell>
          <table:table-cell office:value-type="float" office:value="352904108" calcext:value-type="float">
            <text:p>352904108</text:p>
          </table:table-cell>
          <table:table-cell table:number-columns-repeated="3"/>
        </table:table-row>
        <table:table-row table:style-name="ro1">
          <table:table-cell office:value-type="float" office:value="265371565" calcext:value-type="float">
            <text:p>265371565</text:p>
          </table:table-cell>
          <table:table-cell office:value-type="float" office:value="87508498" calcext:value-type="float">
            <text:p>87508498</text:p>
          </table:table-cell>
          <table:table-cell office:value-type="float" office:value="352880063" calcext:value-type="float">
            <text:p>352880063</text:p>
          </table:table-cell>
          <table:table-cell table:number-columns-repeated="3"/>
        </table:table-row>
        <table:table-row table:style-name="ro1">
          <table:table-cell office:value-type="float" office:value="264249692" calcext:value-type="float">
            <text:p>264249692</text:p>
          </table:table-cell>
          <table:table-cell office:value-type="float" office:value="88283946" calcext:value-type="float">
            <text:p>88283946</text:p>
          </table:table-cell>
          <table:table-cell office:value-type="float" office:value="352533638" calcext:value-type="float">
            <text:p>352533638</text:p>
          </table:table-cell>
          <table:table-cell table:number-columns-repeated="3"/>
        </table:table-row>
        <table:table-row table:style-name="ro1">
          <table:table-cell office:value-type="float" office:value="265003783" calcext:value-type="float">
            <text:p>265003783</text:p>
          </table:table-cell>
          <table:table-cell office:value-type="float" office:value="87407696" calcext:value-type="float">
            <text:p>87407696</text:p>
          </table:table-cell>
          <table:table-cell office:value-type="float" office:value="352411479" calcext:value-type="float">
            <text:p>352411479</text:p>
          </table:table-cell>
          <table:table-cell table:number-columns-repeated="3"/>
        </table:table-row>
        <table:table-row table:style-name="ro1">
          <table:table-cell office:value-type="float" office:value="264481676" calcext:value-type="float">
            <text:p>264481676</text:p>
          </table:table-cell>
          <table:table-cell office:value-type="float" office:value="88099300" calcext:value-type="float">
            <text:p>88099300</text:p>
          </table:table-cell>
          <table:table-cell office:value-type="float" office:value="352580976" calcext:value-type="float">
            <text:p>352580976</text:p>
          </table:table-cell>
          <table:table-cell table:number-columns-repeated="3"/>
        </table:table-row>
        <table:table-row table:style-name="ro1">
          <table:table-cell office:value-type="float" office:value="265645339" calcext:value-type="float">
            <text:p>265645339</text:p>
          </table:table-cell>
          <table:table-cell office:value-type="float" office:value="87197213" calcext:value-type="float">
            <text:p>87197213</text:p>
          </table:table-cell>
          <table:table-cell office:value-type="float" office:value="352842552" calcext:value-type="float">
            <text:p>352842552</text:p>
          </table:table-cell>
          <table:table-cell table:number-columns-repeated="3"/>
        </table:table-row>
        <table:table-row table:style-name="ro1">
          <table:table-cell office:value-type="float" office:value="287102155" calcext:value-type="float">
            <text:p>287102155</text:p>
          </table:table-cell>
          <table:table-cell office:value-type="float" office:value="89197909" calcext:value-type="float">
            <text:p>89197909</text:p>
          </table:table-cell>
          <table:table-cell office:value-type="float" office:value="376300064" calcext:value-type="float">
            <text:p>376300064</text:p>
          </table:table-cell>
          <table:table-cell table:number-columns-repeated="3"/>
        </table:table-row>
        <table:table-row table:style-name="ro1">
          <table:table-cell office:value-type="float" office:value="266288294" calcext:value-type="float">
            <text:p>266288294</text:p>
          </table:table-cell>
          <table:table-cell office:value-type="float" office:value="87639776" calcext:value-type="float">
            <text:p>87639776</text:p>
          </table:table-cell>
          <table:table-cell office:value-type="float" office:value="353928070" calcext:value-type="float">
            <text:p>353928070</text:p>
          </table:table-cell>
          <table:table-cell table:number-columns-repeated="3"/>
        </table:table-row>
        <table:table-row table:style-name="ro1">
          <table:table-cell office:value-type="float" office:value="264860170" calcext:value-type="float">
            <text:p>264860170</text:p>
          </table:table-cell>
          <table:table-cell office:value-type="float" office:value="88487924" calcext:value-type="float">
            <text:p>88487924</text:p>
          </table:table-cell>
          <table:table-cell office:value-type="float" office:value="353348094" calcext:value-type="float">
            <text:p>353348094</text:p>
          </table:table-cell>
          <table:table-cell table:number-columns-repeated="3"/>
        </table:table-row>
        <table:table-row table:style-name="ro1">
          <table:table-cell office:value-type="float" office:value="265652029" calcext:value-type="float">
            <text:p>265652029</text:p>
          </table:table-cell>
          <table:table-cell office:value-type="float" office:value="89220555" calcext:value-type="float">
            <text:p>89220555</text:p>
          </table:table-cell>
          <table:table-cell office:value-type="float" office:value="354872584" calcext:value-type="float">
            <text:p>354872584</text:p>
          </table:table-cell>
          <table:table-cell table:number-columns-repeated="3"/>
        </table:table-row>
        <table:table-row table:style-name="ro1">
          <table:table-cell office:value-type="float" office:value="265973994" calcext:value-type="float">
            <text:p>265973994</text:p>
          </table:table-cell>
          <table:table-cell office:value-type="float" office:value="88049731" calcext:value-type="float">
            <text:p>88049731</text:p>
          </table:table-cell>
          <table:table-cell office:value-type="float" office:value="354023725" calcext:value-type="float">
            <text:p>354023725</text:p>
          </table:table-cell>
          <table:table-cell table:number-columns-repeated="3"/>
        </table:table-row>
        <table:table-row table:style-name="ro1">
          <table:table-cell office:value-type="float" office:value="265830869" calcext:value-type="float">
            <text:p>265830869</text:p>
          </table:table-cell>
          <table:table-cell office:value-type="float" office:value="87572041" calcext:value-type="float">
            <text:p>87572041</text:p>
          </table:table-cell>
          <table:table-cell office:value-type="float" office:value="353402910" calcext:value-type="float">
            <text:p>353402910</text:p>
          </table:table-cell>
          <table:table-cell table:number-columns-repeated="3"/>
        </table:table-row>
        <table:table-row table:style-name="ro1">
          <table:table-cell office:value-type="float" office:value="265614999" calcext:value-type="float">
            <text:p>265614999</text:p>
          </table:table-cell>
          <table:table-cell office:value-type="float" office:value="88076844" calcext:value-type="float">
            <text:p>88076844</text:p>
          </table:table-cell>
          <table:table-cell office:value-type="float" office:value="353691843" calcext:value-type="float">
            <text:p>353691843</text:p>
          </table:table-cell>
          <table:table-cell table:number-columns-repeated="3"/>
        </table:table-row>
        <table:table-row table:style-name="ro1">
          <table:table-cell office:value-type="float" office:value="265140612" calcext:value-type="float">
            <text:p>265140612</text:p>
          </table:table-cell>
          <table:table-cell office:value-type="float" office:value="87188261" calcext:value-type="float">
            <text:p>87188261</text:p>
          </table:table-cell>
          <table:table-cell office:value-type="float" office:value="352328873" calcext:value-type="float">
            <text:p>352328873</text:p>
          </table:table-cell>
          <table:table-cell table:number-columns-repeated="3"/>
        </table:table-row>
        <table:table-row table:style-name="ro1">
          <table:table-cell office:value-type="float" office:value="265533435" calcext:value-type="float">
            <text:p>265533435</text:p>
          </table:table-cell>
          <table:table-cell office:value-type="float" office:value="87979919" calcext:value-type="float">
            <text:p>87979919</text:p>
          </table:table-cell>
          <table:table-cell office:value-type="float" office:value="353513354" calcext:value-type="float">
            <text:p>353513354</text:p>
          </table:table-cell>
          <table:table-cell table:number-columns-repeated="3"/>
        </table:table-row>
        <table:table-row table:style-name="ro1">
          <table:table-cell office:value-type="float" office:value="265466423" calcext:value-type="float">
            <text:p>265466423</text:p>
          </table:table-cell>
          <table:table-cell office:value-type="float" office:value="88975670" calcext:value-type="float">
            <text:p>88975670</text:p>
          </table:table-cell>
          <table:table-cell office:value-type="float" office:value="354442093" calcext:value-type="float">
            <text:p>354442093</text:p>
          </table:table-cell>
          <table:table-cell table:number-columns-repeated="3"/>
        </table:table-row>
        <table:table-row table:style-name="ro1">
          <table:table-cell office:value-type="float" office:value="266538599" calcext:value-type="float">
            <text:p>266538599</text:p>
          </table:table-cell>
          <table:table-cell office:value-type="float" office:value="87825801" calcext:value-type="float">
            <text:p>87825801</text:p>
          </table:table-cell>
          <table:table-cell office:value-type="float" office:value="354364400" calcext:value-type="float">
            <text:p>354364400</text:p>
          </table:table-cell>
          <table:table-cell table:number-columns-repeated="3"/>
        </table:table-row>
        <table:table-row table:style-name="ro1">
          <table:table-cell office:value-type="float" office:value="266191445" calcext:value-type="float">
            <text:p>266191445</text:p>
          </table:table-cell>
          <table:table-cell office:value-type="float" office:value="87661114" calcext:value-type="float">
            <text:p>87661114</text:p>
          </table:table-cell>
          <table:table-cell office:value-type="float" office:value="353852559" calcext:value-type="float">
            <text:p>353852559</text:p>
          </table:table-cell>
          <table:table-cell table:number-columns-repeated="3"/>
        </table:table-row>
        <table:table-row table:style-name="ro1">
          <table:table-cell office:value-type="float" office:value="265654455" calcext:value-type="float">
            <text:p>265654455</text:p>
          </table:table-cell>
          <table:table-cell office:value-type="float" office:value="87877522" calcext:value-type="float">
            <text:p>87877522</text:p>
          </table:table-cell>
          <table:table-cell office:value-type="float" office:value="353531977" calcext:value-type="float">
            <text:p>353531977</text:p>
          </table:table-cell>
          <table:table-cell table:number-columns-repeated="3"/>
        </table:table-row>
        <table:table-row table:style-name="ro1">
          <table:table-cell office:value-type="float" office:value="265292951" calcext:value-type="float">
            <text:p>265292951</text:p>
          </table:table-cell>
          <table:table-cell office:value-type="float" office:value="87082050" calcext:value-type="float">
            <text:p>87082050</text:p>
          </table:table-cell>
          <table:table-cell office:value-type="float" office:value="352375001" calcext:value-type="float">
            <text:p>352375001</text:p>
          </table:table-cell>
          <table:table-cell table:number-columns-repeated="3"/>
        </table:table-row>
        <table:table-row table:style-name="ro1">
          <table:table-cell office:value-type="float" office:value="265940063" calcext:value-type="float">
            <text:p>265940063</text:p>
          </table:table-cell>
          <table:table-cell office:value-type="float" office:value="87923048" calcext:value-type="float">
            <text:p>87923048</text:p>
          </table:table-cell>
          <table:table-cell office:value-type="float" office:value="353863111" calcext:value-type="float">
            <text:p>353863111</text:p>
          </table:table-cell>
          <table:table-cell table:number-columns-repeated="3"/>
        </table:table-row>
        <table:table-row table:style-name="ro1">
          <table:table-cell office:value-type="float" office:value="265883182" calcext:value-type="float">
            <text:p>265883182</text:p>
          </table:table-cell>
          <table:table-cell office:value-type="float" office:value="87373192" calcext:value-type="float">
            <text:p>87373192</text:p>
          </table:table-cell>
          <table:table-cell office:value-type="float" office:value="353256374" calcext:value-type="float">
            <text:p>353256374</text:p>
          </table:table-cell>
          <table:table-cell table:number-columns-repeated="3"/>
        </table:table-row>
        <table:table-row table:style-name="ro1">
          <table:table-cell office:value-type="float" office:value="266049081" calcext:value-type="float">
            <text:p>266049081</text:p>
          </table:table-cell>
          <table:table-cell office:value-type="float" office:value="88601225" calcext:value-type="float">
            <text:p>88601225</text:p>
          </table:table-cell>
          <table:table-cell office:value-type="float" office:value="354650306" calcext:value-type="float">
            <text:p>354650306</text:p>
          </table:table-cell>
          <table:table-cell table:number-columns-repeated="3"/>
        </table:table-row>
        <table:table-row table:style-name="ro1">
          <table:table-cell office:value-type="float" office:value="266817763" calcext:value-type="float">
            <text:p>266817763</text:p>
          </table:table-cell>
          <table:table-cell office:value-type="float" office:value="87357432" calcext:value-type="float">
            <text:p>87357432</text:p>
          </table:table-cell>
          <table:table-cell office:value-type="float" office:value="354175195" calcext:value-type="float">
            <text:p>354175195</text:p>
          </table:table-cell>
          <table:table-cell table:number-columns-repeated="3"/>
        </table:table-row>
        <table:table-row table:style-name="ro1">
          <table:table-cell office:value-type="float" office:value="266677218" calcext:value-type="float">
            <text:p>266677218</text:p>
          </table:table-cell>
          <table:table-cell office:value-type="float" office:value="88259088" calcext:value-type="float">
            <text:p>88259088</text:p>
          </table:table-cell>
          <table:table-cell office:value-type="float" office:value="354936306" calcext:value-type="float">
            <text:p>354936306</text:p>
          </table:table-cell>
          <table:table-cell table:number-columns-repeated="3"/>
        </table:table-row>
        <table:table-row table:style-name="ro1">
          <table:table-cell office:value-type="float" office:value="266073249" calcext:value-type="float">
            <text:p>266073249</text:p>
          </table:table-cell>
          <table:table-cell office:value-type="float" office:value="87242727" calcext:value-type="float">
            <text:p>87242727</text:p>
          </table:table-cell>
          <table:table-cell office:value-type="float" office:value="353315976" calcext:value-type="float">
            <text:p>353315976</text:p>
          </table:table-cell>
          <table:table-cell table:number-columns-repeated="3"/>
        </table:table-row>
        <table:table-row table:style-name="ro1">
          <table:table-cell office:value-type="float" office:value="267397832" calcext:value-type="float">
            <text:p>267397832</text:p>
          </table:table-cell>
          <table:table-cell office:value-type="float" office:value="87989417" calcext:value-type="float">
            <text:p>87989417</text:p>
          </table:table-cell>
          <table:table-cell office:value-type="float" office:value="355387249" calcext:value-type="float">
            <text:p>355387249</text:p>
          </table:table-cell>
          <table:table-cell table:number-columns-repeated="3"/>
        </table:table-row>
        <table:table-row table:style-name="ro1">
          <table:table-cell office:value-type="float" office:value="264830917" calcext:value-type="float">
            <text:p>264830917</text:p>
          </table:table-cell>
          <table:table-cell office:value-type="float" office:value="88667602" calcext:value-type="float">
            <text:p>88667602</text:p>
          </table:table-cell>
          <table:table-cell office:value-type="float" office:value="353498519" calcext:value-type="float">
            <text:p>353498519</text:p>
          </table:table-cell>
          <table:table-cell table:number-columns-repeated="3"/>
        </table:table-row>
        <table:table-row table:style-name="ro1">
          <table:table-cell office:value-type="float" office:value="265676863" calcext:value-type="float">
            <text:p>265676863</text:p>
          </table:table-cell>
          <table:table-cell office:value-type="float" office:value="88047740" calcext:value-type="float">
            <text:p>88047740</text:p>
          </table:table-cell>
          <table:table-cell office:value-type="float" office:value="353724603" calcext:value-type="float">
            <text:p>353724603</text:p>
          </table:table-cell>
          <table:table-cell table:number-columns-repeated="3"/>
        </table:table-row>
        <table:table-row table:style-name="ro1">
          <table:table-cell office:value-type="float" office:value="265599574" calcext:value-type="float">
            <text:p>265599574</text:p>
          </table:table-cell>
          <table:table-cell office:value-type="float" office:value="87419298" calcext:value-type="float">
            <text:p>87419298</text:p>
          </table:table-cell>
          <table:table-cell office:value-type="float" office:value="353018872" calcext:value-type="float">
            <text:p>353018872</text:p>
          </table:table-cell>
          <table:table-cell table:number-columns-repeated="3"/>
        </table:table-row>
        <table:table-row table:style-name="ro1">
          <table:table-cell office:value-type="float" office:value="266050187" calcext:value-type="float">
            <text:p>266050187</text:p>
          </table:table-cell>
          <table:table-cell office:value-type="float" office:value="88237467" calcext:value-type="float">
            <text:p>88237467</text:p>
          </table:table-cell>
          <table:table-cell office:value-type="float" office:value="354287654" calcext:value-type="float">
            <text:p>354287654</text:p>
          </table:table-cell>
          <table:table-cell table:number-columns-repeated="3"/>
        </table:table-row>
        <table:table-row table:style-name="ro1">
          <table:table-cell office:value-type="float" office:value="265131913" calcext:value-type="float">
            <text:p>265131913</text:p>
          </table:table-cell>
          <table:table-cell office:value-type="float" office:value="87365740" calcext:value-type="float">
            <text:p>87365740</text:p>
          </table:table-cell>
          <table:table-cell office:value-type="float" office:value="352497653" calcext:value-type="float">
            <text:p>352497653</text:p>
          </table:table-cell>
          <table:table-cell table:number-columns-repeated="3"/>
        </table:table-row>
        <table:table-row table:style-name="ro1">
          <table:table-cell office:value-type="float" office:value="265825777" calcext:value-type="float">
            <text:p>265825777</text:p>
          </table:table-cell>
          <table:table-cell office:value-type="float" office:value="87962205" calcext:value-type="float">
            <text:p>87962205</text:p>
          </table:table-cell>
          <table:table-cell office:value-type="float" office:value="353787982" calcext:value-type="float">
            <text:p>353787982</text:p>
          </table:table-cell>
          <table:table-cell table:number-columns-repeated="3"/>
        </table:table-row>
        <table:table-row table:style-name="ro1">
          <table:table-cell office:value-type="float" office:value="266127225" calcext:value-type="float">
            <text:p>266127225</text:p>
          </table:table-cell>
          <table:table-cell office:value-type="float" office:value="87681609" calcext:value-type="float">
            <text:p>87681609</text:p>
          </table:table-cell>
          <table:table-cell office:value-type="float" office:value="353808834" calcext:value-type="float">
            <text:p>353808834</text:p>
          </table:table-cell>
          <table:table-cell table:number-columns-repeated="3"/>
        </table:table-row>
        <table:table-row table:style-name="ro1">
          <table:table-cell office:value-type="float" office:value="265283030" calcext:value-type="float">
            <text:p>265283030</text:p>
          </table:table-cell>
          <table:table-cell office:value-type="float" office:value="87707820" calcext:value-type="float">
            <text:p>87707820</text:p>
          </table:table-cell>
          <table:table-cell office:value-type="float" office:value="352990850" calcext:value-type="float">
            <text:p>352990850</text:p>
          </table:table-cell>
          <table:table-cell table:number-columns-repeated="3"/>
        </table:table-row>
        <table:table-row table:style-name="ro1">
          <table:table-cell office:value-type="float" office:value="265209369" calcext:value-type="float">
            <text:p>265209369</text:p>
          </table:table-cell>
          <table:table-cell office:value-type="float" office:value="87232936" calcext:value-type="float">
            <text:p>87232936</text:p>
          </table:table-cell>
          <table:table-cell office:value-type="float" office:value="352442305" calcext:value-type="float">
            <text:p>352442305</text:p>
          </table:table-cell>
          <table:table-cell table:number-columns-repeated="3"/>
        </table:table-row>
        <table:table-row table:style-name="ro1">
          <table:table-cell office:value-type="float" office:value="265741343" calcext:value-type="float">
            <text:p>265741343</text:p>
          </table:table-cell>
          <table:table-cell office:value-type="float" office:value="88233498" calcext:value-type="float">
            <text:p>88233498</text:p>
          </table:table-cell>
          <table:table-cell office:value-type="float" office:value="353974841" calcext:value-type="float">
            <text:p>353974841</text:p>
          </table:table-cell>
          <table:table-cell table:number-columns-repeated="3"/>
        </table:table-row>
        <table:table-row table:style-name="ro1">
          <table:table-cell office:value-type="float" office:value="265200463" calcext:value-type="float">
            <text:p>265200463</text:p>
          </table:table-cell>
          <table:table-cell office:value-type="float" office:value="87347381" calcext:value-type="float">
            <text:p>87347381</text:p>
          </table:table-cell>
          <table:table-cell office:value-type="float" office:value="352547844" calcext:value-type="float">
            <text:p>352547844</text:p>
          </table:table-cell>
          <table:table-cell table:number-columns-repeated="3"/>
        </table:table-row>
        <table:table-row table:style-name="ro1">
          <table:table-cell office:value-type="float" office:value="266062665" calcext:value-type="float">
            <text:p>266062665</text:p>
          </table:table-cell>
          <table:table-cell office:value-type="float" office:value="87782111" calcext:value-type="float">
            <text:p>87782111</text:p>
          </table:table-cell>
          <table:table-cell office:value-type="float" office:value="353844776" calcext:value-type="float">
            <text:p>353844776</text:p>
          </table:table-cell>
          <table:table-cell table:number-columns-repeated="3"/>
        </table:table-row>
        <table:table-row table:style-name="ro1">
          <table:table-cell office:value-type="float" office:value="265240009" calcext:value-type="float">
            <text:p>265240009</text:p>
          </table:table-cell>
          <table:table-cell office:value-type="float" office:value="87334852" calcext:value-type="float">
            <text:p>87334852</text:p>
          </table:table-cell>
          <table:table-cell office:value-type="float" office:value="352574861" calcext:value-type="float">
            <text:p>352574861</text:p>
          </table:table-cell>
          <table:table-cell table:number-columns-repeated="3"/>
        </table:table-row>
        <table:table-row table:style-name="ro1">
          <table:table-cell office:value-type="float" office:value="265322683" calcext:value-type="float">
            <text:p>265322683</text:p>
          </table:table-cell>
          <table:table-cell office:value-type="float" office:value="87676635" calcext:value-type="float">
            <text:p>87676635</text:p>
          </table:table-cell>
          <table:table-cell office:value-type="float" office:value="352999318" calcext:value-type="float">
            <text:p>352999318</text:p>
          </table:table-cell>
          <table:table-cell table:number-columns-repeated="3"/>
        </table:table-row>
        <table:table-row table:style-name="ro1">
          <table:table-cell office:value-type="float" office:value="264148584" calcext:value-type="float">
            <text:p>264148584</text:p>
          </table:table-cell>
          <table:table-cell office:value-type="float" office:value="87343224" calcext:value-type="float">
            <text:p>87343224</text:p>
          </table:table-cell>
          <table:table-cell office:value-type="float" office:value="351491808" calcext:value-type="float">
            <text:p>351491808</text:p>
          </table:table-cell>
          <table:table-cell table:number-columns-repeated="3"/>
        </table:table-row>
        <table:table-row table:style-name="ro1">
          <table:table-cell office:value-type="float" office:value="265791928" calcext:value-type="float">
            <text:p>265791928</text:p>
          </table:table-cell>
          <table:table-cell office:value-type="float" office:value="88057902" calcext:value-type="float">
            <text:p>88057902</text:p>
          </table:table-cell>
          <table:table-cell office:value-type="float" office:value="353849830" calcext:value-type="float">
            <text:p>353849830</text:p>
          </table:table-cell>
          <table:table-cell table:number-columns-repeated="3"/>
        </table:table-row>
        <table:table-row table:style-name="ro1">
          <table:table-cell office:value-type="float" office:value="266612275" calcext:value-type="float">
            <text:p>266612275</text:p>
          </table:table-cell>
          <table:table-cell office:value-type="float" office:value="87552744" calcext:value-type="float">
            <text:p>87552744</text:p>
          </table:table-cell>
          <table:table-cell office:value-type="float" office:value="354165019" calcext:value-type="float">
            <text:p>354165019</text:p>
          </table:table-cell>
          <table:table-cell table:number-columns-repeated="3"/>
        </table:table-row>
        <table:table-row table:style-name="ro1">
          <table:table-cell office:value-type="float" office:value="266172939" calcext:value-type="float">
            <text:p>266172939</text:p>
          </table:table-cell>
          <table:table-cell office:value-type="float" office:value="88140803" calcext:value-type="float">
            <text:p>88140803</text:p>
          </table:table-cell>
          <table:table-cell office:value-type="float" office:value="354313742" calcext:value-type="float">
            <text:p>354313742</text:p>
          </table:table-cell>
          <table:table-cell table:number-columns-repeated="3"/>
        </table:table-row>
        <table:table-row table:style-name="ro1">
          <table:table-cell office:value-type="float" office:value="265919320" calcext:value-type="float">
            <text:p>265919320</text:p>
          </table:table-cell>
          <table:table-cell office:value-type="float" office:value="87156125" calcext:value-type="float">
            <text:p>87156125</text:p>
          </table:table-cell>
          <table:table-cell office:value-type="float" office:value="353075445" calcext:value-type="float">
            <text:p>353075445</text:p>
          </table:table-cell>
          <table:table-cell table:number-columns-repeated="3"/>
        </table:table-row>
        <table:table-row table:style-name="ro1">
          <table:table-cell office:value-type="float" office:value="266486618" calcext:value-type="float">
            <text:p>266486618</text:p>
          </table:table-cell>
          <table:table-cell office:value-type="float" office:value="90014408" calcext:value-type="float">
            <text:p>90014408</text:p>
          </table:table-cell>
          <table:table-cell office:value-type="float" office:value="356501026" calcext:value-type="float">
            <text:p>356501026</text:p>
          </table:table-cell>
          <table:table-cell table:number-columns-repeated="3"/>
        </table:table-row>
        <table:table-row table:style-name="ro1">
          <table:table-cell office:value-type="float" office:value="265415661" calcext:value-type="float">
            <text:p>265415661</text:p>
          </table:table-cell>
          <table:table-cell office:value-type="float" office:value="87382143" calcext:value-type="float">
            <text:p>87382143</text:p>
          </table:table-cell>
          <table:table-cell office:value-type="float" office:value="352797804" calcext:value-type="float">
            <text:p>352797804</text:p>
          </table:table-cell>
          <table:table-cell table:number-columns-repeated="3"/>
        </table:table-row>
        <table:table-row table:style-name="ro1">
          <table:table-cell office:value-type="float" office:value="264870786" calcext:value-type="float">
            <text:p>264870786</text:p>
          </table:table-cell>
          <table:table-cell office:value-type="float" office:value="87431307" calcext:value-type="float">
            <text:p>87431307</text:p>
          </table:table-cell>
          <table:table-cell office:value-type="float" office:value="352302093" calcext:value-type="float">
            <text:p>352302093</text:p>
          </table:table-cell>
          <table:table-cell table:number-columns-repeated="3"/>
        </table:table-row>
        <table:table-row table:style-name="ro1">
          <table:table-cell office:value-type="float" office:value="266467194" calcext:value-type="float">
            <text:p>266467194</text:p>
          </table:table-cell>
          <table:table-cell office:value-type="float" office:value="87790322" calcext:value-type="float">
            <text:p>87790322</text:p>
          </table:table-cell>
          <table:table-cell office:value-type="float" office:value="354257516" calcext:value-type="float">
            <text:p>354257516</text:p>
          </table:table-cell>
          <table:table-cell table:number-columns-repeated="3"/>
        </table:table-row>
        <table:table-row table:style-name="ro1">
          <table:table-cell office:value-type="float" office:value="265114052" calcext:value-type="float">
            <text:p>265114052</text:p>
          </table:table-cell>
          <table:table-cell office:value-type="float" office:value="87805106" calcext:value-type="float">
            <text:p>87805106</text:p>
          </table:table-cell>
          <table:table-cell office:value-type="float" office:value="352919158" calcext:value-type="float">
            <text:p>352919158</text:p>
          </table:table-cell>
          <table:table-cell table:number-columns-repeated="3"/>
        </table:table-row>
        <table:table-row table:style-name="ro1">
          <table:table-cell office:value-type="float" office:value="265459753" calcext:value-type="float">
            <text:p>265459753</text:p>
          </table:table-cell>
          <table:table-cell office:value-type="float" office:value="87860808" calcext:value-type="float">
            <text:p>87860808</text:p>
          </table:table-cell>
          <table:table-cell office:value-type="float" office:value="353320561" calcext:value-type="float">
            <text:p>353320561</text:p>
          </table:table-cell>
          <table:table-cell table:number-columns-repeated="3"/>
        </table:table-row>
        <table:table-row table:style-name="ro1">
          <table:table-cell office:value-type="float" office:value="264848850" calcext:value-type="float">
            <text:p>264848850</text:p>
          </table:table-cell>
          <table:table-cell office:value-type="float" office:value="87403088" calcext:value-type="float">
            <text:p>87403088</text:p>
          </table:table-cell>
          <table:table-cell office:value-type="float" office:value="352251938" calcext:value-type="float">
            <text:p>352251938</text:p>
          </table:table-cell>
          <table:table-cell table:number-columns-repeated="3"/>
        </table:table-row>
        <table:table-row table:style-name="ro1">
          <table:table-cell office:value-type="float" office:value="265286645" calcext:value-type="float">
            <text:p>265286645</text:p>
          </table:table-cell>
          <table:table-cell office:value-type="float" office:value="87697345" calcext:value-type="float">
            <text:p>87697345</text:p>
          </table:table-cell>
          <table:table-cell office:value-type="float" office:value="352983990" calcext:value-type="float">
            <text:p>352983990</text:p>
          </table:table-cell>
          <table:table-cell table:number-columns-repeated="3"/>
        </table:table-row>
        <table:table-row table:style-name="ro1">
          <table:table-cell office:value-type="float" office:value="265743273" calcext:value-type="float">
            <text:p>265743273</text:p>
          </table:table-cell>
          <table:table-cell office:value-type="float" office:value="87506259" calcext:value-type="float">
            <text:p>87506259</text:p>
          </table:table-cell>
          <table:table-cell office:value-type="float" office:value="353249532" calcext:value-type="float">
            <text:p>353249532</text:p>
          </table:table-cell>
          <table:table-cell table:number-columns-repeated="3"/>
        </table:table-row>
        <table:table-row table:style-name="ro1">
          <table:table-cell office:value-type="float" office:value="264572232" calcext:value-type="float">
            <text:p>264572232</text:p>
          </table:table-cell>
          <table:table-cell office:value-type="float" office:value="87803082" calcext:value-type="float">
            <text:p>87803082</text:p>
          </table:table-cell>
          <table:table-cell office:value-type="float" office:value="352375314" calcext:value-type="float">
            <text:p>352375314</text:p>
          </table:table-cell>
          <table:table-cell table:number-columns-repeated="3"/>
        </table:table-row>
      </table:table>
      <table:table table:name="Mod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Hash operations</text:p>
          </table:table-cell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float" office:value="262098256" calcext:value-type="float">
            <text:p>262098256</text:p>
          </table:table-cell>
          <table:table-cell office:value-type="float" office:value="91919557" calcext:value-type="float">
            <text:p>91919557</text:p>
          </table:table-cell>
          <table:table-cell office:value-type="float" office:value="354017813" calcext:value-type="float">
            <text:p>354017813</text:p>
          </table:table-cell>
          <table:table-cell table:style-name="ce1" table:formula="of:=AVERAGE([.C:.C])" office:value-type="float" office:value="353637530.15" calcext:value-type="float">
            <text:p>3.536E+08</text:p>
          </table:table-cell>
          <table:table-cell table:style-name="ce1" table:formula="of:=STDEV([.C:.C])" office:value-type="float" office:value="2601563.13719191" calcext:value-type="float">
            <text:p>2.602E+06</text:p>
          </table:table-cell>
          <table:table-cell table:style-name="ce2" table:formula="of:=[.E2]/[.D2]*100" office:value-type="float" office:value="0.735658100566539" calcext:value-type="float">
            <text:p>0.74</text:p>
          </table:table-cell>
        </table:table-row>
        <table:table-row table:style-name="ro1">
          <table:table-cell office:value-type="float" office:value="264906940" calcext:value-type="float">
            <text:p>264906940</text:p>
          </table:table-cell>
          <table:table-cell office:value-type="float" office:value="91201117" calcext:value-type="float">
            <text:p>91201117</text:p>
          </table:table-cell>
          <table:table-cell office:value-type="float" office:value="356108057" calcext:value-type="float">
            <text:p>356108057</text:p>
          </table:table-cell>
          <table:table-cell table:number-columns-repeated="3"/>
        </table:table-row>
        <table:table-row table:style-name="ro1">
          <table:table-cell office:value-type="float" office:value="264472404" calcext:value-type="float">
            <text:p>264472404</text:p>
          </table:table-cell>
          <table:table-cell office:value-type="float" office:value="91009666" calcext:value-type="float">
            <text:p>91009666</text:p>
          </table:table-cell>
          <table:table-cell office:value-type="float" office:value="355482070" calcext:value-type="float">
            <text:p>355482070</text:p>
          </table:table-cell>
          <table:table-cell table:number-columns-repeated="3"/>
        </table:table-row>
        <table:table-row table:style-name="ro1">
          <table:table-cell office:value-type="float" office:value="264044730" calcext:value-type="float">
            <text:p>264044730</text:p>
          </table:table-cell>
          <table:table-cell office:value-type="float" office:value="92027321" calcext:value-type="float">
            <text:p>92027321</text:p>
          </table:table-cell>
          <table:table-cell office:value-type="float" office:value="356072051" calcext:value-type="float">
            <text:p>356072051</text:p>
          </table:table-cell>
          <table:table-cell table:number-columns-repeated="3"/>
        </table:table-row>
        <table:table-row table:style-name="ro1">
          <table:table-cell office:value-type="float" office:value="264247757" calcext:value-type="float">
            <text:p>264247757</text:p>
          </table:table-cell>
          <table:table-cell office:value-type="float" office:value="92528944" calcext:value-type="float">
            <text:p>92528944</text:p>
          </table:table-cell>
          <table:table-cell office:value-type="float" office:value="356776701" calcext:value-type="float">
            <text:p>356776701</text:p>
          </table:table-cell>
          <table:table-cell table:number-columns-repeated="3"/>
        </table:table-row>
        <table:table-row table:style-name="ro1">
          <table:table-cell office:value-type="float" office:value="264449298" calcext:value-type="float">
            <text:p>264449298</text:p>
          </table:table-cell>
          <table:table-cell office:value-type="float" office:value="92894376" calcext:value-type="float">
            <text:p>92894376</text:p>
          </table:table-cell>
          <table:table-cell office:value-type="float" office:value="357343674" calcext:value-type="float">
            <text:p>357343674</text:p>
          </table:table-cell>
          <table:table-cell table:number-columns-repeated="3"/>
        </table:table-row>
        <table:table-row table:style-name="ro1">
          <table:table-cell office:value-type="float" office:value="264843509" calcext:value-type="float">
            <text:p>264843509</text:p>
          </table:table-cell>
          <table:table-cell office:value-type="float" office:value="91213837" calcext:value-type="float">
            <text:p>91213837</text:p>
          </table:table-cell>
          <table:table-cell office:value-type="float" office:value="356057346" calcext:value-type="float">
            <text:p>356057346</text:p>
          </table:table-cell>
          <table:table-cell table:number-columns-repeated="3"/>
        </table:table-row>
        <table:table-row table:style-name="ro1">
          <table:table-cell office:value-type="float" office:value="264237933" calcext:value-type="float">
            <text:p>264237933</text:p>
          </table:table-cell>
          <table:table-cell office:value-type="float" office:value="91704660" calcext:value-type="float">
            <text:p>91704660</text:p>
          </table:table-cell>
          <table:table-cell office:value-type="float" office:value="355942593" calcext:value-type="float">
            <text:p>355942593</text:p>
          </table:table-cell>
          <table:table-cell table:number-columns-repeated="3"/>
        </table:table-row>
        <table:table-row table:style-name="ro1">
          <table:table-cell office:value-type="float" office:value="263736189" calcext:value-type="float">
            <text:p>263736189</text:p>
          </table:table-cell>
          <table:table-cell office:value-type="float" office:value="90375543" calcext:value-type="float">
            <text:p>90375543</text:p>
          </table:table-cell>
          <table:table-cell office:value-type="float" office:value="354111732" calcext:value-type="float">
            <text:p>354111732</text:p>
          </table:table-cell>
          <table:table-cell table:number-columns-repeated="3"/>
        </table:table-row>
        <table:table-row table:style-name="ro1">
          <table:table-cell office:value-type="float" office:value="266102680" calcext:value-type="float">
            <text:p>266102680</text:p>
          </table:table-cell>
          <table:table-cell office:value-type="float" office:value="91149922" calcext:value-type="float">
            <text:p>91149922</text:p>
          </table:table-cell>
          <table:table-cell office:value-type="float" office:value="357252602" calcext:value-type="float">
            <text:p>357252602</text:p>
          </table:table-cell>
          <table:table-cell table:number-columns-repeated="3"/>
        </table:table-row>
        <table:table-row table:style-name="ro1">
          <table:table-cell office:value-type="float" office:value="263516408" calcext:value-type="float">
            <text:p>263516408</text:p>
          </table:table-cell>
          <table:table-cell office:value-type="float" office:value="91192082" calcext:value-type="float">
            <text:p>91192082</text:p>
          </table:table-cell>
          <table:table-cell office:value-type="float" office:value="354708490" calcext:value-type="float">
            <text:p>354708490</text:p>
          </table:table-cell>
          <table:table-cell table:number-columns-repeated="3"/>
        </table:table-row>
        <table:table-row table:style-name="ro1">
          <table:table-cell office:value-type="float" office:value="263398453" calcext:value-type="float">
            <text:p>263398453</text:p>
          </table:table-cell>
          <table:table-cell office:value-type="float" office:value="90769524" calcext:value-type="float">
            <text:p>90769524</text:p>
          </table:table-cell>
          <table:table-cell office:value-type="float" office:value="354167977" calcext:value-type="float">
            <text:p>354167977</text:p>
          </table:table-cell>
          <table:table-cell table:number-columns-repeated="3"/>
        </table:table-row>
        <table:table-row table:style-name="ro1">
          <table:table-cell office:value-type="float" office:value="263790278" calcext:value-type="float">
            <text:p>263790278</text:p>
          </table:table-cell>
          <table:table-cell office:value-type="float" office:value="91008609" calcext:value-type="float">
            <text:p>91008609</text:p>
          </table:table-cell>
          <table:table-cell office:value-type="float" office:value="354798887" calcext:value-type="float">
            <text:p>354798887</text:p>
          </table:table-cell>
          <table:table-cell table:number-columns-repeated="3"/>
        </table:table-row>
        <table:table-row table:style-name="ro1">
          <table:table-cell office:value-type="float" office:value="266043137" calcext:value-type="float">
            <text:p>266043137</text:p>
          </table:table-cell>
          <table:table-cell office:value-type="float" office:value="90631109" calcext:value-type="float">
            <text:p>90631109</text:p>
          </table:table-cell>
          <table:table-cell office:value-type="float" office:value="356674246" calcext:value-type="float">
            <text:p>356674246</text:p>
          </table:table-cell>
          <table:table-cell table:number-columns-repeated="3"/>
        </table:table-row>
        <table:table-row table:style-name="ro1">
          <table:table-cell office:value-type="float" office:value="263205934" calcext:value-type="float">
            <text:p>263205934</text:p>
          </table:table-cell>
          <table:table-cell office:value-type="float" office:value="91497223" calcext:value-type="float">
            <text:p>91497223</text:p>
          </table:table-cell>
          <table:table-cell office:value-type="float" office:value="354703157" calcext:value-type="float">
            <text:p>354703157</text:p>
          </table:table-cell>
          <table:table-cell table:number-columns-repeated="3"/>
        </table:table-row>
        <table:table-row table:style-name="ro1">
          <table:table-cell office:value-type="float" office:value="263029515" calcext:value-type="float">
            <text:p>263029515</text:p>
          </table:table-cell>
          <table:table-cell office:value-type="float" office:value="90954933" calcext:value-type="float">
            <text:p>90954933</text:p>
          </table:table-cell>
          <table:table-cell office:value-type="float" office:value="353984448" calcext:value-type="float">
            <text:p>353984448</text:p>
          </table:table-cell>
          <table:table-cell table:number-columns-repeated="3"/>
        </table:table-row>
        <table:table-row table:style-name="ro1">
          <table:table-cell office:value-type="float" office:value="263412957" calcext:value-type="float">
            <text:p>263412957</text:p>
          </table:table-cell>
          <table:table-cell office:value-type="float" office:value="96451606" calcext:value-type="float">
            <text:p>96451606</text:p>
          </table:table-cell>
          <table:table-cell office:value-type="float" office:value="359864563" calcext:value-type="float">
            <text:p>359864563</text:p>
          </table:table-cell>
          <table:table-cell table:number-columns-repeated="3"/>
        </table:table-row>
        <table:table-row table:style-name="ro1">
          <table:table-cell office:value-type="float" office:value="263577201" calcext:value-type="float">
            <text:p>263577201</text:p>
          </table:table-cell>
          <table:table-cell office:value-type="float" office:value="89868459" calcext:value-type="float">
            <text:p>89868459</text:p>
          </table:table-cell>
          <table:table-cell office:value-type="float" office:value="353445660" calcext:value-type="float">
            <text:p>353445660</text:p>
          </table:table-cell>
          <table:table-cell table:number-columns-repeated="3"/>
        </table:table-row>
        <table:table-row table:style-name="ro1">
          <table:table-cell office:value-type="float" office:value="282025113" calcext:value-type="float">
            <text:p>282025113</text:p>
          </table:table-cell>
          <table:table-cell office:value-type="float" office:value="92629146" calcext:value-type="float">
            <text:p>92629146</text:p>
          </table:table-cell>
          <table:table-cell office:value-type="float" office:value="374654259" calcext:value-type="float">
            <text:p>374654259</text:p>
          </table:table-cell>
          <table:table-cell table:number-columns-repeated="3"/>
        </table:table-row>
        <table:table-row table:style-name="ro1">
          <table:table-cell office:value-type="float" office:value="262979319" calcext:value-type="float">
            <text:p>262979319</text:p>
          </table:table-cell>
          <table:table-cell office:value-type="float" office:value="89987759" calcext:value-type="float">
            <text:p>89987759</text:p>
          </table:table-cell>
          <table:table-cell office:value-type="float" office:value="352967078" calcext:value-type="float">
            <text:p>352967078</text:p>
          </table:table-cell>
          <table:table-cell table:number-columns-repeated="3"/>
        </table:table-row>
        <table:table-row table:style-name="ro1">
          <table:table-cell office:value-type="float" office:value="262949530" calcext:value-type="float">
            <text:p>262949530</text:p>
          </table:table-cell>
          <table:table-cell office:value-type="float" office:value="89771370" calcext:value-type="float">
            <text:p>89771370</text:p>
          </table:table-cell>
          <table:table-cell office:value-type="float" office:value="352720900" calcext:value-type="float">
            <text:p>352720900</text:p>
          </table:table-cell>
          <table:table-cell table:number-columns-repeated="3"/>
        </table:table-row>
        <table:table-row table:style-name="ro1">
          <table:table-cell office:value-type="float" office:value="262461122" calcext:value-type="float">
            <text:p>262461122</text:p>
          </table:table-cell>
          <table:table-cell office:value-type="float" office:value="90155999" calcext:value-type="float">
            <text:p>90155999</text:p>
          </table:table-cell>
          <table:table-cell office:value-type="float" office:value="352617121" calcext:value-type="float">
            <text:p>352617121</text:p>
          </table:table-cell>
          <table:table-cell table:number-columns-repeated="3"/>
        </table:table-row>
        <table:table-row table:style-name="ro1">
          <table:table-cell office:value-type="float" office:value="262581366" calcext:value-type="float">
            <text:p>262581366</text:p>
          </table:table-cell>
          <table:table-cell office:value-type="float" office:value="89797432" calcext:value-type="float">
            <text:p>89797432</text:p>
          </table:table-cell>
          <table:table-cell office:value-type="float" office:value="352378798" calcext:value-type="float">
            <text:p>352378798</text:p>
          </table:table-cell>
          <table:table-cell table:number-columns-repeated="3"/>
        </table:table-row>
        <table:table-row table:style-name="ro1">
          <table:table-cell office:value-type="float" office:value="262451740" calcext:value-type="float">
            <text:p>262451740</text:p>
          </table:table-cell>
          <table:table-cell office:value-type="float" office:value="89687892" calcext:value-type="float">
            <text:p>89687892</text:p>
          </table:table-cell>
          <table:table-cell office:value-type="float" office:value="352139632" calcext:value-type="float">
            <text:p>352139632</text:p>
          </table:table-cell>
          <table:table-cell table:number-columns-repeated="3"/>
        </table:table-row>
        <table:table-row table:style-name="ro1">
          <table:table-cell office:value-type="float" office:value="262705814" calcext:value-type="float">
            <text:p>262705814</text:p>
          </table:table-cell>
          <table:table-cell office:value-type="float" office:value="89821937" calcext:value-type="float">
            <text:p>89821937</text:p>
          </table:table-cell>
          <table:table-cell office:value-type="float" office:value="352527751" calcext:value-type="float">
            <text:p>352527751</text:p>
          </table:table-cell>
          <table:table-cell table:number-columns-repeated="3"/>
        </table:table-row>
        <table:table-row table:style-name="ro1">
          <table:table-cell office:value-type="float" office:value="262704037" calcext:value-type="float">
            <text:p>262704037</text:p>
          </table:table-cell>
          <table:table-cell office:value-type="float" office:value="89870288" calcext:value-type="float">
            <text:p>89870288</text:p>
          </table:table-cell>
          <table:table-cell office:value-type="float" office:value="352574325" calcext:value-type="float">
            <text:p>352574325</text:p>
          </table:table-cell>
          <table:table-cell table:number-columns-repeated="3"/>
        </table:table-row>
        <table:table-row table:style-name="ro1">
          <table:table-cell office:value-type="float" office:value="261767191" calcext:value-type="float">
            <text:p>261767191</text:p>
          </table:table-cell>
          <table:table-cell office:value-type="float" office:value="89645338" calcext:value-type="float">
            <text:p>89645338</text:p>
          </table:table-cell>
          <table:table-cell office:value-type="float" office:value="351412529" calcext:value-type="float">
            <text:p>351412529</text:p>
          </table:table-cell>
          <table:table-cell table:number-columns-repeated="3"/>
        </table:table-row>
        <table:table-row table:style-name="ro1">
          <table:table-cell office:value-type="float" office:value="262783104" calcext:value-type="float">
            <text:p>262783104</text:p>
          </table:table-cell>
          <table:table-cell office:value-type="float" office:value="89526142" calcext:value-type="float">
            <text:p>89526142</text:p>
          </table:table-cell>
          <table:table-cell office:value-type="float" office:value="352309246" calcext:value-type="float">
            <text:p>352309246</text:p>
          </table:table-cell>
          <table:table-cell table:number-columns-repeated="3"/>
        </table:table-row>
        <table:table-row table:style-name="ro1">
          <table:table-cell office:value-type="float" office:value="265080779" calcext:value-type="float">
            <text:p>265080779</text:p>
          </table:table-cell>
          <table:table-cell office:value-type="float" office:value="90073668" calcext:value-type="float">
            <text:p>90073668</text:p>
          </table:table-cell>
          <table:table-cell office:value-type="float" office:value="355154447" calcext:value-type="float">
            <text:p>355154447</text:p>
          </table:table-cell>
          <table:table-cell table:number-columns-repeated="3"/>
        </table:table-row>
        <table:table-row table:style-name="ro1">
          <table:table-cell office:value-type="float" office:value="265178773" calcext:value-type="float">
            <text:p>265178773</text:p>
          </table:table-cell>
          <table:table-cell office:value-type="float" office:value="89994996" calcext:value-type="float">
            <text:p>89994996</text:p>
          </table:table-cell>
          <table:table-cell office:value-type="float" office:value="355173769" calcext:value-type="float">
            <text:p>355173769</text:p>
          </table:table-cell>
          <table:table-cell table:number-columns-repeated="3"/>
        </table:table-row>
        <table:table-row table:style-name="ro1">
          <table:table-cell office:value-type="float" office:value="264609592" calcext:value-type="float">
            <text:p>264609592</text:p>
          </table:table-cell>
          <table:table-cell office:value-type="float" office:value="90001483" calcext:value-type="float">
            <text:p>90001483</text:p>
          </table:table-cell>
          <table:table-cell office:value-type="float" office:value="354611075" calcext:value-type="float">
            <text:p>354611075</text:p>
          </table:table-cell>
          <table:table-cell table:number-columns-repeated="3"/>
        </table:table-row>
        <table:table-row table:style-name="ro1">
          <table:table-cell office:value-type="float" office:value="264559838" calcext:value-type="float">
            <text:p>264559838</text:p>
          </table:table-cell>
          <table:table-cell office:value-type="float" office:value="90298381" calcext:value-type="float">
            <text:p>90298381</text:p>
          </table:table-cell>
          <table:table-cell office:value-type="float" office:value="354858219" calcext:value-type="float">
            <text:p>354858219</text:p>
          </table:table-cell>
          <table:table-cell table:number-columns-repeated="3"/>
        </table:table-row>
        <table:table-row table:style-name="ro1">
          <table:table-cell office:value-type="float" office:value="264058773" calcext:value-type="float">
            <text:p>264058773</text:p>
          </table:table-cell>
          <table:table-cell office:value-type="float" office:value="89771649" calcext:value-type="float">
            <text:p>89771649</text:p>
          </table:table-cell>
          <table:table-cell office:value-type="float" office:value="353830422" calcext:value-type="float">
            <text:p>353830422</text:p>
          </table:table-cell>
          <table:table-cell table:number-columns-repeated="3"/>
        </table:table-row>
        <table:table-row table:style-name="ro1">
          <table:table-cell office:value-type="float" office:value="262493369" calcext:value-type="float">
            <text:p>262493369</text:p>
          </table:table-cell>
          <table:table-cell office:value-type="float" office:value="89933093" calcext:value-type="float">
            <text:p>89933093</text:p>
          </table:table-cell>
          <table:table-cell office:value-type="float" office:value="352426462" calcext:value-type="float">
            <text:p>352426462</text:p>
          </table:table-cell>
          <table:table-cell table:number-columns-repeated="3"/>
        </table:table-row>
        <table:table-row table:style-name="ro1">
          <table:table-cell office:value-type="float" office:value="262686279" calcext:value-type="float">
            <text:p>262686279</text:p>
          </table:table-cell>
          <table:table-cell office:value-type="float" office:value="89981566" calcext:value-type="float">
            <text:p>89981566</text:p>
          </table:table-cell>
          <table:table-cell office:value-type="float" office:value="352667845" calcext:value-type="float">
            <text:p>352667845</text:p>
          </table:table-cell>
          <table:table-cell table:number-columns-repeated="3"/>
        </table:table-row>
        <table:table-row table:style-name="ro1">
          <table:table-cell office:value-type="float" office:value="263332586" calcext:value-type="float">
            <text:p>263332586</text:p>
          </table:table-cell>
          <table:table-cell office:value-type="float" office:value="89914647" calcext:value-type="float">
            <text:p>89914647</text:p>
          </table:table-cell>
          <table:table-cell office:value-type="float" office:value="353247233" calcext:value-type="float">
            <text:p>353247233</text:p>
          </table:table-cell>
          <table:table-cell table:number-columns-repeated="3"/>
        </table:table-row>
        <table:table-row table:style-name="ro1">
          <table:table-cell office:value-type="float" office:value="262568585" calcext:value-type="float">
            <text:p>262568585</text:p>
          </table:table-cell>
          <table:table-cell office:value-type="float" office:value="89539958" calcext:value-type="float">
            <text:p>89539958</text:p>
          </table:table-cell>
          <table:table-cell office:value-type="float" office:value="352108543" calcext:value-type="float">
            <text:p>352108543</text:p>
          </table:table-cell>
          <table:table-cell table:number-columns-repeated="3"/>
        </table:table-row>
        <table:table-row table:style-name="ro1">
          <table:table-cell office:value-type="float" office:value="263407451" calcext:value-type="float">
            <text:p>263407451</text:p>
          </table:table-cell>
          <table:table-cell office:value-type="float" office:value="89935654" calcext:value-type="float">
            <text:p>89935654</text:p>
          </table:table-cell>
          <table:table-cell office:value-type="float" office:value="353343105" calcext:value-type="float">
            <text:p>353343105</text:p>
          </table:table-cell>
          <table:table-cell table:number-columns-repeated="3"/>
        </table:table-row>
        <table:table-row table:style-name="ro1">
          <table:table-cell office:value-type="float" office:value="263242413" calcext:value-type="float">
            <text:p>263242413</text:p>
          </table:table-cell>
          <table:table-cell office:value-type="float" office:value="89967373" calcext:value-type="float">
            <text:p>89967373</text:p>
          </table:table-cell>
          <table:table-cell office:value-type="float" office:value="353209786" calcext:value-type="float">
            <text:p>353209786</text:p>
          </table:table-cell>
          <table:table-cell table:number-columns-repeated="3"/>
        </table:table-row>
        <table:table-row table:style-name="ro1">
          <table:table-cell office:value-type="float" office:value="263028361" calcext:value-type="float">
            <text:p>263028361</text:p>
          </table:table-cell>
          <table:table-cell office:value-type="float" office:value="89915734" calcext:value-type="float">
            <text:p>89915734</text:p>
          </table:table-cell>
          <table:table-cell office:value-type="float" office:value="352944095" calcext:value-type="float">
            <text:p>352944095</text:p>
          </table:table-cell>
          <table:table-cell table:number-columns-repeated="3"/>
        </table:table-row>
        <table:table-row table:style-name="ro1">
          <table:table-cell office:value-type="float" office:value="262377194" calcext:value-type="float">
            <text:p>262377194</text:p>
          </table:table-cell>
          <table:table-cell office:value-type="float" office:value="90010252" calcext:value-type="float">
            <text:p>90010252</text:p>
          </table:table-cell>
          <table:table-cell office:value-type="float" office:value="352387446" calcext:value-type="float">
            <text:p>352387446</text:p>
          </table:table-cell>
          <table:table-cell table:number-columns-repeated="3"/>
        </table:table-row>
        <table:table-row table:style-name="ro1">
          <table:table-cell office:value-type="float" office:value="263130308" calcext:value-type="float">
            <text:p>263130308</text:p>
          </table:table-cell>
          <table:table-cell office:value-type="float" office:value="90819042" calcext:value-type="float">
            <text:p>90819042</text:p>
          </table:table-cell>
          <table:table-cell office:value-type="float" office:value="353949350" calcext:value-type="float">
            <text:p>353949350</text:p>
          </table:table-cell>
          <table:table-cell table:number-columns-repeated="3"/>
        </table:table-row>
        <table:table-row table:style-name="ro1">
          <table:table-cell office:value-type="float" office:value="262842968" calcext:value-type="float">
            <text:p>262842968</text:p>
          </table:table-cell>
          <table:table-cell office:value-type="float" office:value="90036531" calcext:value-type="float">
            <text:p>90036531</text:p>
          </table:table-cell>
          <table:table-cell office:value-type="float" office:value="352879499" calcext:value-type="float">
            <text:p>352879499</text:p>
          </table:table-cell>
          <table:table-cell table:number-columns-repeated="3"/>
        </table:table-row>
        <table:table-row table:style-name="ro1">
          <table:table-cell office:value-type="float" office:value="263268859" calcext:value-type="float">
            <text:p>263268859</text:p>
          </table:table-cell>
          <table:table-cell office:value-type="float" office:value="89900659" calcext:value-type="float">
            <text:p>89900659</text:p>
          </table:table-cell>
          <table:table-cell office:value-type="float" office:value="353169518" calcext:value-type="float">
            <text:p>353169518</text:p>
          </table:table-cell>
          <table:table-cell table:number-columns-repeated="3"/>
        </table:table-row>
        <table:table-row table:style-name="ro1">
          <table:table-cell office:value-type="float" office:value="262745906" calcext:value-type="float">
            <text:p>262745906</text:p>
          </table:table-cell>
          <table:table-cell office:value-type="float" office:value="89769671" calcext:value-type="float">
            <text:p>89769671</text:p>
          </table:table-cell>
          <table:table-cell office:value-type="float" office:value="352515577" calcext:value-type="float">
            <text:p>352515577</text:p>
          </table:table-cell>
          <table:table-cell table:number-columns-repeated="3"/>
        </table:table-row>
        <table:table-row table:style-name="ro1">
          <table:table-cell office:value-type="float" office:value="263212049" calcext:value-type="float">
            <text:p>263212049</text:p>
          </table:table-cell>
          <table:table-cell office:value-type="float" office:value="90786270" calcext:value-type="float">
            <text:p>90786270</text:p>
          </table:table-cell>
          <table:table-cell office:value-type="float" office:value="353998319" calcext:value-type="float">
            <text:p>353998319</text:p>
          </table:table-cell>
          <table:table-cell table:number-columns-repeated="3"/>
        </table:table-row>
        <table:table-row table:style-name="ro1">
          <table:table-cell office:value-type="float" office:value="262681863" calcext:value-type="float">
            <text:p>262681863</text:p>
          </table:table-cell>
          <table:table-cell office:value-type="float" office:value="89943302" calcext:value-type="float">
            <text:p>89943302</text:p>
          </table:table-cell>
          <table:table-cell office:value-type="float" office:value="352625165" calcext:value-type="float">
            <text:p>352625165</text:p>
          </table:table-cell>
          <table:table-cell table:number-columns-repeated="3"/>
        </table:table-row>
        <table:table-row table:style-name="ro1">
          <table:table-cell office:value-type="float" office:value="262256711" calcext:value-type="float">
            <text:p>262256711</text:p>
          </table:table-cell>
          <table:table-cell office:value-type="float" office:value="90158156" calcext:value-type="float">
            <text:p>90158156</text:p>
          </table:table-cell>
          <table:table-cell office:value-type="float" office:value="352414867" calcext:value-type="float">
            <text:p>352414867</text:p>
          </table:table-cell>
          <table:table-cell table:number-columns-repeated="3"/>
        </table:table-row>
        <table:table-row table:style-name="ro1">
          <table:table-cell office:value-type="float" office:value="262482389" calcext:value-type="float">
            <text:p>262482389</text:p>
          </table:table-cell>
          <table:table-cell office:value-type="float" office:value="89910673" calcext:value-type="float">
            <text:p>89910673</text:p>
          </table:table-cell>
          <table:table-cell office:value-type="float" office:value="352393062" calcext:value-type="float">
            <text:p>352393062</text:p>
          </table:table-cell>
          <table:table-cell table:number-columns-repeated="3"/>
        </table:table-row>
        <table:table-row table:style-name="ro1">
          <table:table-cell office:value-type="float" office:value="263176306" calcext:value-type="float">
            <text:p>263176306</text:p>
          </table:table-cell>
          <table:table-cell office:value-type="float" office:value="90144848" calcext:value-type="float">
            <text:p>90144848</text:p>
          </table:table-cell>
          <table:table-cell office:value-type="float" office:value="353321154" calcext:value-type="float">
            <text:p>353321154</text:p>
          </table:table-cell>
          <table:table-cell table:number-columns-repeated="3"/>
        </table:table-row>
        <table:table-row table:style-name="ro1">
          <table:table-cell office:value-type="float" office:value="262440702" calcext:value-type="float">
            <text:p>262440702</text:p>
          </table:table-cell>
          <table:table-cell office:value-type="float" office:value="89858375" calcext:value-type="float">
            <text:p>89858375</text:p>
          </table:table-cell>
          <table:table-cell office:value-type="float" office:value="352299077" calcext:value-type="float">
            <text:p>352299077</text:p>
          </table:table-cell>
          <table:table-cell table:number-columns-repeated="3"/>
        </table:table-row>
        <table:table-row table:style-name="ro1">
          <table:table-cell office:value-type="float" office:value="263101144" calcext:value-type="float">
            <text:p>263101144</text:p>
          </table:table-cell>
          <table:table-cell office:value-type="float" office:value="89957744" calcext:value-type="float">
            <text:p>89957744</text:p>
          </table:table-cell>
          <table:table-cell office:value-type="float" office:value="353058888" calcext:value-type="float">
            <text:p>353058888</text:p>
          </table:table-cell>
          <table:table-cell table:number-columns-repeated="3"/>
        </table:table-row>
        <table:table-row table:style-name="ro1">
          <table:table-cell office:value-type="float" office:value="262308550" calcext:value-type="float">
            <text:p>262308550</text:p>
          </table:table-cell>
          <table:table-cell office:value-type="float" office:value="89841508" calcext:value-type="float">
            <text:p>89841508</text:p>
          </table:table-cell>
          <table:table-cell office:value-type="float" office:value="352150058" calcext:value-type="float">
            <text:p>352150058</text:p>
          </table:table-cell>
          <table:table-cell table:number-columns-repeated="3"/>
        </table:table-row>
        <table:table-row table:style-name="ro1">
          <table:table-cell office:value-type="float" office:value="262473834" calcext:value-type="float">
            <text:p>262473834</text:p>
          </table:table-cell>
          <table:table-cell office:value-type="float" office:value="90189058" calcext:value-type="float">
            <text:p>90189058</text:p>
          </table:table-cell>
          <table:table-cell office:value-type="float" office:value="352662892" calcext:value-type="float">
            <text:p>352662892</text:p>
          </table:table-cell>
          <table:table-cell table:number-columns-repeated="3"/>
        </table:table-row>
        <table:table-row table:style-name="ro1">
          <table:table-cell office:value-type="float" office:value="262470956" calcext:value-type="float">
            <text:p>262470956</text:p>
          </table:table-cell>
          <table:table-cell office:value-type="float" office:value="90018353" calcext:value-type="float">
            <text:p>90018353</text:p>
          </table:table-cell>
          <table:table-cell office:value-type="float" office:value="352489309" calcext:value-type="float">
            <text:p>352489309</text:p>
          </table:table-cell>
          <table:table-cell table:number-columns-repeated="3"/>
        </table:table-row>
        <table:table-row table:style-name="ro1">
          <table:table-cell office:value-type="float" office:value="262261085" calcext:value-type="float">
            <text:p>262261085</text:p>
          </table:table-cell>
          <table:table-cell office:value-type="float" office:value="89692933" calcext:value-type="float">
            <text:p>89692933</text:p>
          </table:table-cell>
          <table:table-cell office:value-type="float" office:value="351954018" calcext:value-type="float">
            <text:p>351954018</text:p>
          </table:table-cell>
          <table:table-cell table:number-columns-repeated="3"/>
        </table:table-row>
        <table:table-row table:style-name="ro1">
          <table:table-cell office:value-type="float" office:value="262488746" calcext:value-type="float">
            <text:p>262488746</text:p>
          </table:table-cell>
          <table:table-cell office:value-type="float" office:value="89887026" calcext:value-type="float">
            <text:p>89887026</text:p>
          </table:table-cell>
          <table:table-cell office:value-type="float" office:value="352375772" calcext:value-type="float">
            <text:p>352375772</text:p>
          </table:table-cell>
          <table:table-cell table:number-columns-repeated="3"/>
        </table:table-row>
        <table:table-row table:style-name="ro1">
          <table:table-cell office:value-type="float" office:value="262407942" calcext:value-type="float">
            <text:p>262407942</text:p>
          </table:table-cell>
          <table:table-cell office:value-type="float" office:value="89836313" calcext:value-type="float">
            <text:p>89836313</text:p>
          </table:table-cell>
          <table:table-cell office:value-type="float" office:value="352244255" calcext:value-type="float">
            <text:p>352244255</text:p>
          </table:table-cell>
          <table:table-cell table:number-columns-repeated="3"/>
        </table:table-row>
        <table:table-row table:style-name="ro1">
          <table:table-cell office:value-type="float" office:value="263833633" calcext:value-type="float">
            <text:p>263833633</text:p>
          </table:table-cell>
          <table:table-cell office:value-type="float" office:value="89576143" calcext:value-type="float">
            <text:p>89576143</text:p>
          </table:table-cell>
          <table:table-cell office:value-type="float" office:value="353409776" calcext:value-type="float">
            <text:p>353409776</text:p>
          </table:table-cell>
          <table:table-cell table:number-columns-repeated="3"/>
        </table:table-row>
        <table:table-row table:style-name="ro1">
          <table:table-cell office:value-type="float" office:value="263131706" calcext:value-type="float">
            <text:p>263131706</text:p>
          </table:table-cell>
          <table:table-cell office:value-type="float" office:value="89761801" calcext:value-type="float">
            <text:p>89761801</text:p>
          </table:table-cell>
          <table:table-cell office:value-type="float" office:value="352893507" calcext:value-type="float">
            <text:p>352893507</text:p>
          </table:table-cell>
          <table:table-cell table:number-columns-repeated="3"/>
        </table:table-row>
        <table:table-row table:style-name="ro1">
          <table:table-cell office:value-type="float" office:value="262648827" calcext:value-type="float">
            <text:p>262648827</text:p>
          </table:table-cell>
          <table:table-cell office:value-type="float" office:value="89611309" calcext:value-type="float">
            <text:p>89611309</text:p>
          </table:table-cell>
          <table:table-cell office:value-type="float" office:value="352260136" calcext:value-type="float">
            <text:p>352260136</text:p>
          </table:table-cell>
          <table:table-cell table:number-columns-repeated="3"/>
        </table:table-row>
        <table:table-row table:style-name="ro1">
          <table:table-cell office:value-type="float" office:value="262867151" calcext:value-type="float">
            <text:p>262867151</text:p>
          </table:table-cell>
          <table:table-cell office:value-type="float" office:value="89891109" calcext:value-type="float">
            <text:p>89891109</text:p>
          </table:table-cell>
          <table:table-cell office:value-type="float" office:value="352758260" calcext:value-type="float">
            <text:p>352758260</text:p>
          </table:table-cell>
          <table:table-cell table:number-columns-repeated="3"/>
        </table:table-row>
        <table:table-row table:style-name="ro1">
          <table:table-cell office:value-type="float" office:value="263180151" calcext:value-type="float">
            <text:p>263180151</text:p>
          </table:table-cell>
          <table:table-cell office:value-type="float" office:value="89790689" calcext:value-type="float">
            <text:p>89790689</text:p>
          </table:table-cell>
          <table:table-cell office:value-type="float" office:value="352970840" calcext:value-type="float">
            <text:p>352970840</text:p>
          </table:table-cell>
          <table:table-cell table:number-columns-repeated="3"/>
        </table:table-row>
        <table:table-row table:style-name="ro1">
          <table:table-cell office:value-type="float" office:value="263116292" calcext:value-type="float">
            <text:p>263116292</text:p>
          </table:table-cell>
          <table:table-cell office:value-type="float" office:value="90056106" calcext:value-type="float">
            <text:p>90056106</text:p>
          </table:table-cell>
          <table:table-cell office:value-type="float" office:value="353172398" calcext:value-type="float">
            <text:p>353172398</text:p>
          </table:table-cell>
          <table:table-cell table:number-columns-repeated="3"/>
        </table:table-row>
        <table:table-row table:style-name="ro1">
          <table:table-cell office:value-type="float" office:value="262169181" calcext:value-type="float">
            <text:p>262169181</text:p>
          </table:table-cell>
          <table:table-cell office:value-type="float" office:value="90208566" calcext:value-type="float">
            <text:p>90208566</text:p>
          </table:table-cell>
          <table:table-cell office:value-type="float" office:value="352377747" calcext:value-type="float">
            <text:p>352377747</text:p>
          </table:table-cell>
          <table:table-cell table:number-columns-repeated="3"/>
        </table:table-row>
        <table:table-row table:style-name="ro1">
          <table:table-cell office:value-type="float" office:value="263443927" calcext:value-type="float">
            <text:p>263443927</text:p>
          </table:table-cell>
          <table:table-cell office:value-type="float" office:value="89641450" calcext:value-type="float">
            <text:p>89641450</text:p>
          </table:table-cell>
          <table:table-cell office:value-type="float" office:value="353085377" calcext:value-type="float">
            <text:p>353085377</text:p>
          </table:table-cell>
          <table:table-cell table:number-columns-repeated="3"/>
        </table:table-row>
        <table:table-row table:style-name="ro1">
          <table:table-cell office:value-type="float" office:value="262063563" calcext:value-type="float">
            <text:p>262063563</text:p>
          </table:table-cell>
          <table:table-cell office:value-type="float" office:value="90192484" calcext:value-type="float">
            <text:p>90192484</text:p>
          </table:table-cell>
          <table:table-cell office:value-type="float" office:value="352256047" calcext:value-type="float">
            <text:p>352256047</text:p>
          </table:table-cell>
          <table:table-cell table:number-columns-repeated="3"/>
        </table:table-row>
        <table:table-row table:style-name="ro1">
          <table:table-cell office:value-type="float" office:value="262747646" calcext:value-type="float">
            <text:p>262747646</text:p>
          </table:table-cell>
          <table:table-cell office:value-type="float" office:value="89504827" calcext:value-type="float">
            <text:p>89504827</text:p>
          </table:table-cell>
          <table:table-cell office:value-type="float" office:value="352252473" calcext:value-type="float">
            <text:p>352252473</text:p>
          </table:table-cell>
          <table:table-cell table:number-columns-repeated="3"/>
        </table:table-row>
        <table:table-row table:style-name="ro1">
          <table:table-cell office:value-type="float" office:value="262253829" calcext:value-type="float">
            <text:p>262253829</text:p>
          </table:table-cell>
          <table:table-cell office:value-type="float" office:value="89857579" calcext:value-type="float">
            <text:p>89857579</text:p>
          </table:table-cell>
          <table:table-cell office:value-type="float" office:value="352111408" calcext:value-type="float">
            <text:p>352111408</text:p>
          </table:table-cell>
          <table:table-cell table:number-columns-repeated="3"/>
        </table:table-row>
        <table:table-row table:style-name="ro1">
          <table:table-cell office:value-type="float" office:value="263109576" calcext:value-type="float">
            <text:p>263109576</text:p>
          </table:table-cell>
          <table:table-cell office:value-type="float" office:value="89950172" calcext:value-type="float">
            <text:p>89950172</text:p>
          </table:table-cell>
          <table:table-cell office:value-type="float" office:value="353059748" calcext:value-type="float">
            <text:p>353059748</text:p>
          </table:table-cell>
          <table:table-cell table:number-columns-repeated="3"/>
        </table:table-row>
        <table:table-row table:style-name="ro1">
          <table:table-cell office:value-type="float" office:value="262803925" calcext:value-type="float">
            <text:p>262803925</text:p>
          </table:table-cell>
          <table:table-cell office:value-type="float" office:value="90228708" calcext:value-type="float">
            <text:p>90228708</text:p>
          </table:table-cell>
          <table:table-cell office:value-type="float" office:value="353032633" calcext:value-type="float">
            <text:p>353032633</text:p>
          </table:table-cell>
          <table:table-cell table:number-columns-repeated="3"/>
        </table:table-row>
        <table:table-row table:style-name="ro1">
          <table:table-cell office:value-type="float" office:value="262408309" calcext:value-type="float">
            <text:p>262408309</text:p>
          </table:table-cell>
          <table:table-cell office:value-type="float" office:value="89932076" calcext:value-type="float">
            <text:p>89932076</text:p>
          </table:table-cell>
          <table:table-cell office:value-type="float" office:value="352340385" calcext:value-type="float">
            <text:p>352340385</text:p>
          </table:table-cell>
          <table:table-cell table:number-columns-repeated="3"/>
        </table:table-row>
        <table:table-row table:style-name="ro1">
          <table:table-cell office:value-type="float" office:value="263035944" calcext:value-type="float">
            <text:p>263035944</text:p>
          </table:table-cell>
          <table:table-cell office:value-type="float" office:value="90442160" calcext:value-type="float">
            <text:p>90442160</text:p>
          </table:table-cell>
          <table:table-cell office:value-type="float" office:value="353478104" calcext:value-type="float">
            <text:p>353478104</text:p>
          </table:table-cell>
          <table:table-cell table:number-columns-repeated="3"/>
        </table:table-row>
        <table:table-row table:style-name="ro1">
          <table:table-cell office:value-type="float" office:value="262615449" calcext:value-type="float">
            <text:p>262615449</text:p>
          </table:table-cell>
          <table:table-cell office:value-type="float" office:value="90170096" calcext:value-type="float">
            <text:p>90170096</text:p>
          </table:table-cell>
          <table:table-cell office:value-type="float" office:value="352785545" calcext:value-type="float">
            <text:p>352785545</text:p>
          </table:table-cell>
          <table:table-cell table:number-columns-repeated="3"/>
        </table:table-row>
        <table:table-row table:style-name="ro1">
          <table:table-cell office:value-type="float" office:value="262367070" calcext:value-type="float">
            <text:p>262367070</text:p>
          </table:table-cell>
          <table:table-cell office:value-type="float" office:value="89796339" calcext:value-type="float">
            <text:p>89796339</text:p>
          </table:table-cell>
          <table:table-cell office:value-type="float" office:value="352163409" calcext:value-type="float">
            <text:p>352163409</text:p>
          </table:table-cell>
          <table:table-cell table:number-columns-repeated="3"/>
        </table:table-row>
        <table:table-row table:style-name="ro1">
          <table:table-cell office:value-type="float" office:value="262901366" calcext:value-type="float">
            <text:p>262901366</text:p>
          </table:table-cell>
          <table:table-cell office:value-type="float" office:value="89818623" calcext:value-type="float">
            <text:p>89818623</text:p>
          </table:table-cell>
          <table:table-cell office:value-type="float" office:value="352719989" calcext:value-type="float">
            <text:p>352719989</text:p>
          </table:table-cell>
          <table:table-cell table:number-columns-repeated="3"/>
        </table:table-row>
        <table:table-row table:style-name="ro1">
          <table:table-cell office:value-type="float" office:value="263048568" calcext:value-type="float">
            <text:p>263048568</text:p>
          </table:table-cell>
          <table:table-cell office:value-type="float" office:value="90069371" calcext:value-type="float">
            <text:p>90069371</text:p>
          </table:table-cell>
          <table:table-cell office:value-type="float" office:value="353117939" calcext:value-type="float">
            <text:p>353117939</text:p>
          </table:table-cell>
          <table:table-cell table:number-columns-repeated="3"/>
        </table:table-row>
        <table:table-row table:style-name="ro1">
          <table:table-cell office:value-type="float" office:value="263043419" calcext:value-type="float">
            <text:p>263043419</text:p>
          </table:table-cell>
          <table:table-cell office:value-type="float" office:value="89954538" calcext:value-type="float">
            <text:p>89954538</text:p>
          </table:table-cell>
          <table:table-cell office:value-type="float" office:value="352997957" calcext:value-type="float">
            <text:p>352997957</text:p>
          </table:table-cell>
          <table:table-cell table:number-columns-repeated="3"/>
        </table:table-row>
        <table:table-row table:style-name="ro1">
          <table:table-cell office:value-type="float" office:value="261826264" calcext:value-type="float">
            <text:p>261826264</text:p>
          </table:table-cell>
          <table:table-cell office:value-type="float" office:value="89752086" calcext:value-type="float">
            <text:p>89752086</text:p>
          </table:table-cell>
          <table:table-cell office:value-type="float" office:value="351578350" calcext:value-type="float">
            <text:p>351578350</text:p>
          </table:table-cell>
          <table:table-cell table:number-columns-repeated="3"/>
        </table:table-row>
        <table:table-row table:style-name="ro1">
          <table:table-cell office:value-type="float" office:value="262651973" calcext:value-type="float">
            <text:p>262651973</text:p>
          </table:table-cell>
          <table:table-cell office:value-type="float" office:value="90022202" calcext:value-type="float">
            <text:p>90022202</text:p>
          </table:table-cell>
          <table:table-cell office:value-type="float" office:value="352674175" calcext:value-type="float">
            <text:p>352674175</text:p>
          </table:table-cell>
          <table:table-cell table:number-columns-repeated="3"/>
        </table:table-row>
        <table:table-row table:style-name="ro1">
          <table:table-cell office:value-type="float" office:value="262253432" calcext:value-type="float">
            <text:p>262253432</text:p>
          </table:table-cell>
          <table:table-cell office:value-type="float" office:value="90145523" calcext:value-type="float">
            <text:p>90145523</text:p>
          </table:table-cell>
          <table:table-cell office:value-type="float" office:value="352398955" calcext:value-type="float">
            <text:p>352398955</text:p>
          </table:table-cell>
          <table:table-cell table:number-columns-repeated="3"/>
        </table:table-row>
        <table:table-row table:style-name="ro1">
          <table:table-cell office:value-type="float" office:value="262991543" calcext:value-type="float">
            <text:p>262991543</text:p>
          </table:table-cell>
          <table:table-cell office:value-type="float" office:value="90020338" calcext:value-type="float">
            <text:p>90020338</text:p>
          </table:table-cell>
          <table:table-cell office:value-type="float" office:value="353011881" calcext:value-type="float">
            <text:p>353011881</text:p>
          </table:table-cell>
          <table:table-cell table:number-columns-repeated="3"/>
        </table:table-row>
        <table:table-row table:style-name="ro1">
          <table:table-cell office:value-type="float" office:value="262784789" calcext:value-type="float">
            <text:p>262784789</text:p>
          </table:table-cell>
          <table:table-cell office:value-type="float" office:value="89985585" calcext:value-type="float">
            <text:p>89985585</text:p>
          </table:table-cell>
          <table:table-cell office:value-type="float" office:value="352770374" calcext:value-type="float">
            <text:p>352770374</text:p>
          </table:table-cell>
          <table:table-cell table:number-columns-repeated="3"/>
        </table:table-row>
        <table:table-row table:style-name="ro1">
          <table:table-cell office:value-type="float" office:value="263128213" calcext:value-type="float">
            <text:p>263128213</text:p>
          </table:table-cell>
          <table:table-cell office:value-type="float" office:value="90007204" calcext:value-type="float">
            <text:p>90007204</text:p>
          </table:table-cell>
          <table:table-cell office:value-type="float" office:value="353135417" calcext:value-type="float">
            <text:p>353135417</text:p>
          </table:table-cell>
          <table:table-cell table:number-columns-repeated="3"/>
        </table:table-row>
        <table:table-row table:style-name="ro1">
          <table:table-cell office:value-type="float" office:value="262822518" calcext:value-type="float">
            <text:p>262822518</text:p>
          </table:table-cell>
          <table:table-cell office:value-type="float" office:value="89959566" calcext:value-type="float">
            <text:p>89959566</text:p>
          </table:table-cell>
          <table:table-cell office:value-type="float" office:value="352782084" calcext:value-type="float">
            <text:p>352782084</text:p>
          </table:table-cell>
          <table:table-cell table:number-columns-repeated="3"/>
        </table:table-row>
        <table:table-row table:style-name="ro1">
          <table:table-cell office:value-type="float" office:value="262242225" calcext:value-type="float">
            <text:p>262242225</text:p>
          </table:table-cell>
          <table:table-cell office:value-type="float" office:value="96429822" calcext:value-type="float">
            <text:p>96429822</text:p>
          </table:table-cell>
          <table:table-cell office:value-type="float" office:value="358672047" calcext:value-type="float">
            <text:p>358672047</text:p>
          </table:table-cell>
          <table:table-cell table:number-columns-repeated="3"/>
        </table:table-row>
        <table:table-row table:style-name="ro1">
          <table:table-cell office:value-type="float" office:value="262996487" calcext:value-type="float">
            <text:p>262996487</text:p>
          </table:table-cell>
          <table:table-cell office:value-type="float" office:value="89930370" calcext:value-type="float">
            <text:p>89930370</text:p>
          </table:table-cell>
          <table:table-cell office:value-type="float" office:value="352926857" calcext:value-type="float">
            <text:p>352926857</text:p>
          </table:table-cell>
          <table:table-cell table:number-columns-repeated="3"/>
        </table:table-row>
        <table:table-row table:style-name="ro1">
          <table:table-cell office:value-type="float" office:value="262337538" calcext:value-type="float">
            <text:p>262337538</text:p>
          </table:table-cell>
          <table:table-cell office:value-type="float" office:value="90205572" calcext:value-type="float">
            <text:p>90205572</text:p>
          </table:table-cell>
          <table:table-cell office:value-type="float" office:value="352543110" calcext:value-type="float">
            <text:p>352543110</text:p>
          </table:table-cell>
          <table:table-cell table:number-columns-repeated="3"/>
        </table:table-row>
        <table:table-row table:style-name="ro1">
          <table:table-cell office:value-type="float" office:value="262897881" calcext:value-type="float">
            <text:p>262897881</text:p>
          </table:table-cell>
          <table:table-cell office:value-type="float" office:value="90198862" calcext:value-type="float">
            <text:p>90198862</text:p>
          </table:table-cell>
          <table:table-cell office:value-type="float" office:value="353096743" calcext:value-type="float">
            <text:p>353096743</text:p>
          </table:table-cell>
          <table:table-cell table:number-columns-repeated="3"/>
        </table:table-row>
        <table:table-row table:style-name="ro1">
          <table:table-cell office:value-type="float" office:value="263326607" calcext:value-type="float">
            <text:p>263326607</text:p>
          </table:table-cell>
          <table:table-cell office:value-type="float" office:value="89842373" calcext:value-type="float">
            <text:p>89842373</text:p>
          </table:table-cell>
          <table:table-cell office:value-type="float" office:value="353168980" calcext:value-type="float">
            <text:p>353168980</text:p>
          </table:table-cell>
          <table:table-cell table:number-columns-repeated="3"/>
        </table:table-row>
        <table:table-row table:style-name="ro1">
          <table:table-cell office:value-type="float" office:value="263522015" calcext:value-type="float">
            <text:p>263522015</text:p>
          </table:table-cell>
          <table:table-cell office:value-type="float" office:value="90124118" calcext:value-type="float">
            <text:p>90124118</text:p>
          </table:table-cell>
          <table:table-cell office:value-type="float" office:value="353646133" calcext:value-type="float">
            <text:p>353646133</text:p>
          </table:table-cell>
          <table:table-cell table:number-columns-repeated="3"/>
        </table:table-row>
        <table:table-row table:style-name="ro1">
          <table:table-cell office:value-type="float" office:value="262745883" calcext:value-type="float">
            <text:p>262745883</text:p>
          </table:table-cell>
          <table:table-cell office:value-type="float" office:value="89980654" calcext:value-type="float">
            <text:p>89980654</text:p>
          </table:table-cell>
          <table:table-cell office:value-type="float" office:value="352726537" calcext:value-type="float">
            <text:p>352726537</text:p>
          </table:table-cell>
          <table:table-cell table:number-columns-repeated="3"/>
        </table:table-row>
        <table:table-row table:style-name="ro1">
          <table:table-cell office:value-type="float" office:value="263159801" calcext:value-type="float">
            <text:p>263159801</text:p>
          </table:table-cell>
          <table:table-cell office:value-type="float" office:value="89970525" calcext:value-type="float">
            <text:p>89970525</text:p>
          </table:table-cell>
          <table:table-cell office:value-type="float" office:value="353130326" calcext:value-type="float">
            <text:p>353130326</text:p>
          </table:table-cell>
          <table:table-cell table:number-columns-repeated="3"/>
        </table:table-row>
        <table:table-row table:style-name="ro1">
          <table:table-cell office:value-type="float" office:value="262727172" calcext:value-type="float">
            <text:p>262727172</text:p>
          </table:table-cell>
          <table:table-cell office:value-type="float" office:value="89780757" calcext:value-type="float">
            <text:p>89780757</text:p>
          </table:table-cell>
          <table:table-cell office:value-type="float" office:value="352507929" calcext:value-type="float">
            <text:p>352507929</text:p>
          </table:table-cell>
          <table:table-cell table:number-columns-repeated="3"/>
        </table:table-row>
        <table:table-row table:style-name="ro1">
          <table:table-cell office:value-type="float" office:value="262971615" calcext:value-type="float">
            <text:p>262971615</text:p>
          </table:table-cell>
          <table:table-cell office:value-type="float" office:value="89983087" calcext:value-type="float">
            <text:p>89983087</text:p>
          </table:table-cell>
          <table:table-cell office:value-type="float" office:value="352954702" calcext:value-type="float">
            <text:p>352954702</text:p>
          </table:table-cell>
          <table:table-cell table:number-columns-repeated="3"/>
        </table:table-row>
        <table:table-row table:style-name="ro1">
          <table:table-cell office:value-type="float" office:value="263014861" calcext:value-type="float">
            <text:p>263014861</text:p>
          </table:table-cell>
          <table:table-cell office:value-type="float" office:value="89937973" calcext:value-type="float">
            <text:p>89937973</text:p>
          </table:table-cell>
          <table:table-cell office:value-type="float" office:value="352952834" calcext:value-type="float">
            <text:p>352952834</text:p>
          </table:table-cell>
          <table:table-cell table:number-columns-repeated="3"/>
        </table:table-row>
        <table:table-row table:style-name="ro1">
          <table:table-cell office:value-type="float" office:value="264128461" calcext:value-type="float">
            <text:p>264128461</text:p>
          </table:table-cell>
          <table:table-cell office:value-type="float" office:value="89852904" calcext:value-type="float">
            <text:p>89852904</text:p>
          </table:table-cell>
          <table:table-cell office:value-type="float" office:value="353981365" calcext:value-type="float">
            <text:p>353981365</text:p>
          </table:table-cell>
          <table:table-cell table:number-columns-repeated="3"/>
        </table:table-row>
        <table:table-row table:style-name="ro1">
          <table:table-cell office:value-type="float" office:value="262660769" calcext:value-type="float">
            <text:p>262660769</text:p>
          </table:table-cell>
          <table:table-cell office:value-type="float" office:value="89844074" calcext:value-type="float">
            <text:p>89844074</text:p>
          </table:table-cell>
          <table:table-cell office:value-type="float" office:value="352504843" calcext:value-type="float">
            <text:p>352504843</text:p>
          </table:table-cell>
          <table:table-cell table:number-columns-repeated="3"/>
        </table:table-row>
        <table:table-row table:style-name="ro1">
          <table:table-cell office:value-type="float" office:value="263236682" calcext:value-type="float">
            <text:p>263236682</text:p>
          </table:table-cell>
          <table:table-cell office:value-type="float" office:value="90104927" calcext:value-type="float">
            <text:p>90104927</text:p>
          </table:table-cell>
          <table:table-cell office:value-type="float" office:value="353341609" calcext:value-type="float">
            <text:p>353341609</text:p>
          </table:table-cell>
          <table:table-cell table:number-columns-repeated="3"/>
        </table:table-row>
        <table:table-row table:style-name="ro1">
          <table:table-cell office:value-type="float" office:value="262085536" calcext:value-type="float">
            <text:p>262085536</text:p>
          </table:table-cell>
          <table:table-cell office:value-type="float" office:value="89641617" calcext:value-type="float">
            <text:p>89641617</text:p>
          </table:table-cell>
          <table:table-cell office:value-type="float" office:value="351727153" calcext:value-type="float">
            <text:p>35172715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1" number:min-decimal-places="1" number:min-integer-digits="1"/>
    </number:number-style>
    <number:number-style style:name="N142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43">
      <number:number number:decimal-places="16" number:min-decimal-places="16" number:min-integer-digits="1"/>
    </number:number-style>
    <number:number-style style:name="N144">
      <number:number number:decimal-places="17" number:min-decimal-places="17" number:min-integer-digits="1"/>
    </number:number-style>
    <number:number-style style:name="N145">
      <number:number number:decimal-places="18" number:min-decimal-places="18" number:min-integer-digits="1"/>
    </number:number-style>
    <number:number-style style:name="N146">
      <number:number number:decimal-places="19" number:min-decimal-places="19" number:min-integer-digits="1"/>
    </number:number-style>
    <number:number-style style:name="N147">
      <number:number number:decimal-places="20" number:min-decimal-places="20" number:min-integer-digits="1"/>
    </number:number-style>
    <number:number-style style:name="N148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13:36:46.2162647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7:27:26.358771680</meta:creation-date>
    <meta:generator>LibreOffice/7.6.6.3$Linux_X86_64 LibreOffice_project/60$Build-3</meta:generator>
    <dc:date>2024-05-02T13:37:01.178564485</dc:date>
    <meta:editing-duration>PT2H33M46S</meta:editing-duration>
    <meta:editing-cycles>37</meta:editing-cycles>
    <meta:document-statistic meta:table-count="6" meta:cell-count="1530" meta:object-count="0"/>
  </office:meta>
</office:document-meta>
</file>